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6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tatistic per landmarks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mages</text:p>
          </table:table-cell>
          <table:table-cell table:style-name="ce1" office:value-type="string" calcext:value-type="string">
            <text:p>LM1</text:p>
          </table:table-cell>
          <table:table-cell table:style-name="ce1" office:value-type="string" calcext:value-type="string">
            <text:p>LM2</text:p>
          </table:table-cell>
          <table:table-cell table:style-name="ce1" office:value-type="string" calcext:value-type="string">
            <text:p>LM3</text:p>
          </table:table-cell>
          <table:table-cell table:style-name="ce1" office:value-type="string" calcext:value-type="string">
            <text:p>LM4</text:p>
          </table:table-cell>
          <table:table-cell table:style-name="ce1" office:value-type="string" calcext:value-type="string">
            <text:p>LM7</text:p>
          </table:table-cell>
          <table:table-cell table:style-name="ce1" office:value-type="string" calcext:value-type="string">
            <text:p>LM8</text:p>
          </table:table-cell>
          <table:table-cell table:style-name="ce1" office:value-type="string" calcext:value-type="string">
            <text:p>LM9</text:p>
          </table:table-cell>
          <table:table-cell table:style-name="ce1" office:value-type="string" calcext:value-type="string">
            <text:p>LM1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0049" calcext:value-type="float">
            <text:p>3.00049</text:p>
          </table:table-cell>
          <table:table-cell office:value-type="float" office:value="0.85308" calcext:value-type="float">
            <text:p>0.85308</text:p>
          </table:table-cell>
          <table:table-cell office:value-type="float" office:value="2.00992" calcext:value-type="float">
            <text:p>2.00992</text:p>
          </table:table-cell>
          <table:table-cell office:value-type="float" office:value="2.55158" calcext:value-type="float">
            <text:p>2.55158</text:p>
          </table:table-cell>
          <table:table-cell office:value-type="float" office:value="1.94586" calcext:value-type="float">
            <text:p>1.94586</text:p>
          </table:table-cell>
          <table:table-cell office:value-type="float" office:value="1.36138" calcext:value-type="float">
            <text:p>1.36138</text:p>
          </table:table-cell>
          <table:table-cell office:value-type="float" office:value="1.70478" calcext:value-type="float">
            <text:p>1.70478</text:p>
          </table:table-cell>
          <table:table-cell office:value-type="float" office:value="4.71979" calcext:value-type="float">
            <text:p>4.7197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567" calcext:value-type="float">
            <text:p>2.4567</text:p>
          </table:table-cell>
          <table:table-cell office:value-type="float" office:value="1.94396" calcext:value-type="float">
            <text:p>1.94396</text:p>
          </table:table-cell>
          <table:table-cell office:value-type="float" office:value="2.28643" calcext:value-type="float">
            <text:p>2.28643</text:p>
          </table:table-cell>
          <table:table-cell office:value-type="float" office:value="2.38377" calcext:value-type="float">
            <text:p>2.38377</text:p>
          </table:table-cell>
          <table:table-cell office:value-type="float" office:value="3.25" calcext:value-type="float">
            <text:p>3.25</text:p>
          </table:table-cell>
          <table:table-cell office:value-type="float" office:value="2.20228" calcext:value-type="float">
            <text:p>2.20228</text:p>
          </table:table-cell>
          <table:table-cell office:value-type="float" office:value="4.54515" calcext:value-type="float">
            <text:p>4.54515</text:p>
          </table:table-cell>
          <table:table-cell office:value-type="float" office:value="2.53753" calcext:value-type="float">
            <text:p>2.53753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6107" calcext:value-type="float">
            <text:p>2.86107</text:p>
          </table:table-cell>
          <table:table-cell office:value-type="float" office:value="1.09969" calcext:value-type="float">
            <text:p>1.09969</text:p>
          </table:table-cell>
          <table:table-cell office:value-type="float" office:value="2.22001" calcext:value-type="float">
            <text:p>2.22001</text:p>
          </table:table-cell>
          <table:table-cell office:value-type="float" office:value="0.90592" calcext:value-type="float">
            <text:p>0.90592</text:p>
          </table:table-cell>
          <table:table-cell office:value-type="float" office:value="3.98109" calcext:value-type="float">
            <text:p>3.98109</text:p>
          </table:table-cell>
          <table:table-cell office:value-type="float" office:value="3.11089" calcext:value-type="float">
            <text:p>3.11089</text:p>
          </table:table-cell>
          <table:table-cell office:value-type="float" office:value="3.57027" calcext:value-type="float">
            <text:p>3.57027</text:p>
          </table:table-cell>
          <table:table-cell office:value-type="float" office:value="3.38862" calcext:value-type="float">
            <text:p>3.38862</text:p>
          </table:table-cell>
          <table:table-cell/>
          <table:table-cell table:style-name="ce2"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SD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0138" calcext:value-type="float">
            <text:p>2.70138</text:p>
          </table:table-cell>
          <table:table-cell office:value-type="float" office:value="2.15852" calcext:value-type="float">
            <text:p>2.15852</text:p>
          </table:table-cell>
          <table:table-cell office:value-type="float" office:value="2.15164" calcext:value-type="float">
            <text:p>2.15164</text:p>
          </table:table-cell>
          <table:table-cell office:value-type="float" office:value="3.18089" calcext:value-type="float">
            <text:p>3.18089</text:p>
          </table:table-cell>
          <table:table-cell office:value-type="float" office:value="1.23303" calcext:value-type="float">
            <text:p>1.23303</text:p>
          </table:table-cell>
          <table:table-cell office:value-type="float" office:value="2.1816" calcext:value-type="float">
            <text:p>2.1816</text:p>
          </table:table-cell>
          <table:table-cell office:value-type="float" office:value="2.437" calcext:value-type="float">
            <text:p>2.437</text:p>
          </table:table-cell>
          <table:table-cell office:value-type="float" office:value="1.19822" calcext:value-type="float">
            <text:p>1.19822</text:p>
          </table:table-cell>
          <table:table-cell/>
          <table:table-cell table:style-name="ce3" office:value-type="string" calcext:value-type="string">
            <text:p>LM1</text:p>
          </table:table-cell>
          <table:table-cell table:style-name="ce4" office:value-type="float" office:value="2.91708068259385" calcext:value-type="float">
            <text:p>2.9170806826</text:p>
          </table:table-cell>
          <table:table-cell table:style-name="ce3" office:value-type="float" office:value="1.83732441903373" calcext:value-type="float">
            <text:p>1.837324419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2254" calcext:value-type="float">
            <text:p>0.92254</text:p>
          </table:table-cell>
          <table:table-cell office:value-type="float" office:value="1.47648" calcext:value-type="float">
            <text:p>1.47648</text:p>
          </table:table-cell>
          <table:table-cell office:value-type="float" office:value="1.6938" calcext:value-type="float">
            <text:p>1.6938</text:p>
          </table:table-cell>
          <table:table-cell office:value-type="float" office:value="0.30002" calcext:value-type="float">
            <text:p>0.30002</text:p>
          </table:table-cell>
          <table:table-cell office:value-type="float" office:value="0.07454" calcext:value-type="float">
            <text:p>0.07454</text:p>
          </table:table-cell>
          <table:table-cell office:value-type="float" office:value="1.41693" calcext:value-type="float">
            <text:p>1.41693</text:p>
          </table:table-cell>
          <table:table-cell office:value-type="float" office:value="2.90703" calcext:value-type="float">
            <text:p>2.90703</text:p>
          </table:table-cell>
          <table:table-cell office:value-type="float" office:value="1.39567" calcext:value-type="float">
            <text:p>1.39567</text:p>
          </table:table-cell>
          <table:table-cell/>
          <table:table-cell table:style-name="ce3" office:value-type="string" calcext:value-type="string">
            <text:p>LM2</text:p>
          </table:table-cell>
          <table:table-cell table:style-name="ce3" office:value-type="float" office:value="2.84333662116041" calcext:value-type="float">
            <text:p>2.8433366212</text:p>
          </table:table-cell>
          <table:table-cell table:style-name="ce4" office:value-type="float" office:value="1.89082393114798" calcext:value-type="float">
            <text:p>1.8908239311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0634" calcext:value-type="float">
            <text:p>1.60634</text:p>
          </table:table-cell>
          <table:table-cell office:value-type="float" office:value="2.32949" calcext:value-type="float">
            <text:p>2.32949</text:p>
          </table:table-cell>
          <table:table-cell office:value-type="float" office:value="2.31787" calcext:value-type="float">
            <text:p>2.31787</text:p>
          </table:table-cell>
          <table:table-cell office:value-type="float" office:value="1.82339" calcext:value-type="float">
            <text:p>1.82339</text:p>
          </table:table-cell>
          <table:table-cell office:value-type="float" office:value="2.52258" calcext:value-type="float">
            <text:p>2.52258</text:p>
          </table:table-cell>
          <table:table-cell office:value-type="float" office:value="2.01442" calcext:value-type="float">
            <text:p>2.01442</text:p>
          </table:table-cell>
          <table:table-cell office:value-type="float" office:value="2.59882" calcext:value-type="float">
            <text:p>2.59882</text:p>
          </table:table-cell>
          <table:table-cell office:value-type="float" office:value="2.91096" calcext:value-type="float">
            <text:p>2.91096</text:p>
          </table:table-cell>
          <table:table-cell/>
          <table:table-cell table:style-name="ce3" office:value-type="string" calcext:value-type="string">
            <text:p>LM3</text:p>
          </table:table-cell>
          <table:table-cell table:style-name="ce3" office:value-type="float" office:value="2.88502300341297" calcext:value-type="float">
            <text:p>2.8850230034</text:p>
          </table:table-cell>
          <table:table-cell table:style-name="ce3" office:value-type="float" office:value="1.81921045734071" calcext:value-type="float">
            <text:p>1.8192104573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6894" calcext:value-type="float">
            <text:p>1.46894</text:p>
          </table:table-cell>
          <table:table-cell office:value-type="float" office:value="1.77768" calcext:value-type="float">
            <text:p>1.77768</text:p>
          </table:table-cell>
          <table:table-cell office:value-type="float" office:value="1.83571" calcext:value-type="float">
            <text:p>1.83571</text:p>
          </table:table-cell>
          <table:table-cell office:value-type="float" office:value="2.11885" calcext:value-type="float">
            <text:p>2.11885</text:p>
          </table:table-cell>
          <table:table-cell office:value-type="float" office:value="0.95124" calcext:value-type="float">
            <text:p>0.95124</text:p>
          </table:table-cell>
          <table:table-cell office:value-type="float" office:value="1.54992" calcext:value-type="float">
            <text:p>1.54992</text:p>
          </table:table-cell>
          <table:table-cell office:value-type="float" office:value="0.77356" calcext:value-type="float">
            <text:p>0.77356</text:p>
          </table:table-cell>
          <table:table-cell office:value-type="float" office:value="0.39056" calcext:value-type="float">
            <text:p>0.39056</text:p>
          </table:table-cell>
          <table:table-cell/>
          <table:table-cell table:style-name="ce3" office:value-type="string" calcext:value-type="string">
            <text:p>LM4</text:p>
          </table:table-cell>
          <table:table-cell table:style-name="ce3" office:value-type="float" office:value="2.74930996587031" calcext:value-type="float">
            <text:p>2.7493099659</text:p>
          </table:table-cell>
          <table:table-cell table:style-name="ce3" office:value-type="float" office:value="1.86545058727227" calcext:value-type="float">
            <text:p>1.8654505873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7478" calcext:value-type="float">
            <text:p>2.37478</text:p>
          </table:table-cell>
          <table:table-cell office:value-type="float" office:value="2.01379" calcext:value-type="float">
            <text:p>2.01379</text:p>
          </table:table-cell>
          <table:table-cell office:value-type="float" office:value="3.54262" calcext:value-type="float">
            <text:p>3.54262</text:p>
          </table:table-cell>
          <table:table-cell office:value-type="float" office:value="3.34115" calcext:value-type="float">
            <text:p>3.34115</text:p>
          </table:table-cell>
          <table:table-cell office:value-type="float" office:value="5.56603" calcext:value-type="float">
            <text:p>5.56603</text:p>
          </table:table-cell>
          <table:table-cell office:value-type="float" office:value="3.94278" calcext:value-type="float">
            <text:p>3.94278</text:p>
          </table:table-cell>
          <table:table-cell office:value-type="float" office:value="7.25895" calcext:value-type="float">
            <text:p>7.25895</text:p>
          </table:table-cell>
          <table:table-cell office:value-type="float" office:value="4.54352" calcext:value-type="float">
            <text:p>4.54352</text:p>
          </table:table-cell>
          <table:table-cell/>
          <table:table-cell table:style-name="ce3" office:value-type="string" calcext:value-type="string">
            <text:p>LM7</text:p>
          </table:table-cell>
          <table:table-cell table:style-name="ce3" office:value-type="float" office:value="2.23003529010239" calcext:value-type="float">
            <text:p>2.2300352901</text:p>
          </table:table-cell>
          <table:table-cell table:style-name="ce3" office:value-type="float" office:value="1.6444929083027" calcext:value-type="float">
            <text:p>1.6444929083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14609" calcext:value-type="float">
            <text:p>4.14609</text:p>
          </table:table-cell>
          <table:table-cell office:value-type="float" office:value="1.20077" calcext:value-type="float">
            <text:p>1.20077</text:p>
          </table:table-cell>
          <table:table-cell office:value-type="float" office:value="2.35845" calcext:value-type="float">
            <text:p>2.35845</text:p>
          </table:table-cell>
          <table:table-cell office:value-type="float" office:value="1.53801" calcext:value-type="float">
            <text:p>1.53801</text:p>
          </table:table-cell>
          <table:table-cell office:value-type="float" office:value="2.89905" calcext:value-type="float">
            <text:p>2.89905</text:p>
          </table:table-cell>
          <table:table-cell office:value-type="float" office:value="1.6647" calcext:value-type="float">
            <text:p>1.6647</text:p>
          </table:table-cell>
          <table:table-cell office:value-type="float" office:value="1.04799" calcext:value-type="float">
            <text:p>1.04799</text:p>
          </table:table-cell>
          <table:table-cell office:value-type="float" office:value="1.54226" calcext:value-type="float">
            <text:p>1.54226</text:p>
          </table:table-cell>
          <table:table-cell/>
          <table:table-cell table:style-name="ce3" office:value-type="string" calcext:value-type="string">
            <text:p>LM8</text:p>
          </table:table-cell>
          <table:table-cell table:style-name="ce4" office:value-type="float" office:value="2.17521696245734" calcext:value-type="float">
            <text:p>2.1752169625</text:p>
          </table:table-cell>
          <table:table-cell table:style-name="ce4" office:value-type="float" office:value="1.48761179296429" calcext:value-type="float">
            <text:p>1.487611793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3065" calcext:value-type="float">
            <text:p>2.23065</text:p>
          </table:table-cell>
          <table:table-cell office:value-type="float" office:value="1.23155" calcext:value-type="float">
            <text:p>1.23155</text:p>
          </table:table-cell>
          <table:table-cell office:value-type="float" office:value="2.04022" calcext:value-type="float">
            <text:p>2.04022</text:p>
          </table:table-cell>
          <table:table-cell office:value-type="float" office:value="1.90065" calcext:value-type="float">
            <text:p>1.90065</text:p>
          </table:table-cell>
          <table:table-cell office:value-type="float" office:value="1.73792" calcext:value-type="float">
            <text:p>1.73792</text:p>
          </table:table-cell>
          <table:table-cell office:value-type="float" office:value="1.87425" calcext:value-type="float">
            <text:p>1.87425</text:p>
          </table:table-cell>
          <table:table-cell office:value-type="float" office:value="2.24689" calcext:value-type="float">
            <text:p>2.24689</text:p>
          </table:table-cell>
          <table:table-cell office:value-type="float" office:value="2.7526" calcext:value-type="float">
            <text:p>2.7526</text:p>
          </table:table-cell>
          <table:table-cell/>
          <table:table-cell table:style-name="ce3" office:value-type="string" calcext:value-type="string">
            <text:p>LM9</text:p>
          </table:table-cell>
          <table:table-cell table:style-name="ce3" office:value-type="float" office:value="2.57603781569966" calcext:value-type="float">
            <text:p>2.5760378157</text:p>
          </table:table-cell>
          <table:table-cell table:style-name="ce3" office:value-type="float" office:value="1.67945975514898" calcext:value-type="float">
            <text:p>1.6794597551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814" calcext:value-type="float">
            <text:p>4.4814</text:p>
          </table:table-cell>
          <table:table-cell office:value-type="float" office:value="1.10177" calcext:value-type="float">
            <text:p>1.10177</text:p>
          </table:table-cell>
          <table:table-cell office:value-type="float" office:value="5.36751" calcext:value-type="float">
            <text:p>5.36751</text:p>
          </table:table-cell>
          <table:table-cell office:value-type="float" office:value="0.71384" calcext:value-type="float">
            <text:p>0.71384</text:p>
          </table:table-cell>
          <table:table-cell office:value-type="float" office:value="5.47198" calcext:value-type="float">
            <text:p>5.47198</text:p>
          </table:table-cell>
          <table:table-cell office:value-type="float" office:value="4.40492" calcext:value-type="float">
            <text:p>4.40492</text:p>
          </table:table-cell>
          <table:table-cell office:value-type="float" office:value="4.75106" calcext:value-type="float">
            <text:p>4.75106</text:p>
          </table:table-cell>
          <table:table-cell office:value-type="float" office:value="5.34339" calcext:value-type="float">
            <text:p>5.34339</text:p>
          </table:table-cell>
          <table:table-cell/>
          <table:table-cell table:style-name="ce3" office:value-type="string" calcext:value-type="string">
            <text:p>LM10</text:p>
          </table:table-cell>
          <table:table-cell table:style-name="ce3" office:value-type="float" office:value="2.47559320819113" calcext:value-type="float">
            <text:p>2.4755932082</text:p>
          </table:table-cell>
          <table:table-cell table:style-name="ce3" office:value-type="float" office:value="1.56996237433449" calcext:value-type="float">
            <text:p>1.5699623743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7732" calcext:value-type="float">
            <text:p>3.47732</text:p>
          </table:table-cell>
          <table:table-cell office:value-type="float" office:value="1.42161" calcext:value-type="float">
            <text:p>1.42161</text:p>
          </table:table-cell>
          <table:table-cell office:value-type="float" office:value="5.51541" calcext:value-type="float">
            <text:p>5.51541</text:p>
          </table:table-cell>
          <table:table-cell office:value-type="float" office:value="1.79125" calcext:value-type="float">
            <text:p>1.79125</text:p>
          </table:table-cell>
          <table:table-cell office:value-type="float" office:value="3.0902" calcext:value-type="float">
            <text:p>3.0902</text:p>
          </table:table-cell>
          <table:table-cell office:value-type="float" office:value="2.80871" calcext:value-type="float">
            <text:p>2.80871</text:p>
          </table:table-cell>
          <table:table-cell office:value-type="float" office:value="1.12625" calcext:value-type="float">
            <text:p>1.12625</text:p>
          </table:table-cell>
          <table:table-cell office:value-type="float" office:value="1.30679" calcext:value-type="float">
            <text:p>1.30679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04715" calcext:value-type="float">
            <text:p>2.04715</text:p>
          </table:table-cell>
          <table:table-cell office:value-type="float" office:value="4.17591" calcext:value-type="float">
            <text:p>4.17591</text:p>
          </table:table-cell>
          <table:table-cell office:value-type="float" office:value="1.31051" calcext:value-type="float">
            <text:p>1.31051</text:p>
          </table:table-cell>
          <table:table-cell office:value-type="float" office:value="2.32725" calcext:value-type="float">
            <text:p>2.32725</text:p>
          </table:table-cell>
          <table:table-cell office:value-type="float" office:value="1.58255" calcext:value-type="float">
            <text:p>1.58255</text:p>
          </table:table-cell>
          <table:table-cell office:value-type="float" office:value="2.20495" calcext:value-type="float">
            <text:p>2.20495</text:p>
          </table:table-cell>
          <table:table-cell office:value-type="float" office:value="2.04153" calcext:value-type="float">
            <text:p>2.04153</text:p>
          </table:table-cell>
          <table:table-cell office:value-type="float" office:value="3.29646" calcext:value-type="float">
            <text:p>3.29646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31374" calcext:value-type="float">
            <text:p>4.31374</text:p>
          </table:table-cell>
          <table:table-cell office:value-type="float" office:value="1.49147" calcext:value-type="float">
            <text:p>1.49147</text:p>
          </table:table-cell>
          <table:table-cell office:value-type="float" office:value="4.19627" calcext:value-type="float">
            <text:p>4.19627</text:p>
          </table:table-cell>
          <table:table-cell office:value-type="float" office:value="1.41841" calcext:value-type="float">
            <text:p>1.41841</text:p>
          </table:table-cell>
          <table:table-cell office:value-type="float" office:value="0.90588" calcext:value-type="float">
            <text:p>0.90588</text:p>
          </table:table-cell>
          <table:table-cell office:value-type="float" office:value="0.04414" calcext:value-type="float">
            <text:p>0.04414</text:p>
          </table:table-cell>
          <table:table-cell office:value-type="float" office:value="1.28585" calcext:value-type="float">
            <text:p>1.28585</text:p>
          </table:table-cell>
          <table:table-cell office:value-type="float" office:value="0.14578" calcext:value-type="float">
            <text:p>0.14578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0532" calcext:value-type="float">
            <text:p>1.70532</text:p>
          </table:table-cell>
          <table:table-cell office:value-type="float" office:value="5.71273" calcext:value-type="float">
            <text:p>5.71273</text:p>
          </table:table-cell>
          <table:table-cell office:value-type="float" office:value="2.39475" calcext:value-type="float">
            <text:p>2.39475</text:p>
          </table:table-cell>
          <table:table-cell office:value-type="float" office:value="0.74188" calcext:value-type="float">
            <text:p>0.74188</text:p>
          </table:table-cell>
          <table:table-cell office:value-type="float" office:value="0.3541" calcext:value-type="float">
            <text:p>0.3541</text:p>
          </table:table-cell>
          <table:table-cell office:value-type="float" office:value="1.44584" calcext:value-type="float">
            <text:p>1.44584</text:p>
          </table:table-cell>
          <table:table-cell office:value-type="float" office:value="0.28128" calcext:value-type="float">
            <text:p>0.28128</text:p>
          </table:table-cell>
          <table:table-cell office:value-type="float" office:value="1.96078" calcext:value-type="float">
            <text:p>1.96078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95975" calcext:value-type="float">
            <text:p>2.95975</text:p>
          </table:table-cell>
          <table:table-cell office:value-type="float" office:value="0.46749" calcext:value-type="float">
            <text:p>0.46749</text:p>
          </table:table-cell>
          <table:table-cell office:value-type="float" office:value="3.5483" calcext:value-type="float">
            <text:p>3.5483</text:p>
          </table:table-cell>
          <table:table-cell office:value-type="float" office:value="1.2095" calcext:value-type="float">
            <text:p>1.2095</text:p>
          </table:table-cell>
          <table:table-cell office:value-type="float" office:value="4.05618" calcext:value-type="float">
            <text:p>4.05618</text:p>
          </table:table-cell>
          <table:table-cell office:value-type="float" office:value="0.14767" calcext:value-type="float">
            <text:p>0.14767</text:p>
          </table:table-cell>
          <table:table-cell office:value-type="float" office:value="4.13921" calcext:value-type="float">
            <text:p>4.13921</text:p>
          </table:table-cell>
          <table:table-cell office:value-type="float" office:value="0.86472" calcext:value-type="float">
            <text:p>0.8647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0563" calcext:value-type="float">
            <text:p>1.60563</text:p>
          </table:table-cell>
          <table:table-cell office:value-type="float" office:value="0.81369" calcext:value-type="float">
            <text:p>0.81369</text:p>
          </table:table-cell>
          <table:table-cell office:value-type="float" office:value="2.27729" calcext:value-type="float">
            <text:p>2.27729</text:p>
          </table:table-cell>
          <table:table-cell office:value-type="float" office:value="1.61202" calcext:value-type="float">
            <text:p>1.61202</text:p>
          </table:table-cell>
          <table:table-cell office:value-type="float" office:value="3.77399" calcext:value-type="float">
            <text:p>3.77399</text:p>
          </table:table-cell>
          <table:table-cell office:value-type="float" office:value="3.79521" calcext:value-type="float">
            <text:p>3.79521</text:p>
          </table:table-cell>
          <table:table-cell office:value-type="float" office:value="2.10017" calcext:value-type="float">
            <text:p>2.10017</text:p>
          </table:table-cell>
          <table:table-cell office:value-type="float" office:value="4.28301" calcext:value-type="float">
            <text:p>4.2830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82941" calcext:value-type="float">
            <text:p>3.82941</text:p>
          </table:table-cell>
          <table:table-cell office:value-type="float" office:value="0.92976" calcext:value-type="float">
            <text:p>0.92976</text:p>
          </table:table-cell>
          <table:table-cell office:value-type="float" office:value="4.26103" calcext:value-type="float">
            <text:p>4.26103</text:p>
          </table:table-cell>
          <table:table-cell office:value-type="float" office:value="1.89606" calcext:value-type="float">
            <text:p>1.89606</text:p>
          </table:table-cell>
          <table:table-cell office:value-type="float" office:value="3.36143" calcext:value-type="float">
            <text:p>3.36143</text:p>
          </table:table-cell>
          <table:table-cell office:value-type="float" office:value="1.36328" calcext:value-type="float">
            <text:p>1.36328</text:p>
          </table:table-cell>
          <table:table-cell office:value-type="float" office:value="2.04213" calcext:value-type="float">
            <text:p>2.04213</text:p>
          </table:table-cell>
          <table:table-cell office:value-type="float" office:value="3.36091" calcext:value-type="float">
            <text:p>3.3609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5453" calcext:value-type="float">
            <text:p>1.65453</text:p>
          </table:table-cell>
          <table:table-cell office:value-type="float" office:value="2.90695" calcext:value-type="float">
            <text:p>2.90695</text:p>
          </table:table-cell>
          <table:table-cell office:value-type="float" office:value="1.19163" calcext:value-type="float">
            <text:p>1.19163</text:p>
          </table:table-cell>
          <table:table-cell office:value-type="float" office:value="2.01207" calcext:value-type="float">
            <text:p>2.01207</text:p>
          </table:table-cell>
          <table:table-cell office:value-type="float" office:value="1.19077" calcext:value-type="float">
            <text:p>1.19077</text:p>
          </table:table-cell>
          <table:table-cell office:value-type="float" office:value="1.1201" calcext:value-type="float">
            <text:p>1.1201</text:p>
          </table:table-cell>
          <table:table-cell office:value-type="float" office:value="1.35486" calcext:value-type="float">
            <text:p>1.35486</text:p>
          </table:table-cell>
          <table:table-cell office:value-type="float" office:value="1.24259" calcext:value-type="float">
            <text:p>1.24259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56775" calcext:value-type="float">
            <text:p>4.56775</text:p>
          </table:table-cell>
          <table:table-cell office:value-type="float" office:value="2.18453" calcext:value-type="float">
            <text:p>2.18453</text:p>
          </table:table-cell>
          <table:table-cell office:value-type="float" office:value="0.93498" calcext:value-type="float">
            <text:p>0.93498</text:p>
          </table:table-cell>
          <table:table-cell office:value-type="float" office:value="3.31628" calcext:value-type="float">
            <text:p>3.31628</text:p>
          </table:table-cell>
          <table:table-cell office:value-type="float" office:value="0.58992" calcext:value-type="float">
            <text:p>0.58992</text:p>
          </table:table-cell>
          <table:table-cell office:value-type="float" office:value="0.99282" calcext:value-type="float">
            <text:p>0.99282</text:p>
          </table:table-cell>
          <table:table-cell office:value-type="float" office:value="2.95193" calcext:value-type="float">
            <text:p>2.95193</text:p>
          </table:table-cell>
          <table:table-cell office:value-type="float" office:value="2.94299" calcext:value-type="float">
            <text:p>2.94299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98414" calcext:value-type="float">
            <text:p>1.98414</text:p>
          </table:table-cell>
          <table:table-cell office:value-type="float" office:value="0.2384" calcext:value-type="float">
            <text:p>0.2384</text:p>
          </table:table-cell>
          <table:table-cell office:value-type="float" office:value="2.17435" calcext:value-type="float">
            <text:p>2.17435</text:p>
          </table:table-cell>
          <table:table-cell office:value-type="float" office:value="2.6067" calcext:value-type="float">
            <text:p>2.6067</text:p>
          </table:table-cell>
          <table:table-cell office:value-type="float" office:value="2.91785" calcext:value-type="float">
            <text:p>2.91785</text:p>
          </table:table-cell>
          <table:table-cell office:value-type="float" office:value="2.86942" calcext:value-type="float">
            <text:p>2.86942</text:p>
          </table:table-cell>
          <table:table-cell office:value-type="float" office:value="2.35823" calcext:value-type="float">
            <text:p>2.35823</text:p>
          </table:table-cell>
          <table:table-cell office:value-type="float" office:value="2.33305" calcext:value-type="float">
            <text:p>2.33305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56799" calcext:value-type="float">
            <text:p>2.56799</text:p>
          </table:table-cell>
          <table:table-cell office:value-type="float" office:value="2.57641" calcext:value-type="float">
            <text:p>2.57641</text:p>
          </table:table-cell>
          <table:table-cell office:value-type="float" office:value="3.02573" calcext:value-type="float">
            <text:p>3.02573</text:p>
          </table:table-cell>
          <table:table-cell office:value-type="float" office:value="3.75684" calcext:value-type="float">
            <text:p>3.75684</text:p>
          </table:table-cell>
          <table:table-cell office:value-type="float" office:value="0.79543" calcext:value-type="float">
            <text:p>0.79543</text:p>
          </table:table-cell>
          <table:table-cell office:value-type="float" office:value="0.79342" calcext:value-type="float">
            <text:p>0.79342</text:p>
          </table:table-cell>
          <table:table-cell office:value-type="float" office:value="1.85503" calcext:value-type="float">
            <text:p>1.85503</text:p>
          </table:table-cell>
          <table:table-cell office:value-type="float" office:value="2.08083" calcext:value-type="float">
            <text:p>2.08083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04934" calcext:value-type="float">
            <text:p>4.04934</text:p>
          </table:table-cell>
          <table:table-cell office:value-type="float" office:value="1.36481" calcext:value-type="float">
            <text:p>1.36481</text:p>
          </table:table-cell>
          <table:table-cell office:value-type="float" office:value="8.21321" calcext:value-type="float">
            <text:p>8.21321</text:p>
          </table:table-cell>
          <table:table-cell office:value-type="float" office:value="3.84106" calcext:value-type="float">
            <text:p>3.84106</text:p>
          </table:table-cell>
          <table:table-cell office:value-type="float" office:value="6.26611" calcext:value-type="float">
            <text:p>6.26611</text:p>
          </table:table-cell>
          <table:table-cell office:value-type="float" office:value="5.97926" calcext:value-type="float">
            <text:p>5.97926</text:p>
          </table:table-cell>
          <table:table-cell office:value-type="float" office:value="8.85398" calcext:value-type="float">
            <text:p>8.85398</text:p>
          </table:table-cell>
          <table:table-cell office:value-type="float" office:value="5.99007" calcext:value-type="float">
            <text:p>5.99007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97785" calcext:value-type="float">
            <text:p>1.97785</text:p>
          </table:table-cell>
          <table:table-cell office:value-type="float" office:value="1.00526" calcext:value-type="float">
            <text:p>1.00526</text:p>
          </table:table-cell>
          <table:table-cell office:value-type="float" office:value="0.89459" calcext:value-type="float">
            <text:p>0.89459</text:p>
          </table:table-cell>
          <table:table-cell office:value-type="float" office:value="2.79194" calcext:value-type="float">
            <text:p>2.79194</text:p>
          </table:table-cell>
          <table:table-cell office:value-type="float" office:value="0.19145" calcext:value-type="float">
            <text:p>0.19145</text:p>
          </table:table-cell>
          <table:table-cell office:value-type="float" office:value="0.75261" calcext:value-type="float">
            <text:p>0.75261</text:p>
          </table:table-cell>
          <table:table-cell office:value-type="float" office:value="0.15884" calcext:value-type="float">
            <text:p>0.15884</text:p>
          </table:table-cell>
          <table:table-cell office:value-type="float" office:value="2.24291" calcext:value-type="float">
            <text:p>2.2429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71587" calcext:value-type="float">
            <text:p>1.71587</text:p>
          </table:table-cell>
          <table:table-cell office:value-type="float" office:value="2.16354" calcext:value-type="float">
            <text:p>2.16354</text:p>
          </table:table-cell>
          <table:table-cell office:value-type="float" office:value="0.56071" calcext:value-type="float">
            <text:p>0.56071</text:p>
          </table:table-cell>
          <table:table-cell office:value-type="float" office:value="0.88627" calcext:value-type="float">
            <text:p>0.88627</text:p>
          </table:table-cell>
          <table:table-cell office:value-type="float" office:value="0.93512" calcext:value-type="float">
            <text:p>0.93512</text:p>
          </table:table-cell>
          <table:table-cell office:value-type="float" office:value="0.62809" calcext:value-type="float">
            <text:p>0.62809</text:p>
          </table:table-cell>
          <table:table-cell office:value-type="float" office:value="0.95651" calcext:value-type="float">
            <text:p>0.95651</text:p>
          </table:table-cell>
          <table:table-cell office:value-type="float" office:value="2.21282" calcext:value-type="float">
            <text:p>2.21282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6875" calcext:value-type="float">
            <text:p>1.6875</text:p>
          </table:table-cell>
          <table:table-cell office:value-type="float" office:value="4.00692" calcext:value-type="float">
            <text:p>4.00692</text:p>
          </table:table-cell>
          <table:table-cell office:value-type="float" office:value="2.92771" calcext:value-type="float">
            <text:p>2.92771</text:p>
          </table:table-cell>
          <table:table-cell office:value-type="float" office:value="3.33289" calcext:value-type="float">
            <text:p>3.33289</text:p>
          </table:table-cell>
          <table:table-cell office:value-type="float" office:value="0.79977" calcext:value-type="float">
            <text:p>0.79977</text:p>
          </table:table-cell>
          <table:table-cell office:value-type="float" office:value="1.18972" calcext:value-type="float">
            <text:p>1.18972</text:p>
          </table:table-cell>
          <table:table-cell office:value-type="float" office:value="1.049" calcext:value-type="float">
            <text:p>1.049</text:p>
          </table:table-cell>
          <table:table-cell office:value-type="float" office:value="2.17118" calcext:value-type="float">
            <text:p>2.1711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14175" calcext:value-type="float">
            <text:p>6.14175</text:p>
          </table:table-cell>
          <table:table-cell office:value-type="float" office:value="4.67754" calcext:value-type="float">
            <text:p>4.67754</text:p>
          </table:table-cell>
          <table:table-cell office:value-type="float" office:value="4.34492" calcext:value-type="float">
            <text:p>4.34492</text:p>
          </table:table-cell>
          <table:table-cell office:value-type="float" office:value="3.77723" calcext:value-type="float">
            <text:p>3.77723</text:p>
          </table:table-cell>
          <table:table-cell office:value-type="float" office:value="1.27987" calcext:value-type="float">
            <text:p>1.27987</text:p>
          </table:table-cell>
          <table:table-cell office:value-type="float" office:value="1.84484" calcext:value-type="float">
            <text:p>1.84484</text:p>
          </table:table-cell>
          <table:table-cell office:value-type="float" office:value="3.08794" calcext:value-type="float">
            <text:p>3.08794</text:p>
          </table:table-cell>
          <table:table-cell office:value-type="float" office:value="1.1736" calcext:value-type="float">
            <text:p>1.1736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13796" calcext:value-type="float">
            <text:p>3.13796</text:p>
          </table:table-cell>
          <table:table-cell office:value-type="float" office:value="1.87629" calcext:value-type="float">
            <text:p>1.87629</text:p>
          </table:table-cell>
          <table:table-cell office:value-type="float" office:value="2.22021" calcext:value-type="float">
            <text:p>2.22021</text:p>
          </table:table-cell>
          <table:table-cell office:value-type="float" office:value="2.15436" calcext:value-type="float">
            <text:p>2.15436</text:p>
          </table:table-cell>
          <table:table-cell office:value-type="float" office:value="2.53896" calcext:value-type="float">
            <text:p>2.53896</text:p>
          </table:table-cell>
          <table:table-cell office:value-type="float" office:value="2.62757" calcext:value-type="float">
            <text:p>2.62757</text:p>
          </table:table-cell>
          <table:table-cell office:value-type="float" office:value="2.18561" calcext:value-type="float">
            <text:p>2.18561</text:p>
          </table:table-cell>
          <table:table-cell office:value-type="float" office:value="3.09734" calcext:value-type="float">
            <text:p>3.09734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71851" calcext:value-type="float">
            <text:p>2.71851</text:p>
          </table:table-cell>
          <table:table-cell office:value-type="float" office:value="3.17744" calcext:value-type="float">
            <text:p>3.17744</text:p>
          </table:table-cell>
          <table:table-cell office:value-type="float" office:value="4.55854" calcext:value-type="float">
            <text:p>4.55854</text:p>
          </table:table-cell>
          <table:table-cell office:value-type="float" office:value="5.14518" calcext:value-type="float">
            <text:p>5.14518</text:p>
          </table:table-cell>
          <table:table-cell office:value-type="float" office:value="3.94607" calcext:value-type="float">
            <text:p>3.94607</text:p>
          </table:table-cell>
          <table:table-cell office:value-type="float" office:value="5.36526" calcext:value-type="float">
            <text:p>5.36526</text:p>
          </table:table-cell>
          <table:table-cell office:value-type="float" office:value="5.1755" calcext:value-type="float">
            <text:p>5.1755</text:p>
          </table:table-cell>
          <table:table-cell office:value-type="float" office:value="5.13933" calcext:value-type="float">
            <text:p>5.13933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33116" calcext:value-type="float">
            <text:p>2.33116</text:p>
          </table:table-cell>
          <table:table-cell office:value-type="float" office:value="0.70091" calcext:value-type="float">
            <text:p>0.70091</text:p>
          </table:table-cell>
          <table:table-cell office:value-type="float" office:value="2.45906" calcext:value-type="float">
            <text:p>2.45906</text:p>
          </table:table-cell>
          <table:table-cell office:value-type="float" office:value="1.73376" calcext:value-type="float">
            <text:p>1.73376</text:p>
          </table:table-cell>
          <table:table-cell office:value-type="float" office:value="1.04297" calcext:value-type="float">
            <text:p>1.04297</text:p>
          </table:table-cell>
          <table:table-cell office:value-type="float" office:value="1.45781" calcext:value-type="float">
            <text:p>1.45781</text:p>
          </table:table-cell>
          <table:table-cell office:value-type="float" office:value="2.06024" calcext:value-type="float">
            <text:p>2.06024</text:p>
          </table:table-cell>
          <table:table-cell office:value-type="float" office:value="2.87609" calcext:value-type="float">
            <text:p>2.87609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29817" calcext:value-type="float">
            <text:p>3.29817</text:p>
          </table:table-cell>
          <table:table-cell office:value-type="float" office:value="0.73791" calcext:value-type="float">
            <text:p>0.73791</text:p>
          </table:table-cell>
          <table:table-cell office:value-type="float" office:value="1.22677" calcext:value-type="float">
            <text:p>1.22677</text:p>
          </table:table-cell>
          <table:table-cell office:value-type="float" office:value="0.80766" calcext:value-type="float">
            <text:p>0.80766</text:p>
          </table:table-cell>
          <table:table-cell office:value-type="float" office:value="1.88297" calcext:value-type="float">
            <text:p>1.88297</text:p>
          </table:table-cell>
          <table:table-cell office:value-type="float" office:value="2.30967" calcext:value-type="float">
            <text:p>2.30967</text:p>
          </table:table-cell>
          <table:table-cell office:value-type="float" office:value="4.22022" calcext:value-type="float">
            <text:p>4.22022</text:p>
          </table:table-cell>
          <table:table-cell office:value-type="float" office:value="4.22032" calcext:value-type="float">
            <text:p>4.22032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20233" calcext:value-type="float">
            <text:p>2.20233</text:p>
          </table:table-cell>
          <table:table-cell office:value-type="float" office:value="2.54233" calcext:value-type="float">
            <text:p>2.54233</text:p>
          </table:table-cell>
          <table:table-cell office:value-type="float" office:value="0.45206" calcext:value-type="float">
            <text:p>0.45206</text:p>
          </table:table-cell>
          <table:table-cell office:value-type="float" office:value="3.45827" calcext:value-type="float">
            <text:p>3.45827</text:p>
          </table:table-cell>
          <table:table-cell office:value-type="float" office:value="3.34279" calcext:value-type="float">
            <text:p>3.34279</text:p>
          </table:table-cell>
          <table:table-cell office:value-type="float" office:value="3.99816" calcext:value-type="float">
            <text:p>3.99816</text:p>
          </table:table-cell>
          <table:table-cell office:value-type="float" office:value="3.44291" calcext:value-type="float">
            <text:p>3.44291</text:p>
          </table:table-cell>
          <table:table-cell office:value-type="float" office:value="3.46791" calcext:value-type="float">
            <text:p>3.46791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5956" calcext:value-type="float">
            <text:p>5.5956</text:p>
          </table:table-cell>
          <table:table-cell office:value-type="float" office:value="1.80041" calcext:value-type="float">
            <text:p>1.80041</text:p>
          </table:table-cell>
          <table:table-cell office:value-type="float" office:value="3.395" calcext:value-type="float">
            <text:p>3.395</text:p>
          </table:table-cell>
          <table:table-cell office:value-type="float" office:value="2.002" calcext:value-type="float">
            <text:p>2.002</text:p>
          </table:table-cell>
          <table:table-cell office:value-type="float" office:value="4.19075" calcext:value-type="float">
            <text:p>4.19075</text:p>
          </table:table-cell>
          <table:table-cell office:value-type="float" office:value="2.67128" calcext:value-type="float">
            <text:p>2.67128</text:p>
          </table:table-cell>
          <table:table-cell office:value-type="float" office:value="4.01444" calcext:value-type="float">
            <text:p>4.01444</text:p>
          </table:table-cell>
          <table:table-cell office:value-type="float" office:value="4.83639" calcext:value-type="float">
            <text:p>4.83639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4006" calcext:value-type="float">
            <text:p>0.54006</text:p>
          </table:table-cell>
          <table:table-cell office:value-type="float" office:value="3.923" calcext:value-type="float">
            <text:p>3.923</text:p>
          </table:table-cell>
          <table:table-cell office:value-type="float" office:value="0.5955" calcext:value-type="float">
            <text:p>0.5955</text:p>
          </table:table-cell>
          <table:table-cell office:value-type="float" office:value="3.35611" calcext:value-type="float">
            <text:p>3.35611</text:p>
          </table:table-cell>
          <table:table-cell office:value-type="float" office:value="6.20612" calcext:value-type="float">
            <text:p>6.20612</text:p>
          </table:table-cell>
          <table:table-cell office:value-type="float" office:value="4.46616" calcext:value-type="float">
            <text:p>4.46616</text:p>
          </table:table-cell>
          <table:table-cell office:value-type="float" office:value="4.58742" calcext:value-type="float">
            <text:p>4.58742</text:p>
          </table:table-cell>
          <table:table-cell office:value-type="float" office:value="2.80563" calcext:value-type="float">
            <text:p>2.80563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39966" calcext:value-type="float">
            <text:p>3.39966</text:p>
          </table:table-cell>
          <table:table-cell office:value-type="float" office:value="1.78382" calcext:value-type="float">
            <text:p>1.78382</text:p>
          </table:table-cell>
          <table:table-cell office:value-type="float" office:value="3.53242" calcext:value-type="float">
            <text:p>3.53242</text:p>
          </table:table-cell>
          <table:table-cell office:value-type="float" office:value="2.3173" calcext:value-type="float">
            <text:p>2.3173</text:p>
          </table:table-cell>
          <table:table-cell office:value-type="float" office:value="4.21316" calcext:value-type="float">
            <text:p>4.21316</text:p>
          </table:table-cell>
          <table:table-cell office:value-type="float" office:value="2.78201" calcext:value-type="float">
            <text:p>2.78201</text:p>
          </table:table-cell>
          <table:table-cell office:value-type="float" office:value="3.96133" calcext:value-type="float">
            <text:p>3.96133</text:p>
          </table:table-cell>
          <table:table-cell office:value-type="float" office:value="4.37482" calcext:value-type="float">
            <text:p>4.37482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41973" calcext:value-type="float">
            <text:p>4.41973</text:p>
          </table:table-cell>
          <table:table-cell office:value-type="float" office:value="1.76509" calcext:value-type="float">
            <text:p>1.76509</text:p>
          </table:table-cell>
          <table:table-cell office:value-type="float" office:value="0.17093" calcext:value-type="float">
            <text:p>0.17093</text:p>
          </table:table-cell>
          <table:table-cell office:value-type="float" office:value="3.05192" calcext:value-type="float">
            <text:p>3.05192</text:p>
          </table:table-cell>
          <table:table-cell office:value-type="float" office:value="0.39487" calcext:value-type="float">
            <text:p>0.39487</text:p>
          </table:table-cell>
          <table:table-cell office:value-type="float" office:value="0.52406" calcext:value-type="float">
            <text:p>0.52406</text:p>
          </table:table-cell>
          <table:table-cell office:value-type="float" office:value="1.71087" calcext:value-type="float">
            <text:p>1.71087</text:p>
          </table:table-cell>
          <table:table-cell office:value-type="float" office:value="0.97127" calcext:value-type="float">
            <text:p>0.97127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731" calcext:value-type="float">
            <text:p>0.3731</text:p>
          </table:table-cell>
          <table:table-cell office:value-type="float" office:value="3.05586" calcext:value-type="float">
            <text:p>3.05586</text:p>
          </table:table-cell>
          <table:table-cell office:value-type="float" office:value="3.54416" calcext:value-type="float">
            <text:p>3.54416</text:p>
          </table:table-cell>
          <table:table-cell office:value-type="float" office:value="4.77874" calcext:value-type="float">
            <text:p>4.77874</text:p>
          </table:table-cell>
          <table:table-cell office:value-type="float" office:value="6.66227" calcext:value-type="float">
            <text:p>6.66227</text:p>
          </table:table-cell>
          <table:table-cell office:value-type="float" office:value="6.26744" calcext:value-type="float">
            <text:p>6.26744</text:p>
          </table:table-cell>
          <table:table-cell office:value-type="float" office:value="5.78424" calcext:value-type="float">
            <text:p>5.78424</text:p>
          </table:table-cell>
          <table:table-cell office:value-type="float" office:value="6.70811" calcext:value-type="float">
            <text:p>6.7081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65285" calcext:value-type="float">
            <text:p>2.65285</text:p>
          </table:table-cell>
          <table:table-cell office:value-type="float" office:value="1.624" calcext:value-type="float">
            <text:p>1.624</text:p>
          </table:table-cell>
          <table:table-cell office:value-type="float" office:value="1.87837" calcext:value-type="float">
            <text:p>1.87837</text:p>
          </table:table-cell>
          <table:table-cell office:value-type="float" office:value="1.53963" calcext:value-type="float">
            <text:p>1.53963</text:p>
          </table:table-cell>
          <table:table-cell office:value-type="float" office:value="1.92312" calcext:value-type="float">
            <text:p>1.92312</text:p>
          </table:table-cell>
          <table:table-cell office:value-type="float" office:value="1.08961" calcext:value-type="float">
            <text:p>1.08961</text:p>
          </table:table-cell>
          <table:table-cell office:value-type="float" office:value="0.21426" calcext:value-type="float">
            <text:p>0.21426</text:p>
          </table:table-cell>
          <table:table-cell office:value-type="float" office:value="3.04029" calcext:value-type="float">
            <text:p>3.04029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05398" calcext:value-type="float">
            <text:p>3.05398</text:p>
          </table:table-cell>
          <table:table-cell office:value-type="float" office:value="0.97078" calcext:value-type="float">
            <text:p>0.97078</text:p>
          </table:table-cell>
          <table:table-cell office:value-type="float" office:value="2.67408" calcext:value-type="float">
            <text:p>2.67408</text:p>
          </table:table-cell>
          <table:table-cell office:value-type="float" office:value="0.88722" calcext:value-type="float">
            <text:p>0.88722</text:p>
          </table:table-cell>
          <table:table-cell office:value-type="float" office:value="0.61385" calcext:value-type="float">
            <text:p>0.61385</text:p>
          </table:table-cell>
          <table:table-cell office:value-type="float" office:value="0.65094" calcext:value-type="float">
            <text:p>0.65094</text:p>
          </table:table-cell>
          <table:table-cell office:value-type="float" office:value="1.23942" calcext:value-type="float">
            <text:p>1.23942</text:p>
          </table:table-cell>
          <table:table-cell office:value-type="float" office:value="2.77998" calcext:value-type="float">
            <text:p>2.77998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281" calcext:value-type="float">
            <text:p>1.5281</text:p>
          </table:table-cell>
          <table:table-cell office:value-type="float" office:value="3.40386" calcext:value-type="float">
            <text:p>3.40386</text:p>
          </table:table-cell>
          <table:table-cell office:value-type="float" office:value="1.07401" calcext:value-type="float">
            <text:p>1.07401</text:p>
          </table:table-cell>
          <table:table-cell office:value-type="float" office:value="2.99847" calcext:value-type="float">
            <text:p>2.99847</text:p>
          </table:table-cell>
          <table:table-cell office:value-type="float" office:value="0.17882" calcext:value-type="float">
            <text:p>0.17882</text:p>
          </table:table-cell>
          <table:table-cell office:value-type="float" office:value="2.54385" calcext:value-type="float">
            <text:p>2.54385</text:p>
          </table:table-cell>
          <table:table-cell office:value-type="float" office:value="1.9508" calcext:value-type="float">
            <text:p>1.9508</text:p>
          </table:table-cell>
          <table:table-cell office:value-type="float" office:value="0.17712" calcext:value-type="float">
            <text:p>0.1771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2128" calcext:value-type="float">
            <text:p>1.12128</text:p>
          </table:table-cell>
          <table:table-cell office:value-type="float" office:value="2.46076" calcext:value-type="float">
            <text:p>2.46076</text:p>
          </table:table-cell>
          <table:table-cell office:value-type="float" office:value="1.6735" calcext:value-type="float">
            <text:p>1.6735</text:p>
          </table:table-cell>
          <table:table-cell office:value-type="float" office:value="0.20568" calcext:value-type="float">
            <text:p>0.20568</text:p>
          </table:table-cell>
          <table:table-cell office:value-type="float" office:value="0.12252" calcext:value-type="float">
            <text:p>0.12252</text:p>
          </table:table-cell>
          <table:table-cell office:value-type="float" office:value="1.05635" calcext:value-type="float">
            <text:p>1.05635</text:p>
          </table:table-cell>
          <table:table-cell office:value-type="float" office:value="2.41661" calcext:value-type="float">
            <text:p>2.41661</text:p>
          </table:table-cell>
          <table:table-cell office:value-type="float" office:value="3.08265" calcext:value-type="float">
            <text:p>3.08265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77505" calcext:value-type="float">
            <text:p>3.77505</text:p>
          </table:table-cell>
          <table:table-cell office:value-type="float" office:value="1.7432" calcext:value-type="float">
            <text:p>1.7432</text:p>
          </table:table-cell>
          <table:table-cell office:value-type="float" office:value="2.42625" calcext:value-type="float">
            <text:p>2.42625</text:p>
          </table:table-cell>
          <table:table-cell office:value-type="float" office:value="2.39164" calcext:value-type="float">
            <text:p>2.39164</text:p>
          </table:table-cell>
          <table:table-cell office:value-type="float" office:value="2.67663" calcext:value-type="float">
            <text:p>2.67663</text:p>
          </table:table-cell>
          <table:table-cell office:value-type="float" office:value="0.5428" calcext:value-type="float">
            <text:p>0.5428</text:p>
          </table:table-cell>
          <table:table-cell office:value-type="float" office:value="5.00271" calcext:value-type="float">
            <text:p>5.00271</text:p>
          </table:table-cell>
          <table:table-cell office:value-type="float" office:value="1.05" calcext:value-type="float">
            <text:p>1.05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03019" calcext:value-type="float">
            <text:p>1.03019</text:p>
          </table:table-cell>
          <table:table-cell office:value-type="float" office:value="1.301" calcext:value-type="float">
            <text:p>1.301</text:p>
          </table:table-cell>
          <table:table-cell office:value-type="float" office:value="1.87299" calcext:value-type="float">
            <text:p>1.87299</text:p>
          </table:table-cell>
          <table:table-cell office:value-type="float" office:value="1.656" calcext:value-type="float">
            <text:p>1.656</text:p>
          </table:table-cell>
          <table:table-cell office:value-type="float" office:value="3.25436" calcext:value-type="float">
            <text:p>3.25436</text:p>
          </table:table-cell>
          <table:table-cell office:value-type="float" office:value="1.46032" calcext:value-type="float">
            <text:p>1.46032</text:p>
          </table:table-cell>
          <table:table-cell office:value-type="float" office:value="1.43603" calcext:value-type="float">
            <text:p>1.43603</text:p>
          </table:table-cell>
          <table:table-cell office:value-type="float" office:value="1.15945" calcext:value-type="float">
            <text:p>1.15945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56574" calcext:value-type="float">
            <text:p>1.56574</text:p>
          </table:table-cell>
          <table:table-cell office:value-type="float" office:value="2.07728" calcext:value-type="float">
            <text:p>2.07728</text:p>
          </table:table-cell>
          <table:table-cell office:value-type="float" office:value="0.86163" calcext:value-type="float">
            <text:p>0.86163</text:p>
          </table:table-cell>
          <table:table-cell office:value-type="float" office:value="2.91533" calcext:value-type="float">
            <text:p>2.91533</text:p>
          </table:table-cell>
          <table:table-cell office:value-type="float" office:value="1.44413" calcext:value-type="float">
            <text:p>1.44413</text:p>
          </table:table-cell>
          <table:table-cell office:value-type="float" office:value="1.10333" calcext:value-type="float">
            <text:p>1.10333</text:p>
          </table:table-cell>
          <table:table-cell office:value-type="float" office:value="1.54102" calcext:value-type="float">
            <text:p>1.54102</text:p>
          </table:table-cell>
          <table:table-cell office:value-type="float" office:value="2.49546" calcext:value-type="float">
            <text:p>2.4954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98839" calcext:value-type="float">
            <text:p>1.98839</text:p>
          </table:table-cell>
          <table:table-cell office:value-type="float" office:value="2.3671" calcext:value-type="float">
            <text:p>2.3671</text:p>
          </table:table-cell>
          <table:table-cell office:value-type="float" office:value="1.04051" calcext:value-type="float">
            <text:p>1.04051</text:p>
          </table:table-cell>
          <table:table-cell office:value-type="float" office:value="4.43965" calcext:value-type="float">
            <text:p>4.43965</text:p>
          </table:table-cell>
          <table:table-cell office:value-type="float" office:value="2.323" calcext:value-type="float">
            <text:p>2.323</text:p>
          </table:table-cell>
          <table:table-cell office:value-type="float" office:value="0.91183" calcext:value-type="float">
            <text:p>0.91183</text:p>
          </table:table-cell>
          <table:table-cell office:value-type="float" office:value="1.08847" calcext:value-type="float">
            <text:p>1.08847</text:p>
          </table:table-cell>
          <table:table-cell office:value-type="float" office:value="1.77509" calcext:value-type="float">
            <text:p>1.77509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16012" calcext:value-type="float">
            <text:p>3.16012</text:p>
          </table:table-cell>
          <table:table-cell office:value-type="float" office:value="2.07341" calcext:value-type="float">
            <text:p>2.07341</text:p>
          </table:table-cell>
          <table:table-cell office:value-type="float" office:value="1.65206" calcext:value-type="float">
            <text:p>1.65206</text:p>
          </table:table-cell>
          <table:table-cell office:value-type="float" office:value="1.62769" calcext:value-type="float">
            <text:p>1.62769</text:p>
          </table:table-cell>
          <table:table-cell office:value-type="float" office:value="1.24577" calcext:value-type="float">
            <text:p>1.24577</text:p>
          </table:table-cell>
          <table:table-cell office:value-type="float" office:value="3.30471" calcext:value-type="float">
            <text:p>3.30471</text:p>
          </table:table-cell>
          <table:table-cell office:value-type="float" office:value="2.87305" calcext:value-type="float">
            <text:p>2.87305</text:p>
          </table:table-cell>
          <table:table-cell office:value-type="float" office:value="3.98613" calcext:value-type="float">
            <text:p>3.98613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50952" calcext:value-type="float">
            <text:p>2.50952</text:p>
          </table:table-cell>
          <table:table-cell office:value-type="float" office:value="4.5808" calcext:value-type="float">
            <text:p>4.5808</text:p>
          </table:table-cell>
          <table:table-cell office:value-type="float" office:value="1.3604" calcext:value-type="float">
            <text:p>1.3604</text:p>
          </table:table-cell>
          <table:table-cell office:value-type="float" office:value="3.17544" calcext:value-type="float">
            <text:p>3.17544</text:p>
          </table:table-cell>
          <table:table-cell office:value-type="float" office:value="2.02956" calcext:value-type="float">
            <text:p>2.02956</text:p>
          </table:table-cell>
          <table:table-cell office:value-type="float" office:value="5.16959" calcext:value-type="float">
            <text:p>5.16959</text:p>
          </table:table-cell>
          <table:table-cell office:value-type="float" office:value="2.57958" calcext:value-type="float">
            <text:p>2.57958</text:p>
          </table:table-cell>
          <table:table-cell office:value-type="float" office:value="5.59929" calcext:value-type="float">
            <text:p>5.59929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22447" calcext:value-type="float">
            <text:p>4.22447</text:p>
          </table:table-cell>
          <table:table-cell office:value-type="float" office:value="0.27518" calcext:value-type="float">
            <text:p>0.27518</text:p>
          </table:table-cell>
          <table:table-cell office:value-type="float" office:value="2.73007" calcext:value-type="float">
            <text:p>2.73007</text:p>
          </table:table-cell>
          <table:table-cell office:value-type="float" office:value="1.30049" calcext:value-type="float">
            <text:p>1.30049</text:p>
          </table:table-cell>
          <table:table-cell office:value-type="float" office:value="1.5052" calcext:value-type="float">
            <text:p>1.5052</text:p>
          </table:table-cell>
          <table:table-cell office:value-type="float" office:value="1.78872" calcext:value-type="float">
            <text:p>1.78872</text:p>
          </table:table-cell>
          <table:table-cell office:value-type="float" office:value="1.3713" calcext:value-type="float">
            <text:p>1.3713</text:p>
          </table:table-cell>
          <table:table-cell office:value-type="float" office:value="1.31556" calcext:value-type="float">
            <text:p>1.31556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909" calcext:value-type="float">
            <text:p>0.7909</text:p>
          </table:table-cell>
          <table:table-cell office:value-type="float" office:value="1.76978" calcext:value-type="float">
            <text:p>1.76978</text:p>
          </table:table-cell>
          <table:table-cell office:value-type="float" office:value="0.70175" calcext:value-type="float">
            <text:p>0.70175</text:p>
          </table:table-cell>
          <table:table-cell office:value-type="float" office:value="0.90716" calcext:value-type="float">
            <text:p>0.90716</text:p>
          </table:table-cell>
          <table:table-cell office:value-type="float" office:value="1.02053" calcext:value-type="float">
            <text:p>1.02053</text:p>
          </table:table-cell>
          <table:table-cell office:value-type="float" office:value="0.52638" calcext:value-type="float">
            <text:p>0.52638</text:p>
          </table:table-cell>
          <table:table-cell office:value-type="float" office:value="1.181" calcext:value-type="float">
            <text:p>1.181</text:p>
          </table:table-cell>
          <table:table-cell office:value-type="float" office:value="1.73741" calcext:value-type="float">
            <text:p>1.73741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86879" calcext:value-type="float">
            <text:p>1.86879</text:p>
          </table:table-cell>
          <table:table-cell office:value-type="float" office:value="2.79743" calcext:value-type="float">
            <text:p>2.79743</text:p>
          </table:table-cell>
          <table:table-cell office:value-type="float" office:value="0.41666" calcext:value-type="float">
            <text:p>0.41666</text:p>
          </table:table-cell>
          <table:table-cell office:value-type="float" office:value="1.1647" calcext:value-type="float">
            <text:p>1.1647</text:p>
          </table:table-cell>
          <table:table-cell office:value-type="float" office:value="2.20205" calcext:value-type="float">
            <text:p>2.20205</text:p>
          </table:table-cell>
          <table:table-cell office:value-type="float" office:value="1.58195" calcext:value-type="float">
            <text:p>1.58195</text:p>
          </table:table-cell>
          <table:table-cell office:value-type="float" office:value="1.81997" calcext:value-type="float">
            <text:p>1.81997</text:p>
          </table:table-cell>
          <table:table-cell office:value-type="float" office:value="1.852" calcext:value-type="float">
            <text:p>1.852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0803" calcext:value-type="float">
            <text:p>1.0803</text:p>
          </table:table-cell>
          <table:table-cell office:value-type="float" office:value="1.65587" calcext:value-type="float">
            <text:p>1.65587</text:p>
          </table:table-cell>
          <table:table-cell office:value-type="float" office:value="3.58948" calcext:value-type="float">
            <text:p>3.58948</text:p>
          </table:table-cell>
          <table:table-cell office:value-type="float" office:value="2.62746" calcext:value-type="float">
            <text:p>2.62746</text:p>
          </table:table-cell>
          <table:table-cell office:value-type="float" office:value="2.03538" calcext:value-type="float">
            <text:p>2.03538</text:p>
          </table:table-cell>
          <table:table-cell office:value-type="float" office:value="1.04324" calcext:value-type="float">
            <text:p>1.04324</text:p>
          </table:table-cell>
          <table:table-cell office:value-type="float" office:value="1.99926" calcext:value-type="float">
            <text:p>1.99926</text:p>
          </table:table-cell>
          <table:table-cell office:value-type="float" office:value="0.45164" calcext:value-type="float">
            <text:p>0.45164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36244" calcext:value-type="float">
            <text:p>2.36244</text:p>
          </table:table-cell>
          <table:table-cell office:value-type="float" office:value="2.78171" calcext:value-type="float">
            <text:p>2.78171</text:p>
          </table:table-cell>
          <table:table-cell office:value-type="float" office:value="1.40837" calcext:value-type="float">
            <text:p>1.40837</text:p>
          </table:table-cell>
          <table:table-cell office:value-type="float" office:value="2.41152" calcext:value-type="float">
            <text:p>2.41152</text:p>
          </table:table-cell>
          <table:table-cell office:value-type="float" office:value="1.91174" calcext:value-type="float">
            <text:p>1.91174</text:p>
          </table:table-cell>
          <table:table-cell office:value-type="float" office:value="1.93692" calcext:value-type="float">
            <text:p>1.93692</text:p>
          </table:table-cell>
          <table:table-cell office:value-type="float" office:value="1.79667" calcext:value-type="float">
            <text:p>1.79667</text:p>
          </table:table-cell>
          <table:table-cell office:value-type="float" office:value="1.82457" calcext:value-type="float">
            <text:p>1.82457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41069" calcext:value-type="float">
            <text:p>4.41069</text:p>
          </table:table-cell>
          <table:table-cell office:value-type="float" office:value="4.82562" calcext:value-type="float">
            <text:p>4.82562</text:p>
          </table:table-cell>
          <table:table-cell office:value-type="float" office:value="3.80916" calcext:value-type="float">
            <text:p>3.80916</text:p>
          </table:table-cell>
          <table:table-cell office:value-type="float" office:value="2.64225" calcext:value-type="float">
            <text:p>2.64225</text:p>
          </table:table-cell>
          <table:table-cell office:value-type="float" office:value="3.24551" calcext:value-type="float">
            <text:p>3.24551</text:p>
          </table:table-cell>
          <table:table-cell office:value-type="float" office:value="2.70288" calcext:value-type="float">
            <text:p>2.70288</text:p>
          </table:table-cell>
          <table:table-cell office:value-type="float" office:value="2.87365" calcext:value-type="float">
            <text:p>2.87365</text:p>
          </table:table-cell>
          <table:table-cell office:value-type="float" office:value="3.34229" calcext:value-type="float">
            <text:p>3.34229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61737" calcext:value-type="float">
            <text:p>2.61737</text:p>
          </table:table-cell>
          <table:table-cell office:value-type="float" office:value="7.40306" calcext:value-type="float">
            <text:p>7.40306</text:p>
          </table:table-cell>
          <table:table-cell office:value-type="float" office:value="2.25556" calcext:value-type="float">
            <text:p>2.25556</text:p>
          </table:table-cell>
          <table:table-cell office:value-type="float" office:value="3.66286" calcext:value-type="float">
            <text:p>3.66286</text:p>
          </table:table-cell>
          <table:table-cell office:value-type="float" office:value="1.43024" calcext:value-type="float">
            <text:p>1.43024</text:p>
          </table:table-cell>
          <table:table-cell office:value-type="float" office:value="0.2079" calcext:value-type="float">
            <text:p>0.2079</text:p>
          </table:table-cell>
          <table:table-cell office:value-type="float" office:value="1.16306" calcext:value-type="float">
            <text:p>1.16306</text:p>
          </table:table-cell>
          <table:table-cell office:value-type="float" office:value="2.37966" calcext:value-type="float">
            <text:p>2.37966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41489" calcext:value-type="float">
            <text:p>3.41489</text:p>
          </table:table-cell>
          <table:table-cell office:value-type="float" office:value="1.55538" calcext:value-type="float">
            <text:p>1.55538</text:p>
          </table:table-cell>
          <table:table-cell office:value-type="float" office:value="3.41905" calcext:value-type="float">
            <text:p>3.41905</text:p>
          </table:table-cell>
          <table:table-cell office:value-type="float" office:value="0.76327" calcext:value-type="float">
            <text:p>0.76327</text:p>
          </table:table-cell>
          <table:table-cell office:value-type="float" office:value="2.01238" calcext:value-type="float">
            <text:p>2.01238</text:p>
          </table:table-cell>
          <table:table-cell office:value-type="float" office:value="1.60666" calcext:value-type="float">
            <text:p>1.60666</text:p>
          </table:table-cell>
          <table:table-cell office:value-type="float" office:value="2.54105" calcext:value-type="float">
            <text:p>2.54105</text:p>
          </table:table-cell>
          <table:table-cell office:value-type="float" office:value="0.60835" calcext:value-type="float">
            <text:p>0.60835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19845" calcext:value-type="float">
            <text:p>2.19845</text:p>
          </table:table-cell>
          <table:table-cell office:value-type="float" office:value="2.12632" calcext:value-type="float">
            <text:p>2.12632</text:p>
          </table:table-cell>
          <table:table-cell office:value-type="float" office:value="2.49216" calcext:value-type="float">
            <text:p>2.49216</text:p>
          </table:table-cell>
          <table:table-cell office:value-type="float" office:value="1.54873" calcext:value-type="float">
            <text:p>1.54873</text:p>
          </table:table-cell>
          <table:table-cell office:value-type="float" office:value="1.21076" calcext:value-type="float">
            <text:p>1.21076</text:p>
          </table:table-cell>
          <table:table-cell office:value-type="float" office:value="0.89494" calcext:value-type="float">
            <text:p>0.89494</text:p>
          </table:table-cell>
          <table:table-cell office:value-type="float" office:value="3.07538" calcext:value-type="float">
            <text:p>3.07538</text:p>
          </table:table-cell>
          <table:table-cell office:value-type="float" office:value="2.16723" calcext:value-type="float">
            <text:p>2.16723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196" calcext:value-type="float">
            <text:p>0.7196</text:p>
          </table:table-cell>
          <table:table-cell office:value-type="float" office:value="2.65714" calcext:value-type="float">
            <text:p>2.65714</text:p>
          </table:table-cell>
          <table:table-cell office:value-type="float" office:value="2.43321" calcext:value-type="float">
            <text:p>2.43321</text:p>
          </table:table-cell>
          <table:table-cell office:value-type="float" office:value="2.96922" calcext:value-type="float">
            <text:p>2.96922</text:p>
          </table:table-cell>
          <table:table-cell office:value-type="float" office:value="0.32457" calcext:value-type="float">
            <text:p>0.32457</text:p>
          </table:table-cell>
          <table:table-cell office:value-type="float" office:value="1.38896" calcext:value-type="float">
            <text:p>1.38896</text:p>
          </table:table-cell>
          <table:table-cell office:value-type="float" office:value="1.32039" calcext:value-type="float">
            <text:p>1.32039</text:p>
          </table:table-cell>
          <table:table-cell office:value-type="float" office:value="0.76174" calcext:value-type="float">
            <text:p>0.76174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52181" calcext:value-type="float">
            <text:p>3.52181</text:p>
          </table:table-cell>
          <table:table-cell office:value-type="float" office:value="3.04687" calcext:value-type="float">
            <text:p>3.04687</text:p>
          </table:table-cell>
          <table:table-cell office:value-type="float" office:value="2.02667" calcext:value-type="float">
            <text:p>2.02667</text:p>
          </table:table-cell>
          <table:table-cell office:value-type="float" office:value="1.8323" calcext:value-type="float">
            <text:p>1.8323</text:p>
          </table:table-cell>
          <table:table-cell office:value-type="float" office:value="1.61169" calcext:value-type="float">
            <text:p>1.61169</text:p>
          </table:table-cell>
          <table:table-cell office:value-type="float" office:value="3.78091" calcext:value-type="float">
            <text:p>3.78091</text:p>
          </table:table-cell>
          <table:table-cell office:value-type="float" office:value="3.22086" calcext:value-type="float">
            <text:p>3.22086</text:p>
          </table:table-cell>
          <table:table-cell office:value-type="float" office:value="2.42222" calcext:value-type="float">
            <text:p>2.42222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11349" calcext:value-type="float">
            <text:p>3.11349</text:p>
          </table:table-cell>
          <table:table-cell office:value-type="float" office:value="3.16292" calcext:value-type="float">
            <text:p>3.16292</text:p>
          </table:table-cell>
          <table:table-cell office:value-type="float" office:value="3.06261" calcext:value-type="float">
            <text:p>3.06261</text:p>
          </table:table-cell>
          <table:table-cell office:value-type="float" office:value="1.31118" calcext:value-type="float">
            <text:p>1.31118</text:p>
          </table:table-cell>
          <table:table-cell office:value-type="float" office:value="1.53337" calcext:value-type="float">
            <text:p>1.53337</text:p>
          </table:table-cell>
          <table:table-cell office:value-type="float" office:value="1.8259" calcext:value-type="float">
            <text:p>1.8259</text:p>
          </table:table-cell>
          <table:table-cell office:value-type="float" office:value="2.24679" calcext:value-type="float">
            <text:p>2.24679</text:p>
          </table:table-cell>
          <table:table-cell office:value-type="float" office:value="1.51476" calcext:value-type="float">
            <text:p>1.51476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13505" calcext:value-type="float">
            <text:p>4.13505</text:p>
          </table:table-cell>
          <table:table-cell office:value-type="float" office:value="5.4557" calcext:value-type="float">
            <text:p>5.4557</text:p>
          </table:table-cell>
          <table:table-cell office:value-type="float" office:value="3.03627" calcext:value-type="float">
            <text:p>3.03627</text:p>
          </table:table-cell>
          <table:table-cell office:value-type="float" office:value="5.27827" calcext:value-type="float">
            <text:p>5.27827</text:p>
          </table:table-cell>
          <table:table-cell office:value-type="float" office:value="3.3731" calcext:value-type="float">
            <text:p>3.3731</text:p>
          </table:table-cell>
          <table:table-cell office:value-type="float" office:value="3.60768" calcext:value-type="float">
            <text:p>3.60768</text:p>
          </table:table-cell>
          <table:table-cell office:value-type="float" office:value="2.53345" calcext:value-type="float">
            <text:p>2.53345</text:p>
          </table:table-cell>
          <table:table-cell office:value-type="float" office:value="3.85944" calcext:value-type="float">
            <text:p>3.85944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60406" calcext:value-type="float">
            <text:p>3.60406</text:p>
          </table:table-cell>
          <table:table-cell office:value-type="float" office:value="1.62949" calcext:value-type="float">
            <text:p>1.62949</text:p>
          </table:table-cell>
          <table:table-cell office:value-type="float" office:value="2.75919" calcext:value-type="float">
            <text:p>2.75919</text:p>
          </table:table-cell>
          <table:table-cell office:value-type="float" office:value="2.77195" calcext:value-type="float">
            <text:p>2.77195</text:p>
          </table:table-cell>
          <table:table-cell office:value-type="float" office:value="2.21842" calcext:value-type="float">
            <text:p>2.21842</text:p>
          </table:table-cell>
          <table:table-cell office:value-type="float" office:value="1.40946" calcext:value-type="float">
            <text:p>1.40946</text:p>
          </table:table-cell>
          <table:table-cell office:value-type="float" office:value="1.62373" calcext:value-type="float">
            <text:p>1.62373</text:p>
          </table:table-cell>
          <table:table-cell office:value-type="float" office:value="1.85857" calcext:value-type="float">
            <text:p>1.85857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11875" calcext:value-type="float">
            <text:p>3.11875</text:p>
          </table:table-cell>
          <table:table-cell office:value-type="float" office:value="2.21461" calcext:value-type="float">
            <text:p>2.21461</text:p>
          </table:table-cell>
          <table:table-cell office:value-type="float" office:value="1.89212" calcext:value-type="float">
            <text:p>1.89212</text:p>
          </table:table-cell>
          <table:table-cell office:value-type="float" office:value="1.76756" calcext:value-type="float">
            <text:p>1.76756</text:p>
          </table:table-cell>
          <table:table-cell office:value-type="float" office:value="1.84023" calcext:value-type="float">
            <text:p>1.84023</text:p>
          </table:table-cell>
          <table:table-cell office:value-type="float" office:value="1.50882" calcext:value-type="float">
            <text:p>1.50882</text:p>
          </table:table-cell>
          <table:table-cell office:value-type="float" office:value="1.71948" calcext:value-type="float">
            <text:p>1.71948</text:p>
          </table:table-cell>
          <table:table-cell office:value-type="float" office:value="2.23934" calcext:value-type="float">
            <text:p>2.23934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50667" calcext:value-type="float">
            <text:p>1.50667</text:p>
          </table:table-cell>
          <table:table-cell office:value-type="float" office:value="1.50729" calcext:value-type="float">
            <text:p>1.50729</text:p>
          </table:table-cell>
          <table:table-cell office:value-type="float" office:value="1.54785" calcext:value-type="float">
            <text:p>1.54785</text:p>
          </table:table-cell>
          <table:table-cell office:value-type="float" office:value="1.57292" calcext:value-type="float">
            <text:p>1.57292</text:p>
          </table:table-cell>
          <table:table-cell office:value-type="float" office:value="2.13194" calcext:value-type="float">
            <text:p>2.13194</text:p>
          </table:table-cell>
          <table:table-cell office:value-type="float" office:value="0.69735" calcext:value-type="float">
            <text:p>0.69735</text:p>
          </table:table-cell>
          <table:table-cell office:value-type="float" office:value="2.00776" calcext:value-type="float">
            <text:p>2.00776</text:p>
          </table:table-cell>
          <table:table-cell office:value-type="float" office:value="0.68226" calcext:value-type="float">
            <text:p>0.68226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83785" calcext:value-type="float">
            <text:p>3.83785</text:p>
          </table:table-cell>
          <table:table-cell office:value-type="float" office:value="4.80051" calcext:value-type="float">
            <text:p>4.80051</text:p>
          </table:table-cell>
          <table:table-cell office:value-type="float" office:value="4.4242" calcext:value-type="float">
            <text:p>4.4242</text:p>
          </table:table-cell>
          <table:table-cell office:value-type="float" office:value="6.54698" calcext:value-type="float">
            <text:p>6.54698</text:p>
          </table:table-cell>
          <table:table-cell office:value-type="float" office:value="5.83737" calcext:value-type="float">
            <text:p>5.83737</text:p>
          </table:table-cell>
          <table:table-cell office:value-type="float" office:value="5.56875" calcext:value-type="float">
            <text:p>5.56875</text:p>
          </table:table-cell>
          <table:table-cell office:value-type="float" office:value="6.23376" calcext:value-type="float">
            <text:p>6.23376</text:p>
          </table:table-cell>
          <table:table-cell office:value-type="float" office:value="5.69082" calcext:value-type="float">
            <text:p>5.69082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26503" calcext:value-type="float">
            <text:p>1.26503</text:p>
          </table:table-cell>
          <table:table-cell office:value-type="float" office:value="4.00928" calcext:value-type="float">
            <text:p>4.00928</text:p>
          </table:table-cell>
          <table:table-cell office:value-type="float" office:value="1.6419" calcext:value-type="float">
            <text:p>1.6419</text:p>
          </table:table-cell>
          <table:table-cell office:value-type="float" office:value="1.97265" calcext:value-type="float">
            <text:p>1.97265</text:p>
          </table:table-cell>
          <table:table-cell office:value-type="float" office:value="1.48573" calcext:value-type="float">
            <text:p>1.48573</text:p>
          </table:table-cell>
          <table:table-cell office:value-type="float" office:value="1.76023" calcext:value-type="float">
            <text:p>1.76023</text:p>
          </table:table-cell>
          <table:table-cell office:value-type="float" office:value="3.02237" calcext:value-type="float">
            <text:p>3.02237</text:p>
          </table:table-cell>
          <table:table-cell office:value-type="float" office:value="2.72331" calcext:value-type="float">
            <text:p>2.72331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94164" calcext:value-type="float">
            <text:p>1.94164</text:p>
          </table:table-cell>
          <table:table-cell office:value-type="float" office:value="1.92846" calcext:value-type="float">
            <text:p>1.92846</text:p>
          </table:table-cell>
          <table:table-cell office:value-type="float" office:value="1.80035" calcext:value-type="float">
            <text:p>1.80035</text:p>
          </table:table-cell>
          <table:table-cell office:value-type="float" office:value="1.54167" calcext:value-type="float">
            <text:p>1.54167</text:p>
          </table:table-cell>
          <table:table-cell office:value-type="float" office:value="0.51086" calcext:value-type="float">
            <text:p>0.51086</text:p>
          </table:table-cell>
          <table:table-cell office:value-type="float" office:value="0.90134" calcext:value-type="float">
            <text:p>0.90134</text:p>
          </table:table-cell>
          <table:table-cell office:value-type="float" office:value="0.2983" calcext:value-type="float">
            <text:p>0.2983</text:p>
          </table:table-cell>
          <table:table-cell office:value-type="float" office:value="1.34087" calcext:value-type="float">
            <text:p>1.34087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02617" calcext:value-type="float">
            <text:p>3.02617</text:p>
          </table:table-cell>
          <table:table-cell office:value-type="float" office:value="1.93424" calcext:value-type="float">
            <text:p>1.93424</text:p>
          </table:table-cell>
          <table:table-cell office:value-type="float" office:value="3.88279" calcext:value-type="float">
            <text:p>3.88279</text:p>
          </table:table-cell>
          <table:table-cell office:value-type="float" office:value="0.39109" calcext:value-type="float">
            <text:p>0.39109</text:p>
          </table:table-cell>
          <table:table-cell office:value-type="float" office:value="2.12303" calcext:value-type="float">
            <text:p>2.12303</text:p>
          </table:table-cell>
          <table:table-cell office:value-type="float" office:value="2.04055" calcext:value-type="float">
            <text:p>2.04055</text:p>
          </table:table-cell>
          <table:table-cell office:value-type="float" office:value="2.13265" calcext:value-type="float">
            <text:p>2.13265</text:p>
          </table:table-cell>
          <table:table-cell office:value-type="float" office:value="2.87933" calcext:value-type="float">
            <text:p>2.87933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83763" calcext:value-type="float">
            <text:p>2.83763</text:p>
          </table:table-cell>
          <table:table-cell office:value-type="float" office:value="5.67965" calcext:value-type="float">
            <text:p>5.67965</text:p>
          </table:table-cell>
          <table:table-cell office:value-type="float" office:value="4.80131" calcext:value-type="float">
            <text:p>4.80131</text:p>
          </table:table-cell>
          <table:table-cell office:value-type="float" office:value="6.16885" calcext:value-type="float">
            <text:p>6.16885</text:p>
          </table:table-cell>
          <table:table-cell office:value-type="float" office:value="0.90053" calcext:value-type="float">
            <text:p>0.90053</text:p>
          </table:table-cell>
          <table:table-cell office:value-type="float" office:value="1.02995" calcext:value-type="float">
            <text:p>1.02995</text:p>
          </table:table-cell>
          <table:table-cell office:value-type="float" office:value="2.12827" calcext:value-type="float">
            <text:p>2.12827</text:p>
          </table:table-cell>
          <table:table-cell office:value-type="float" office:value="1.7147" calcext:value-type="float">
            <text:p>1.7147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81484" calcext:value-type="float">
            <text:p>5.81484</text:p>
          </table:table-cell>
          <table:table-cell office:value-type="float" office:value="10.27459" calcext:value-type="float">
            <text:p>10.27459</text:p>
          </table:table-cell>
          <table:table-cell office:value-type="float" office:value="5.04695" calcext:value-type="float">
            <text:p>5.04695</text:p>
          </table:table-cell>
          <table:table-cell office:value-type="float" office:value="6.8289" calcext:value-type="float">
            <text:p>6.8289</text:p>
          </table:table-cell>
          <table:table-cell office:value-type="float" office:value="8.14055" calcext:value-type="float">
            <text:p>8.14055</text:p>
          </table:table-cell>
          <table:table-cell office:value-type="float" office:value="9.00735" calcext:value-type="float">
            <text:p>9.00735</text:p>
          </table:table-cell>
          <table:table-cell office:value-type="float" office:value="12.03085" calcext:value-type="float">
            <text:p>12.03085</text:p>
          </table:table-cell>
          <table:table-cell office:value-type="float" office:value="7.82397" calcext:value-type="float">
            <text:p>7.82397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6336" calcext:value-type="float">
            <text:p>0.86336</text:p>
          </table:table-cell>
          <table:table-cell office:value-type="float" office:value="3.03264" calcext:value-type="float">
            <text:p>3.03264</text:p>
          </table:table-cell>
          <table:table-cell office:value-type="float" office:value="0.72542" calcext:value-type="float">
            <text:p>0.72542</text:p>
          </table:table-cell>
          <table:table-cell office:value-type="float" office:value="2.88737" calcext:value-type="float">
            <text:p>2.88737</text:p>
          </table:table-cell>
          <table:table-cell office:value-type="float" office:value="0.57467" calcext:value-type="float">
            <text:p>0.57467</text:p>
          </table:table-cell>
          <table:table-cell office:value-type="float" office:value="1.75165" calcext:value-type="float">
            <text:p>1.75165</text:p>
          </table:table-cell>
          <table:table-cell office:value-type="float" office:value="1.11434" calcext:value-type="float">
            <text:p>1.11434</text:p>
          </table:table-cell>
          <table:table-cell office:value-type="float" office:value="2.4654" calcext:value-type="float">
            <text:p>2.4654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50279" calcext:value-type="float">
            <text:p>2.50279</text:p>
          </table:table-cell>
          <table:table-cell office:value-type="float" office:value="1.61221" calcext:value-type="float">
            <text:p>1.61221</text:p>
          </table:table-cell>
          <table:table-cell office:value-type="float" office:value="0.46033" calcext:value-type="float">
            <text:p>0.46033</text:p>
          </table:table-cell>
          <table:table-cell office:value-type="float" office:value="2.03986" calcext:value-type="float">
            <text:p>2.03986</text:p>
          </table:table-cell>
          <table:table-cell office:value-type="float" office:value="0.73092" calcext:value-type="float">
            <text:p>0.73092</text:p>
          </table:table-cell>
          <table:table-cell office:value-type="float" office:value="1.34279" calcext:value-type="float">
            <text:p>1.34279</text:p>
          </table:table-cell>
          <table:table-cell office:value-type="float" office:value="2.0591" calcext:value-type="float">
            <text:p>2.0591</text:p>
          </table:table-cell>
          <table:table-cell office:value-type="float" office:value="0.44762" calcext:value-type="float">
            <text:p>0.44762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09512" calcext:value-type="float">
            <text:p>4.09512</text:p>
          </table:table-cell>
          <table:table-cell office:value-type="float" office:value="3.01909" calcext:value-type="float">
            <text:p>3.01909</text:p>
          </table:table-cell>
          <table:table-cell office:value-type="float" office:value="2.5455" calcext:value-type="float">
            <text:p>2.5455</text:p>
          </table:table-cell>
          <table:table-cell office:value-type="float" office:value="1.08757" calcext:value-type="float">
            <text:p>1.08757</text:p>
          </table:table-cell>
          <table:table-cell office:value-type="float" office:value="0.95538" calcext:value-type="float">
            <text:p>0.95538</text:p>
          </table:table-cell>
          <table:table-cell office:value-type="float" office:value="1.3812" calcext:value-type="float">
            <text:p>1.3812</text:p>
          </table:table-cell>
          <table:table-cell office:value-type="float" office:value="3.22804" calcext:value-type="float">
            <text:p>3.22804</text:p>
          </table:table-cell>
          <table:table-cell office:value-type="float" office:value="8.36221" calcext:value-type="float">
            <text:p>8.36221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57919" calcext:value-type="float">
            <text:p>2.57919</text:p>
          </table:table-cell>
          <table:table-cell office:value-type="float" office:value="5.62912" calcext:value-type="float">
            <text:p>5.62912</text:p>
          </table:table-cell>
          <table:table-cell office:value-type="float" office:value="3.43538" calcext:value-type="float">
            <text:p>3.43538</text:p>
          </table:table-cell>
          <table:table-cell office:value-type="float" office:value="1.95379" calcext:value-type="float">
            <text:p>1.95379</text:p>
          </table:table-cell>
          <table:table-cell office:value-type="float" office:value="2.2571" calcext:value-type="float">
            <text:p>2.2571</text:p>
          </table:table-cell>
          <table:table-cell office:value-type="float" office:value="3.1383" calcext:value-type="float">
            <text:p>3.1383</text:p>
          </table:table-cell>
          <table:table-cell office:value-type="float" office:value="3.08395" calcext:value-type="float">
            <text:p>3.08395</text:p>
          </table:table-cell>
          <table:table-cell office:value-type="float" office:value="1.44839" calcext:value-type="float">
            <text:p>1.44839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05705" calcext:value-type="float">
            <text:p>1.05705</text:p>
          </table:table-cell>
          <table:table-cell office:value-type="float" office:value="2.94807" calcext:value-type="float">
            <text:p>2.94807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1.47742" calcext:value-type="float">
            <text:p>1.47742</text:p>
          </table:table-cell>
          <table:table-cell office:value-type="float" office:value="0.87843" calcext:value-type="float">
            <text:p>0.87843</text:p>
          </table:table-cell>
          <table:table-cell office:value-type="float" office:value="0.68473" calcext:value-type="float">
            <text:p>0.68473</text:p>
          </table:table-cell>
          <table:table-cell office:value-type="float" office:value="0.80134" calcext:value-type="float">
            <text:p>0.80134</text:p>
          </table:table-cell>
          <table:table-cell office:value-type="float" office:value="1.23627" calcext:value-type="float">
            <text:p>1.23627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5826" calcext:value-type="float">
            <text:p>0.85826</text:p>
          </table:table-cell>
          <table:table-cell office:value-type="float" office:value="2.17646" calcext:value-type="float">
            <text:p>2.17646</text:p>
          </table:table-cell>
          <table:table-cell office:value-type="float" office:value="1.71459" calcext:value-type="float">
            <text:p>1.71459</text:p>
          </table:table-cell>
          <table:table-cell office:value-type="float" office:value="4.06533" calcext:value-type="float">
            <text:p>4.06533</text:p>
          </table:table-cell>
          <table:table-cell office:value-type="float" office:value="1.87365" calcext:value-type="float">
            <text:p>1.87365</text:p>
          </table:table-cell>
          <table:table-cell office:value-type="float" office:value="1.98625" calcext:value-type="float">
            <text:p>1.98625</text:p>
          </table:table-cell>
          <table:table-cell office:value-type="float" office:value="0.8936" calcext:value-type="float">
            <text:p>0.8936</text:p>
          </table:table-cell>
          <table:table-cell office:value-type="float" office:value="1.45678" calcext:value-type="float">
            <text:p>1.45678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74481" calcext:value-type="float">
            <text:p>4.74481</text:p>
          </table:table-cell>
          <table:table-cell office:value-type="float" office:value="4.61687" calcext:value-type="float">
            <text:p>4.61687</text:p>
          </table:table-cell>
          <table:table-cell office:value-type="float" office:value="4.29925" calcext:value-type="float">
            <text:p>4.29925</text:p>
          </table:table-cell>
          <table:table-cell office:value-type="float" office:value="4.59628" calcext:value-type="float">
            <text:p>4.59628</text:p>
          </table:table-cell>
          <table:table-cell office:value-type="float" office:value="4.68927" calcext:value-type="float">
            <text:p>4.68927</text:p>
          </table:table-cell>
          <table:table-cell office:value-type="float" office:value="4.20481" calcext:value-type="float">
            <text:p>4.20481</text:p>
          </table:table-cell>
          <table:table-cell office:value-type="float" office:value="6.33177" calcext:value-type="float">
            <text:p>6.33177</text:p>
          </table:table-cell>
          <table:table-cell office:value-type="float" office:value="4.32566" calcext:value-type="float">
            <text:p>4.32566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9812" calcext:value-type="float">
            <text:p>0.69812</text:p>
          </table:table-cell>
          <table:table-cell office:value-type="float" office:value="2.54108" calcext:value-type="float">
            <text:p>2.54108</text:p>
          </table:table-cell>
          <table:table-cell office:value-type="float" office:value="1.22794" calcext:value-type="float">
            <text:p>1.22794</text:p>
          </table:table-cell>
          <table:table-cell office:value-type="float" office:value="1.72395" calcext:value-type="float">
            <text:p>1.72395</text:p>
          </table:table-cell>
          <table:table-cell office:value-type="float" office:value="1.2306" calcext:value-type="float">
            <text:p>1.2306</text:p>
          </table:table-cell>
          <table:table-cell office:value-type="float" office:value="1.03247" calcext:value-type="float">
            <text:p>1.03247</text:p>
          </table:table-cell>
          <table:table-cell office:value-type="float" office:value="1.5331" calcext:value-type="float">
            <text:p>1.5331</text:p>
          </table:table-cell>
          <table:table-cell office:value-type="float" office:value="2.10235" calcext:value-type="float">
            <text:p>2.10235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89457" calcext:value-type="float">
            <text:p>4.89457</text:p>
          </table:table-cell>
          <table:table-cell office:value-type="float" office:value="6.52796" calcext:value-type="float">
            <text:p>6.52796</text:p>
          </table:table-cell>
          <table:table-cell office:value-type="float" office:value="4.14797" calcext:value-type="float">
            <text:p>4.14797</text:p>
          </table:table-cell>
          <table:table-cell office:value-type="float" office:value="3.48501" calcext:value-type="float">
            <text:p>3.48501</text:p>
          </table:table-cell>
          <table:table-cell office:value-type="float" office:value="3.07296" calcext:value-type="float">
            <text:p>3.07296</text:p>
          </table:table-cell>
          <table:table-cell office:value-type="float" office:value="2.47549" calcext:value-type="float">
            <text:p>2.47549</text:p>
          </table:table-cell>
          <table:table-cell office:value-type="float" office:value="1.38193" calcext:value-type="float">
            <text:p>1.38193</text:p>
          </table:table-cell>
          <table:table-cell office:value-type="float" office:value="1.9224" calcext:value-type="float">
            <text:p>1.9224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64647" calcext:value-type="float">
            <text:p>1.64647</text:p>
          </table:table-cell>
          <table:table-cell office:value-type="float" office:value="2.77347" calcext:value-type="float">
            <text:p>2.77347</text:p>
          </table:table-cell>
          <table:table-cell office:value-type="float" office:value="2.88692" calcext:value-type="float">
            <text:p>2.88692</text:p>
          </table:table-cell>
          <table:table-cell office:value-type="float" office:value="1.07898" calcext:value-type="float">
            <text:p>1.07898</text:p>
          </table:table-cell>
          <table:table-cell office:value-type="float" office:value="0.64236" calcext:value-type="float">
            <text:p>0.64236</text:p>
          </table:table-cell>
          <table:table-cell office:value-type="float" office:value="1.22236" calcext:value-type="float">
            <text:p>1.22236</text:p>
          </table:table-cell>
          <table:table-cell office:value-type="float" office:value="0.70744" calcext:value-type="float">
            <text:p>0.70744</text:p>
          </table:table-cell>
          <table:table-cell office:value-type="float" office:value="0.63418" calcext:value-type="float">
            <text:p>0.63418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5457" calcext:value-type="float">
            <text:p>1.45457</text:p>
          </table:table-cell>
          <table:table-cell office:value-type="float" office:value="2.28493" calcext:value-type="float">
            <text:p>2.28493</text:p>
          </table:table-cell>
          <table:table-cell office:value-type="float" office:value="2.42374" calcext:value-type="float">
            <text:p>2.42374</text:p>
          </table:table-cell>
          <table:table-cell office:value-type="float" office:value="0.91898" calcext:value-type="float">
            <text:p>0.91898</text:p>
          </table:table-cell>
          <table:table-cell office:value-type="float" office:value="1.67241" calcext:value-type="float">
            <text:p>1.67241</text:p>
          </table:table-cell>
          <table:table-cell office:value-type="float" office:value="2.4706" calcext:value-type="float">
            <text:p>2.4706</text:p>
          </table:table-cell>
          <table:table-cell office:value-type="float" office:value="1.97443" calcext:value-type="float">
            <text:p>1.97443</text:p>
          </table:table-cell>
          <table:table-cell office:value-type="float" office:value="1.79873" calcext:value-type="float">
            <text:p>1.79873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81302" calcext:value-type="float">
            <text:p>2.81302</text:p>
          </table:table-cell>
          <table:table-cell office:value-type="float" office:value="0.42721" calcext:value-type="float">
            <text:p>0.42721</text:p>
          </table:table-cell>
          <table:table-cell office:value-type="float" office:value="3.53249" calcext:value-type="float">
            <text:p>3.53249</text:p>
          </table:table-cell>
          <table:table-cell office:value-type="float" office:value="1.25419" calcext:value-type="float">
            <text:p>1.25419</text:p>
          </table:table-cell>
          <table:table-cell office:value-type="float" office:value="1.0302" calcext:value-type="float">
            <text:p>1.0302</text:p>
          </table:table-cell>
          <table:table-cell office:value-type="float" office:value="1.77551" calcext:value-type="float">
            <text:p>1.77551</text:p>
          </table:table-cell>
          <table:table-cell office:value-type="float" office:value="1.25258" calcext:value-type="float">
            <text:p>1.25258</text:p>
          </table:table-cell>
          <table:table-cell office:value-type="float" office:value="2.4931" calcext:value-type="float">
            <text:p>2.4931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81175" calcext:value-type="float">
            <text:p>3.81175</text:p>
          </table:table-cell>
          <table:table-cell office:value-type="float" office:value="3.42267" calcext:value-type="float">
            <text:p>3.42267</text:p>
          </table:table-cell>
          <table:table-cell office:value-type="float" office:value="5.44641" calcext:value-type="float">
            <text:p>5.44641</text:p>
          </table:table-cell>
          <table:table-cell office:value-type="float" office:value="4.03889" calcext:value-type="float">
            <text:p>4.03889</text:p>
          </table:table-cell>
          <table:table-cell office:value-type="float" office:value="3.17629" calcext:value-type="float">
            <text:p>3.17629</text:p>
          </table:table-cell>
          <table:table-cell office:value-type="float" office:value="2.2025" calcext:value-type="float">
            <text:p>2.2025</text:p>
          </table:table-cell>
          <table:table-cell office:value-type="float" office:value="5.65296" calcext:value-type="float">
            <text:p>5.65296</text:p>
          </table:table-cell>
          <table:table-cell office:value-type="float" office:value="1.81285" calcext:value-type="float">
            <text:p>1.81285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14149" calcext:value-type="float">
            <text:p>2.14149</text:p>
          </table:table-cell>
          <table:table-cell office:value-type="float" office:value="2.09073" calcext:value-type="float">
            <text:p>2.09073</text:p>
          </table:table-cell>
          <table:table-cell office:value-type="float" office:value="3.21358" calcext:value-type="float">
            <text:p>3.21358</text:p>
          </table:table-cell>
          <table:table-cell office:value-type="float" office:value="0.93878" calcext:value-type="float">
            <text:p>0.93878</text:p>
          </table:table-cell>
          <table:table-cell office:value-type="float" office:value="1.86777" calcext:value-type="float">
            <text:p>1.86777</text:p>
          </table:table-cell>
          <table:table-cell office:value-type="float" office:value="2.64352" calcext:value-type="float">
            <text:p>2.64352</text:p>
          </table:table-cell>
          <table:table-cell office:value-type="float" office:value="3.39717" calcext:value-type="float">
            <text:p>3.39717</text:p>
          </table:table-cell>
          <table:table-cell office:value-type="float" office:value="1.71138" calcext:value-type="float">
            <text:p>1.71138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00109" calcext:value-type="float">
            <text:p>2.00109</text:p>
          </table:table-cell>
          <table:table-cell office:value-type="float" office:value="1.60605" calcext:value-type="float">
            <text:p>1.60605</text:p>
          </table:table-cell>
          <table:table-cell office:value-type="float" office:value="4.12505" calcext:value-type="float">
            <text:p>4.12505</text:p>
          </table:table-cell>
          <table:table-cell office:value-type="float" office:value="3.29392" calcext:value-type="float">
            <text:p>3.29392</text:p>
          </table:table-cell>
          <table:table-cell office:value-type="float" office:value="4.14861" calcext:value-type="float">
            <text:p>4.14861</text:p>
          </table:table-cell>
          <table:table-cell office:value-type="float" office:value="2.42663" calcext:value-type="float">
            <text:p>2.42663</text:p>
          </table:table-cell>
          <table:table-cell office:value-type="float" office:value="3.79163" calcext:value-type="float">
            <text:p>3.79163</text:p>
          </table:table-cell>
          <table:table-cell office:value-type="float" office:value="3.11212" calcext:value-type="float">
            <text:p>3.11212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62535" calcext:value-type="float">
            <text:p>2.62535</text:p>
          </table:table-cell>
          <table:table-cell office:value-type="float" office:value="3.2393" calcext:value-type="float">
            <text:p>3.2393</text:p>
          </table:table-cell>
          <table:table-cell office:value-type="float" office:value="3.92801" calcext:value-type="float">
            <text:p>3.92801</text:p>
          </table:table-cell>
          <table:table-cell office:value-type="float" office:value="4.62056" calcext:value-type="float">
            <text:p>4.62056</text:p>
          </table:table-cell>
          <table:table-cell office:value-type="float" office:value="2.66349" calcext:value-type="float">
            <text:p>2.66349</text:p>
          </table:table-cell>
          <table:table-cell office:value-type="float" office:value="2.74841" calcext:value-type="float">
            <text:p>2.74841</text:p>
          </table:table-cell>
          <table:table-cell office:value-type="float" office:value="2.93515" calcext:value-type="float">
            <text:p>2.93515</text:p>
          </table:table-cell>
          <table:table-cell office:value-type="float" office:value="4.27777" calcext:value-type="float">
            <text:p>4.27777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86832" calcext:value-type="float">
            <text:p>4.86832</text:p>
          </table:table-cell>
          <table:table-cell office:value-type="float" office:value="2.99702" calcext:value-type="float">
            <text:p>2.99702</text:p>
          </table:table-cell>
          <table:table-cell office:value-type="float" office:value="4.43105" calcext:value-type="float">
            <text:p>4.43105</text:p>
          </table:table-cell>
          <table:table-cell office:value-type="float" office:value="2.32196" calcext:value-type="float">
            <text:p>2.32196</text:p>
          </table:table-cell>
          <table:table-cell office:value-type="float" office:value="3.49867" calcext:value-type="float">
            <text:p>3.49867</text:p>
          </table:table-cell>
          <table:table-cell office:value-type="float" office:value="4.79321" calcext:value-type="float">
            <text:p>4.79321</text:p>
          </table:table-cell>
          <table:table-cell office:value-type="float" office:value="4.01943" calcext:value-type="float">
            <text:p>4.01943</text:p>
          </table:table-cell>
          <table:table-cell office:value-type="float" office:value="3.26885" calcext:value-type="float">
            <text:p>3.26885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6547" calcext:value-type="float">
            <text:p>0.46547</text:p>
          </table:table-cell>
          <table:table-cell office:value-type="float" office:value="3.29081" calcext:value-type="float">
            <text:p>3.29081</text:p>
          </table:table-cell>
          <table:table-cell office:value-type="float" office:value="3.7608" calcext:value-type="float">
            <text:p>3.7608</text:p>
          </table:table-cell>
          <table:table-cell office:value-type="float" office:value="2.92768" calcext:value-type="float">
            <text:p>2.92768</text:p>
          </table:table-cell>
          <table:table-cell office:value-type="float" office:value="1.87699" calcext:value-type="float">
            <text:p>1.87699</text:p>
          </table:table-cell>
          <table:table-cell office:value-type="float" office:value="2.64237" calcext:value-type="float">
            <text:p>2.64237</text:p>
          </table:table-cell>
          <table:table-cell office:value-type="float" office:value="2.75241" calcext:value-type="float">
            <text:p>2.75241</text:p>
          </table:table-cell>
          <table:table-cell office:value-type="float" office:value="1.58572" calcext:value-type="float">
            <text:p>1.58572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235" calcext:value-type="float">
            <text:p>0.38235</text:p>
          </table:table-cell>
          <table:table-cell office:value-type="float" office:value="1.53306" calcext:value-type="float">
            <text:p>1.53306</text:p>
          </table:table-cell>
          <table:table-cell office:value-type="float" office:value="0.58578" calcext:value-type="float">
            <text:p>0.58578</text:p>
          </table:table-cell>
          <table:table-cell office:value-type="float" office:value="1.27817" calcext:value-type="float">
            <text:p>1.27817</text:p>
          </table:table-cell>
          <table:table-cell office:value-type="float" office:value="1.23816" calcext:value-type="float">
            <text:p>1.23816</text:p>
          </table:table-cell>
          <table:table-cell office:value-type="float" office:value="0.55021" calcext:value-type="float">
            <text:p>0.55021</text:p>
          </table:table-cell>
          <table:table-cell office:value-type="float" office:value="0.74434" calcext:value-type="float">
            <text:p>0.74434</text:p>
          </table:table-cell>
          <table:table-cell office:value-type="float" office:value="1.13916" calcext:value-type="float">
            <text:p>1.13916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5417" calcext:value-type="float">
            <text:p>0.45417</text:p>
          </table:table-cell>
          <table:table-cell office:value-type="float" office:value="1.64506" calcext:value-type="float">
            <text:p>1.64506</text:p>
          </table:table-cell>
          <table:table-cell office:value-type="float" office:value="0.96911" calcext:value-type="float">
            <text:p>0.96911</text:p>
          </table:table-cell>
          <table:table-cell office:value-type="float" office:value="0.87763" calcext:value-type="float">
            <text:p>0.87763</text:p>
          </table:table-cell>
          <table:table-cell office:value-type="float" office:value="0.41282" calcext:value-type="float">
            <text:p>0.41282</text:p>
          </table:table-cell>
          <table:table-cell office:value-type="float" office:value="0.78011" calcext:value-type="float">
            <text:p>0.78011</text:p>
          </table:table-cell>
          <table:table-cell office:value-type="float" office:value="2.56884" calcext:value-type="float">
            <text:p>2.56884</text:p>
          </table:table-cell>
          <table:table-cell office:value-type="float" office:value="0.82711" calcext:value-type="float">
            <text:p>0.82711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3954" calcext:value-type="float">
            <text:p>1.43954</text:p>
          </table:table-cell>
          <table:table-cell office:value-type="float" office:value="2.56818" calcext:value-type="float">
            <text:p>2.56818</text:p>
          </table:table-cell>
          <table:table-cell office:value-type="float" office:value="1.47335" calcext:value-type="float">
            <text:p>1.47335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1.11988" calcext:value-type="float">
            <text:p>1.11988</text:p>
          </table:table-cell>
          <table:table-cell office:value-type="float" office:value="1.84265" calcext:value-type="float">
            <text:p>1.84265</text:p>
          </table:table-cell>
          <table:table-cell office:value-type="float" office:value="0.72035" calcext:value-type="float">
            <text:p>0.72035</text:p>
          </table:table-cell>
          <table:table-cell office:value-type="float" office:value="1.41932" calcext:value-type="float">
            <text:p>1.41932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23431" calcext:value-type="float">
            <text:p>2.23431</text:p>
          </table:table-cell>
          <table:table-cell office:value-type="float" office:value="2.78949" calcext:value-type="float">
            <text:p>2.78949</text:p>
          </table:table-cell>
          <table:table-cell office:value-type="float" office:value="2.20545" calcext:value-type="float">
            <text:p>2.20545</text:p>
          </table:table-cell>
          <table:table-cell office:value-type="float" office:value="0.74969" calcext:value-type="float">
            <text:p>0.74969</text:p>
          </table:table-cell>
          <table:table-cell office:value-type="float" office:value="0.85518" calcext:value-type="float">
            <text:p>0.85518</text:p>
          </table:table-cell>
          <table:table-cell office:value-type="float" office:value="1.53507" calcext:value-type="float">
            <text:p>1.53507</text:p>
          </table:table-cell>
          <table:table-cell office:value-type="float" office:value="1.09655" calcext:value-type="float">
            <text:p>1.09655</text:p>
          </table:table-cell>
          <table:table-cell office:value-type="float" office:value="1.4526" calcext:value-type="float">
            <text:p>1.4526</text:p>
          </table:table-cell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2216" calcext:value-type="float">
            <text:p>2.2216</text:p>
          </table:table-cell>
          <table:table-cell office:value-type="float" office:value="2.42627" calcext:value-type="float">
            <text:p>2.42627</text:p>
          </table:table-cell>
          <table:table-cell office:value-type="float" office:value="0.77422" calcext:value-type="float">
            <text:p>0.77422</text:p>
          </table:table-cell>
          <table:table-cell office:value-type="float" office:value="1.39785" calcext:value-type="float">
            <text:p>1.39785</text:p>
          </table:table-cell>
          <table:table-cell office:value-type="float" office:value="1.49982" calcext:value-type="float">
            <text:p>1.49982</text:p>
          </table:table-cell>
          <table:table-cell office:value-type="float" office:value="0.73614" calcext:value-type="float">
            <text:p>0.73614</text:p>
          </table:table-cell>
          <table:table-cell office:value-type="float" office:value="1.52352" calcext:value-type="float">
            <text:p>1.52352</text:p>
          </table:table-cell>
          <table:table-cell office:value-type="float" office:value="0.939" calcext:value-type="float">
            <text:p>0.939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05772" calcext:value-type="float">
            <text:p>2.05772</text:p>
          </table:table-cell>
          <table:table-cell office:value-type="float" office:value="2.36472" calcext:value-type="float">
            <text:p>2.36472</text:p>
          </table:table-cell>
          <table:table-cell office:value-type="float" office:value="1.92465" calcext:value-type="float">
            <text:p>1.92465</text:p>
          </table:table-cell>
          <table:table-cell office:value-type="float" office:value="1.26663" calcext:value-type="float">
            <text:p>1.26663</text:p>
          </table:table-cell>
          <table:table-cell office:value-type="float" office:value="1.13349" calcext:value-type="float">
            <text:p>1.13349</text:p>
          </table:table-cell>
          <table:table-cell office:value-type="float" office:value="2.04958" calcext:value-type="float">
            <text:p>2.04958</text:p>
          </table:table-cell>
          <table:table-cell office:value-type="float" office:value="1.48859" calcext:value-type="float">
            <text:p>1.48859</text:p>
          </table:table-cell>
          <table:table-cell office:value-type="float" office:value="1.45306" calcext:value-type="float">
            <text:p>1.45306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8243" calcext:value-type="float">
            <text:p>0.58243</text:p>
          </table:table-cell>
          <table:table-cell office:value-type="float" office:value="1.25316" calcext:value-type="float">
            <text:p>1.25316</text:p>
          </table:table-cell>
          <table:table-cell office:value-type="float" office:value="0.3706" calcext:value-type="float">
            <text:p>0.3706</text:p>
          </table:table-cell>
          <table:table-cell office:value-type="float" office:value="1.04849" calcext:value-type="float">
            <text:p>1.04849</text:p>
          </table:table-cell>
          <table:table-cell office:value-type="float" office:value="0.26276" calcext:value-type="float">
            <text:p>0.26276</text:p>
          </table:table-cell>
          <table:table-cell office:value-type="float" office:value="2.22561" calcext:value-type="float">
            <text:p>2.22561</text:p>
          </table:table-cell>
          <table:table-cell office:value-type="float" office:value="2.10026" calcext:value-type="float">
            <text:p>2.10026</text:p>
          </table:table-cell>
          <table:table-cell office:value-type="float" office:value="3.86557" calcext:value-type="float">
            <text:p>3.86557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772" calcext:value-type="float">
            <text:p>3.772</text:p>
          </table:table-cell>
          <table:table-cell office:value-type="float" office:value="3.59692" calcext:value-type="float">
            <text:p>3.59692</text:p>
          </table:table-cell>
          <table:table-cell office:value-type="float" office:value="4.70535" calcext:value-type="float">
            <text:p>4.70535</text:p>
          </table:table-cell>
          <table:table-cell office:value-type="float" office:value="2.49995" calcext:value-type="float">
            <text:p>2.49995</text:p>
          </table:table-cell>
          <table:table-cell office:value-type="float" office:value="1.27978" calcext:value-type="float">
            <text:p>1.27978</text:p>
          </table:table-cell>
          <table:table-cell office:value-type="float" office:value="2.44034" calcext:value-type="float">
            <text:p>2.44034</text:p>
          </table:table-cell>
          <table:table-cell office:value-type="float" office:value="3.15278" calcext:value-type="float">
            <text:p>3.15278</text:p>
          </table:table-cell>
          <table:table-cell office:value-type="float" office:value="2.25625" calcext:value-type="float">
            <text:p>2.25625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07182" calcext:value-type="float">
            <text:p>3.07182</text:p>
          </table:table-cell>
          <table:table-cell office:value-type="float" office:value="4.31705" calcext:value-type="float">
            <text:p>4.31705</text:p>
          </table:table-cell>
          <table:table-cell office:value-type="float" office:value="2.44485" calcext:value-type="float">
            <text:p>2.44485</text:p>
          </table:table-cell>
          <table:table-cell office:value-type="float" office:value="1.53357" calcext:value-type="float">
            <text:p>1.53357</text:p>
          </table:table-cell>
          <table:table-cell office:value-type="float" office:value="0.77176" calcext:value-type="float">
            <text:p>0.77176</text:p>
          </table:table-cell>
          <table:table-cell office:value-type="float" office:value="1.02317" calcext:value-type="float">
            <text:p>1.02317</text:p>
          </table:table-cell>
          <table:table-cell office:value-type="float" office:value="1.16076" calcext:value-type="float">
            <text:p>1.16076</text:p>
          </table:table-cell>
          <table:table-cell office:value-type="float" office:value="2.02722" calcext:value-type="float">
            <text:p>2.02722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6816" calcext:value-type="float">
            <text:p>0.66816</text:p>
          </table:table-cell>
          <table:table-cell office:value-type="float" office:value="0.31687" calcext:value-type="float">
            <text:p>0.31687</text:p>
          </table:table-cell>
          <table:table-cell office:value-type="float" office:value="2.31604" calcext:value-type="float">
            <text:p>2.31604</text:p>
          </table:table-cell>
          <table:table-cell office:value-type="float" office:value="1.07934" calcext:value-type="float">
            <text:p>1.07934</text:p>
          </table:table-cell>
          <table:table-cell office:value-type="float" office:value="1.48171" calcext:value-type="float">
            <text:p>1.48171</text:p>
          </table:table-cell>
          <table:table-cell office:value-type="float" office:value="1.45925" calcext:value-type="float">
            <text:p>1.45925</text:p>
          </table:table-cell>
          <table:table-cell office:value-type="float" office:value="1.59136" calcext:value-type="float">
            <text:p>1.59136</text:p>
          </table:table-cell>
          <table:table-cell office:value-type="float" office:value="3.02374" calcext:value-type="float">
            <text:p>3.02374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77972" calcext:value-type="float">
            <text:p>4.77972</text:p>
          </table:table-cell>
          <table:table-cell office:value-type="float" office:value="0.91862" calcext:value-type="float">
            <text:p>0.91862</text:p>
          </table:table-cell>
          <table:table-cell office:value-type="float" office:value="4.71334" calcext:value-type="float">
            <text:p>4.71334</text:p>
          </table:table-cell>
          <table:table-cell office:value-type="float" office:value="3.44893" calcext:value-type="float">
            <text:p>3.44893</text:p>
          </table:table-cell>
          <table:table-cell office:value-type="float" office:value="6.08127" calcext:value-type="float">
            <text:p>6.08127</text:p>
          </table:table-cell>
          <table:table-cell office:value-type="float" office:value="1.40259" calcext:value-type="float">
            <text:p>1.40259</text:p>
          </table:table-cell>
          <table:table-cell office:value-type="float" office:value="2.26272" calcext:value-type="float">
            <text:p>2.26272</text:p>
          </table:table-cell>
          <table:table-cell office:value-type="float" office:value="0.2062" calcext:value-type="float">
            <text:p>0.2062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65922" calcext:value-type="float">
            <text:p>2.65922</text:p>
          </table:table-cell>
          <table:table-cell office:value-type="float" office:value="1.72252" calcext:value-type="float">
            <text:p>1.72252</text:p>
          </table:table-cell>
          <table:table-cell office:value-type="float" office:value="3.51291" calcext:value-type="float">
            <text:p>3.51291</text:p>
          </table:table-cell>
          <table:table-cell office:value-type="float" office:value="2.08102" calcext:value-type="float">
            <text:p>2.08102</text:p>
          </table:table-cell>
          <table:table-cell office:value-type="float" office:value="3.90951" calcext:value-type="float">
            <text:p>3.90951</text:p>
          </table:table-cell>
          <table:table-cell office:value-type="float" office:value="1.44139" calcext:value-type="float">
            <text:p>1.44139</text:p>
          </table:table-cell>
          <table:table-cell office:value-type="float" office:value="3.4745" calcext:value-type="float">
            <text:p>3.4745</text:p>
          </table:table-cell>
          <table:table-cell office:value-type="float" office:value="1.03758" calcext:value-type="float">
            <text:p>1.03758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8073" calcext:value-type="float">
            <text:p>1.08073</text:p>
          </table:table-cell>
          <table:table-cell office:value-type="float" office:value="1.52316" calcext:value-type="float">
            <text:p>1.52316</text:p>
          </table:table-cell>
          <table:table-cell office:value-type="float" office:value="1.29967" calcext:value-type="float">
            <text:p>1.29967</text:p>
          </table:table-cell>
          <table:table-cell office:value-type="float" office:value="4.18714" calcext:value-type="float">
            <text:p>4.18714</text:p>
          </table:table-cell>
          <table:table-cell office:value-type="float" office:value="2.08535" calcext:value-type="float">
            <text:p>2.08535</text:p>
          </table:table-cell>
          <table:table-cell office:value-type="float" office:value="0.84831" calcext:value-type="float">
            <text:p>0.84831</text:p>
          </table:table-cell>
          <table:table-cell office:value-type="float" office:value="3.5437" calcext:value-type="float">
            <text:p>3.5437</text:p>
          </table:table-cell>
          <table:table-cell office:value-type="float" office:value="2.83504" calcext:value-type="float">
            <text:p>2.83504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50694" calcext:value-type="float">
            <text:p>1.50694</text:p>
          </table:table-cell>
          <table:table-cell office:value-type="float" office:value="1.46769" calcext:value-type="float">
            <text:p>1.46769</text:p>
          </table:table-cell>
          <table:table-cell office:value-type="float" office:value="1.6123" calcext:value-type="float">
            <text:p>1.6123</text:p>
          </table:table-cell>
          <table:table-cell office:value-type="float" office:value="0.93808" calcext:value-type="float">
            <text:p>0.93808</text:p>
          </table:table-cell>
          <table:table-cell office:value-type="float" office:value="1.76175" calcext:value-type="float">
            <text:p>1.76175</text:p>
          </table:table-cell>
          <table:table-cell office:value-type="float" office:value="0.54578" calcext:value-type="float">
            <text:p>0.54578</text:p>
          </table:table-cell>
          <table:table-cell office:value-type="float" office:value="1.85767" calcext:value-type="float">
            <text:p>1.85767</text:p>
          </table:table-cell>
          <table:table-cell office:value-type="float" office:value="0.49044" calcext:value-type="float">
            <text:p>0.49044</text:p>
          </table:table-cell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38216" calcext:value-type="float">
            <text:p>1.38216</text:p>
          </table:table-cell>
          <table:table-cell office:value-type="float" office:value="1.27923" calcext:value-type="float">
            <text:p>1.27923</text:p>
          </table:table-cell>
          <table:table-cell office:value-type="float" office:value="2.00256" calcext:value-type="float">
            <text:p>2.00256</text:p>
          </table:table-cell>
          <table:table-cell office:value-type="float" office:value="2.22262" calcext:value-type="float">
            <text:p>2.22262</text:p>
          </table:table-cell>
          <table:table-cell office:value-type="float" office:value="3.63221" calcext:value-type="float">
            <text:p>3.63221</text:p>
          </table:table-cell>
          <table:table-cell office:value-type="float" office:value="1.12787" calcext:value-type="float">
            <text:p>1.12787</text:p>
          </table:table-cell>
          <table:table-cell office:value-type="float" office:value="0.66483" calcext:value-type="float">
            <text:p>0.66483</text:p>
          </table:table-cell>
          <table:table-cell office:value-type="float" office:value="2.36512" calcext:value-type="float">
            <text:p>2.36512</text:p>
          </table:table-cell>
          <table:table-cell table:number-columns-repeated="10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06126" calcext:value-type="float">
            <text:p>2.06126</text:p>
          </table:table-cell>
          <table:table-cell office:value-type="float" office:value="1.67529" calcext:value-type="float">
            <text:p>1.67529</text:p>
          </table:table-cell>
          <table:table-cell office:value-type="float" office:value="2.19295" calcext:value-type="float">
            <text:p>2.19295</text:p>
          </table:table-cell>
          <table:table-cell office:value-type="float" office:value="2.03244" calcext:value-type="float">
            <text:p>2.03244</text:p>
          </table:table-cell>
          <table:table-cell office:value-type="float" office:value="1.40732" calcext:value-type="float">
            <text:p>1.40732</text:p>
          </table:table-cell>
          <table:table-cell office:value-type="float" office:value="1.89311" calcext:value-type="float">
            <text:p>1.89311</text:p>
          </table:table-cell>
          <table:table-cell office:value-type="float" office:value="3.12762" calcext:value-type="float">
            <text:p>3.12762</text:p>
          </table:table-cell>
          <table:table-cell office:value-type="float" office:value="1.24943" calcext:value-type="float">
            <text:p>1.24943</text:p>
          </table:table-cell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07635" calcext:value-type="float">
            <text:p>2.07635</text:p>
          </table:table-cell>
          <table:table-cell office:value-type="float" office:value="2.42148" calcext:value-type="float">
            <text:p>2.42148</text:p>
          </table:table-cell>
          <table:table-cell office:value-type="float" office:value="2.21879" calcext:value-type="float">
            <text:p>2.21879</text:p>
          </table:table-cell>
          <table:table-cell office:value-type="float" office:value="3.36449" calcext:value-type="float">
            <text:p>3.36449</text:p>
          </table:table-cell>
          <table:table-cell office:value-type="float" office:value="1.84154" calcext:value-type="float">
            <text:p>1.84154</text:p>
          </table:table-cell>
          <table:table-cell office:value-type="float" office:value="3.5317" calcext:value-type="float">
            <text:p>3.5317</text:p>
          </table:table-cell>
          <table:table-cell office:value-type="float" office:value="2.22398" calcext:value-type="float">
            <text:p>2.22398</text:p>
          </table:table-cell>
          <table:table-cell office:value-type="float" office:value="3.76492" calcext:value-type="float">
            <text:p>3.76492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75194" calcext:value-type="float">
            <text:p>4.75194</text:p>
          </table:table-cell>
          <table:table-cell office:value-type="float" office:value="5.46506" calcext:value-type="float">
            <text:p>5.46506</text:p>
          </table:table-cell>
          <table:table-cell office:value-type="float" office:value="5.459" calcext:value-type="float">
            <text:p>5.459</text:p>
          </table:table-cell>
          <table:table-cell office:value-type="float" office:value="6.94794" calcext:value-type="float">
            <text:p>6.94794</text:p>
          </table:table-cell>
          <table:table-cell office:value-type="float" office:value="3.56463" calcext:value-type="float">
            <text:p>3.56463</text:p>
          </table:table-cell>
          <table:table-cell office:value-type="float" office:value="5.1784" calcext:value-type="float">
            <text:p>5.1784</text:p>
          </table:table-cell>
          <table:table-cell office:value-type="float" office:value="3.50193" calcext:value-type="float">
            <text:p>3.50193</text:p>
          </table:table-cell>
          <table:table-cell office:value-type="float" office:value="3.44502" calcext:value-type="float">
            <text:p>3.44502</text:p>
          </table:table-cell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6882" calcext:value-type="float">
            <text:p>0.76882</text:p>
          </table:table-cell>
          <table:table-cell office:value-type="float" office:value="3.43357" calcext:value-type="float">
            <text:p>3.43357</text:p>
          </table:table-cell>
          <table:table-cell office:value-type="float" office:value="1.86603" calcext:value-type="float">
            <text:p>1.86603</text:p>
          </table:table-cell>
          <table:table-cell office:value-type="float" office:value="3.69996" calcext:value-type="float">
            <text:p>3.69996</text:p>
          </table:table-cell>
          <table:table-cell office:value-type="float" office:value="2.46582" calcext:value-type="float">
            <text:p>2.46582</text:p>
          </table:table-cell>
          <table:table-cell office:value-type="float" office:value="2.59455" calcext:value-type="float">
            <text:p>2.59455</text:p>
          </table:table-cell>
          <table:table-cell office:value-type="float" office:value="1.46703" calcext:value-type="float">
            <text:p>1.46703</text:p>
          </table:table-cell>
          <table:table-cell office:value-type="float" office:value="1.57405" calcext:value-type="float">
            <text:p>1.57405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599" calcext:value-type="float">
            <text:p>1.0599</text:p>
          </table:table-cell>
          <table:table-cell office:value-type="float" office:value="0.93652" calcext:value-type="float">
            <text:p>0.93652</text:p>
          </table:table-cell>
          <table:table-cell office:value-type="float" office:value="2.70689" calcext:value-type="float">
            <text:p>2.70689</text:p>
          </table:table-cell>
          <table:table-cell office:value-type="float" office:value="3.09619" calcext:value-type="float">
            <text:p>3.09619</text:p>
          </table:table-cell>
          <table:table-cell office:value-type="float" office:value="1.87561" calcext:value-type="float">
            <text:p>1.87561</text:p>
          </table:table-cell>
          <table:table-cell office:value-type="float" office:value="1.44593" calcext:value-type="float">
            <text:p>1.44593</text:p>
          </table:table-cell>
          <table:table-cell office:value-type="float" office:value="1.75076" calcext:value-type="float">
            <text:p>1.75076</text:p>
          </table:table-cell>
          <table:table-cell office:value-type="float" office:value="1.12413" calcext:value-type="float">
            <text:p>1.12413</text:p>
          </table:table-cell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88878" calcext:value-type="float">
            <text:p>4.88878</text:p>
          </table:table-cell>
          <table:table-cell office:value-type="float" office:value="4.44474" calcext:value-type="float">
            <text:p>4.44474</text:p>
          </table:table-cell>
          <table:table-cell office:value-type="float" office:value="6.42462" calcext:value-type="float">
            <text:p>6.42462</text:p>
          </table:table-cell>
          <table:table-cell office:value-type="float" office:value="1.79342" calcext:value-type="float">
            <text:p>1.79342</text:p>
          </table:table-cell>
          <table:table-cell office:value-type="float" office:value="2.19963" calcext:value-type="float">
            <text:p>2.19963</text:p>
          </table:table-cell>
          <table:table-cell office:value-type="float" office:value="1.65636" calcext:value-type="float">
            <text:p>1.65636</text:p>
          </table:table-cell>
          <table:table-cell office:value-type="float" office:value="1.3596" calcext:value-type="float">
            <text:p>1.3596</text:p>
          </table:table-cell>
          <table:table-cell office:value-type="float" office:value="1.30363" calcext:value-type="float">
            <text:p>1.30363</text:p>
          </table:table-cell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57848" calcext:value-type="float">
            <text:p>1.57848</text:p>
          </table:table-cell>
          <table:table-cell office:value-type="float" office:value="2.66087" calcext:value-type="float">
            <text:p>2.66087</text:p>
          </table:table-cell>
          <table:table-cell office:value-type="float" office:value="0.56262" calcext:value-type="float">
            <text:p>0.56262</text:p>
          </table:table-cell>
          <table:table-cell office:value-type="float" office:value="1.30337" calcext:value-type="float">
            <text:p>1.30337</text:p>
          </table:table-cell>
          <table:table-cell office:value-type="float" office:value="1.05229" calcext:value-type="float">
            <text:p>1.05229</text:p>
          </table:table-cell>
          <table:table-cell office:value-type="float" office:value="1.323" calcext:value-type="float">
            <text:p>1.323</text:p>
          </table:table-cell>
          <table:table-cell office:value-type="float" office:value="1.68784" calcext:value-type="float">
            <text:p>1.68784</text:p>
          </table:table-cell>
          <table:table-cell office:value-type="float" office:value="1.9843" calcext:value-type="float">
            <text:p>1.9843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2229" calcext:value-type="float">
            <text:p>0.42229</text:p>
          </table:table-cell>
          <table:table-cell office:value-type="float" office:value="3.94863" calcext:value-type="float">
            <text:p>3.94863</text:p>
          </table:table-cell>
          <table:table-cell office:value-type="float" office:value="1.83996" calcext:value-type="float">
            <text:p>1.83996</text:p>
          </table:table-cell>
          <table:table-cell office:value-type="float" office:value="4.65129" calcext:value-type="float">
            <text:p>4.65129</text:p>
          </table:table-cell>
          <table:table-cell office:value-type="float" office:value="2.44469" calcext:value-type="float">
            <text:p>2.44469</text:p>
          </table:table-cell>
          <table:table-cell office:value-type="float" office:value="3.12608" calcext:value-type="float">
            <text:p>3.12608</text:p>
          </table:table-cell>
          <table:table-cell office:value-type="float" office:value="2.99294" calcext:value-type="float">
            <text:p>2.99294</text:p>
          </table:table-cell>
          <table:table-cell office:value-type="float" office:value="1.82099" calcext:value-type="float">
            <text:p>1.82099</text:p>
          </table:table-cell>
          <table:table-cell table:number-columns-repeated="10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04141" calcext:value-type="float">
            <text:p>6.04141</text:p>
          </table:table-cell>
          <table:table-cell office:value-type="float" office:value="2.56441" calcext:value-type="float">
            <text:p>2.56441</text:p>
          </table:table-cell>
          <table:table-cell office:value-type="float" office:value="5.26791" calcext:value-type="float">
            <text:p>5.26791</text:p>
          </table:table-cell>
          <table:table-cell office:value-type="float" office:value="2.5241" calcext:value-type="float">
            <text:p>2.5241</text:p>
          </table:table-cell>
          <table:table-cell office:value-type="float" office:value="0.31148" calcext:value-type="float">
            <text:p>0.31148</text:p>
          </table:table-cell>
          <table:table-cell office:value-type="float" office:value="0.40618" calcext:value-type="float">
            <text:p>0.40618</text:p>
          </table:table-cell>
          <table:table-cell office:value-type="float" office:value="2.56147" calcext:value-type="float">
            <text:p>2.56147</text:p>
          </table:table-cell>
          <table:table-cell office:value-type="float" office:value="2.46949" calcext:value-type="float">
            <text:p>2.46949</text:p>
          </table:table-cell>
          <table:table-cell table:number-columns-repeated="10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2961" calcext:value-type="float">
            <text:p>1.42961</text:p>
          </table:table-cell>
          <table:table-cell office:value-type="float" office:value="1.43722" calcext:value-type="float">
            <text:p>1.43722</text:p>
          </table:table-cell>
          <table:table-cell office:value-type="float" office:value="2.82433" calcext:value-type="float">
            <text:p>2.82433</text:p>
          </table:table-cell>
          <table:table-cell office:value-type="float" office:value="1.34753" calcext:value-type="float">
            <text:p>1.34753</text:p>
          </table:table-cell>
          <table:table-cell office:value-type="float" office:value="1.03024" calcext:value-type="float">
            <text:p>1.03024</text:p>
          </table:table-cell>
          <table:table-cell office:value-type="float" office:value="0.51136" calcext:value-type="float">
            <text:p>0.51136</text:p>
          </table:table-cell>
          <table:table-cell office:value-type="float" office:value="1.1765" calcext:value-type="float">
            <text:p>1.1765</text:p>
          </table:table-cell>
          <table:table-cell office:value-type="float" office:value="3.01853" calcext:value-type="float">
            <text:p>3.01853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12259" calcext:value-type="float">
            <text:p>2.12259</text:p>
          </table:table-cell>
          <table:table-cell office:value-type="float" office:value="0.81149" calcext:value-type="float">
            <text:p>0.81149</text:p>
          </table:table-cell>
          <table:table-cell office:value-type="float" office:value="2.77118" calcext:value-type="float">
            <text:p>2.77118</text:p>
          </table:table-cell>
          <table:table-cell office:value-type="float" office:value="0.22669" calcext:value-type="float">
            <text:p>0.22669</text:p>
          </table:table-cell>
          <table:table-cell office:value-type="float" office:value="1.14091" calcext:value-type="float">
            <text:p>1.14091</text:p>
          </table:table-cell>
          <table:table-cell office:value-type="float" office:value="1.49309" calcext:value-type="float">
            <text:p>1.49309</text:p>
          </table:table-cell>
          <table:table-cell office:value-type="float" office:value="2.06849" calcext:value-type="float">
            <text:p>2.06849</text:p>
          </table:table-cell>
          <table:table-cell office:value-type="float" office:value="0.50635" calcext:value-type="float">
            <text:p>0.50635</text:p>
          </table:table-cell>
          <table:table-cell table:number-columns-repeated="101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.29471" calcext:value-type="float">
            <text:p>3.29471</text:p>
          </table:table-cell>
          <table:table-cell office:value-type="float" office:value="2.47046" calcext:value-type="float">
            <text:p>2.47046</text:p>
          </table:table-cell>
          <table:table-cell office:value-type="float" office:value="3.3138" calcext:value-type="float">
            <text:p>3.3138</text:p>
          </table:table-cell>
          <table:table-cell office:value-type="float" office:value="3.19918" calcext:value-type="float">
            <text:p>3.19918</text:p>
          </table:table-cell>
          <table:table-cell office:value-type="float" office:value="0.88694" calcext:value-type="float">
            <text:p>0.88694</text:p>
          </table:table-cell>
          <table:table-cell office:value-type="float" office:value="2.29075" calcext:value-type="float">
            <text:p>2.29075</text:p>
          </table:table-cell>
          <table:table-cell office:value-type="float" office:value="4.03536" calcext:value-type="float">
            <text:p>4.03536</text:p>
          </table:table-cell>
          <table:table-cell office:value-type="float" office:value="2.35281" calcext:value-type="float">
            <text:p>2.35281</text:p>
          </table:table-cell>
          <table:table-cell table:number-columns-repeated="10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76139" calcext:value-type="float">
            <text:p>1.76139</text:p>
          </table:table-cell>
          <table:table-cell office:value-type="float" office:value="2.21493" calcext:value-type="float">
            <text:p>2.21493</text:p>
          </table:table-cell>
          <table:table-cell office:value-type="float" office:value="0.76534" calcext:value-type="float">
            <text:p>0.76534</text:p>
          </table:table-cell>
          <table:table-cell office:value-type="float" office:value="2.05591" calcext:value-type="float">
            <text:p>2.0559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963" calcext:value-type="float">
            <text:p>0.83963</text:p>
          </table:table-cell>
          <table:table-cell office:value-type="float" office:value="1.67215" calcext:value-type="float">
            <text:p>1.67215</text:p>
          </table:table-cell>
          <table:table-cell office:value-type="float" office:value="1.60481" calcext:value-type="float">
            <text:p>1.60481</text:p>
          </table:table-cell>
          <table:table-cell table:number-columns-repeated="10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40825" calcext:value-type="float">
            <text:p>4.40825</text:p>
          </table:table-cell>
          <table:table-cell office:value-type="float" office:value="6.94366" calcext:value-type="float">
            <text:p>6.94366</text:p>
          </table:table-cell>
          <table:table-cell office:value-type="float" office:value="3.42882" calcext:value-type="float">
            <text:p>3.42882</text:p>
          </table:table-cell>
          <table:table-cell office:value-type="float" office:value="4.39323" calcext:value-type="float">
            <text:p>4.39323</text:p>
          </table:table-cell>
          <table:table-cell office:value-type="float" office:value="2.14962" calcext:value-type="float">
            <text:p>2.14962</text:p>
          </table:table-cell>
          <table:table-cell office:value-type="float" office:value="4.36237" calcext:value-type="float">
            <text:p>4.36237</text:p>
          </table:table-cell>
          <table:table-cell office:value-type="float" office:value="1.10498" calcext:value-type="float">
            <text:p>1.10498</text:p>
          </table:table-cell>
          <table:table-cell office:value-type="float" office:value="0.9332" calcext:value-type="float">
            <text:p>0.9332</text:p>
          </table:table-cell>
          <table:table-cell table:number-columns-repeated="101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5506" calcext:value-type="float">
            <text:p>2.5506</text:p>
          </table:table-cell>
          <table:table-cell office:value-type="float" office:value="2.51782" calcext:value-type="float">
            <text:p>2.51782</text:p>
          </table:table-cell>
          <table:table-cell office:value-type="float" office:value="2.51373" calcext:value-type="float">
            <text:p>2.51373</text:p>
          </table:table-cell>
          <table:table-cell office:value-type="float" office:value="6.67983" calcext:value-type="float">
            <text:p>6.67983</text:p>
          </table:table-cell>
          <table:table-cell office:value-type="float" office:value="1.06039" calcext:value-type="float">
            <text:p>1.06039</text:p>
          </table:table-cell>
          <table:table-cell office:value-type="float" office:value="2.55997" calcext:value-type="float">
            <text:p>2.55997</text:p>
          </table:table-cell>
          <table:table-cell office:value-type="float" office:value="1.4215" calcext:value-type="float">
            <text:p>1.4215</text:p>
          </table:table-cell>
          <table:table-cell office:value-type="float" office:value="1.59882" calcext:value-type="float">
            <text:p>1.59882</text:p>
          </table:table-cell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.45031" calcext:value-type="float">
            <text:p>3.45031</text:p>
          </table:table-cell>
          <table:table-cell office:value-type="float" office:value="4.61937" calcext:value-type="float">
            <text:p>4.61937</text:p>
          </table:table-cell>
          <table:table-cell office:value-type="float" office:value="3.3216" calcext:value-type="float">
            <text:p>3.3216</text:p>
          </table:table-cell>
          <table:table-cell office:value-type="float" office:value="5.16027" calcext:value-type="float">
            <text:p>5.16027</text:p>
          </table:table-cell>
          <table:table-cell office:value-type="float" office:value="2.03686" calcext:value-type="float">
            <text:p>2.03686</text:p>
          </table:table-cell>
          <table:table-cell office:value-type="float" office:value="4.88742" calcext:value-type="float">
            <text:p>4.88742</text:p>
          </table:table-cell>
          <table:table-cell office:value-type="float" office:value="0.34167" calcext:value-type="float">
            <text:p>0.34167</text:p>
          </table:table-cell>
          <table:table-cell office:value-type="float" office:value="0.58024" calcext:value-type="float">
            <text:p>0.58024</text:p>
          </table:table-cell>
          <table:table-cell table:number-columns-repeated="10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87839" calcext:value-type="float">
            <text:p>1.87839</text:p>
          </table:table-cell>
          <table:table-cell office:value-type="float" office:value="1.93354" calcext:value-type="float">
            <text:p>1.93354</text:p>
          </table:table-cell>
          <table:table-cell office:value-type="float" office:value="2.35626" calcext:value-type="float">
            <text:p>2.35626</text:p>
          </table:table-cell>
          <table:table-cell office:value-type="float" office:value="1.7653" calcext:value-type="float">
            <text:p>1.7653</text:p>
          </table:table-cell>
          <table:table-cell office:value-type="float" office:value="0.92195" calcext:value-type="float">
            <text:p>0.92195</text:p>
          </table:table-cell>
          <table:table-cell office:value-type="float" office:value="1.06964" calcext:value-type="float">
            <text:p>1.06964</text:p>
          </table:table-cell>
          <table:table-cell office:value-type="float" office:value="0.49365" calcext:value-type="float">
            <text:p>0.49365</text:p>
          </table:table-cell>
          <table:table-cell office:value-type="float" office:value="0.04191" calcext:value-type="float">
            <text:p>0.04191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23184" calcext:value-type="float">
            <text:p>3.23184</text:p>
          </table:table-cell>
          <table:table-cell office:value-type="float" office:value="4.00365" calcext:value-type="float">
            <text:p>4.00365</text:p>
          </table:table-cell>
          <table:table-cell office:value-type="float" office:value="3.48688" calcext:value-type="float">
            <text:p>3.48688</text:p>
          </table:table-cell>
          <table:table-cell office:value-type="float" office:value="2.50016" calcext:value-type="float">
            <text:p>2.50016</text:p>
          </table:table-cell>
          <table:table-cell office:value-type="float" office:value="6.07535" calcext:value-type="float">
            <text:p>6.07535</text:p>
          </table:table-cell>
          <table:table-cell office:value-type="float" office:value="0.8672" calcext:value-type="float">
            <text:p>0.8672</text:p>
          </table:table-cell>
          <table:table-cell office:value-type="float" office:value="5.76553" calcext:value-type="float">
            <text:p>5.76553</text:p>
          </table:table-cell>
          <table:table-cell office:value-type="float" office:value="3.41065" calcext:value-type="float">
            <text:p>3.41065</text:p>
          </table:table-cell>
          <table:table-cell table:number-columns-repeated="101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36663" calcext:value-type="float">
            <text:p>2.36663</text:p>
          </table:table-cell>
          <table:table-cell office:value-type="float" office:value="4.32417" calcext:value-type="float">
            <text:p>4.32417</text:p>
          </table:table-cell>
          <table:table-cell office:value-type="float" office:value="1.81763" calcext:value-type="float">
            <text:p>1.81763</text:p>
          </table:table-cell>
          <table:table-cell office:value-type="float" office:value="2.13419" calcext:value-type="float">
            <text:p>2.13419</text:p>
          </table:table-cell>
          <table:table-cell office:value-type="float" office:value="1.57117" calcext:value-type="float">
            <text:p>1.57117</text:p>
          </table:table-cell>
          <table:table-cell office:value-type="float" office:value="1.23573" calcext:value-type="float">
            <text:p>1.23573</text:p>
          </table:table-cell>
          <table:table-cell office:value-type="float" office:value="1.12346" calcext:value-type="float">
            <text:p>1.12346</text:p>
          </table:table-cell>
          <table:table-cell office:value-type="float" office:value="2.51256" calcext:value-type="float">
            <text:p>2.51256</text:p>
          </table:table-cell>
          <table:table-cell table:number-columns-repeated="101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.46071" calcext:value-type="float">
            <text:p>3.46071</text:p>
          </table:table-cell>
          <table:table-cell office:value-type="float" office:value="3.48762" calcext:value-type="float">
            <text:p>3.48762</text:p>
          </table:table-cell>
          <table:table-cell office:value-type="float" office:value="4.23596" calcext:value-type="float">
            <text:p>4.23596</text:p>
          </table:table-cell>
          <table:table-cell office:value-type="float" office:value="5.86289" calcext:value-type="float">
            <text:p>5.86289</text:p>
          </table:table-cell>
          <table:table-cell office:value-type="float" office:value="2.46239" calcext:value-type="float">
            <text:p>2.46239</text:p>
          </table:table-cell>
          <table:table-cell office:value-type="float" office:value="4.33672" calcext:value-type="float">
            <text:p>4.33672</text:p>
          </table:table-cell>
          <table:table-cell office:value-type="float" office:value="2.35193" calcext:value-type="float">
            <text:p>2.35193</text:p>
          </table:table-cell>
          <table:table-cell office:value-type="float" office:value="1.3795" calcext:value-type="float">
            <text:p>1.3795</text:p>
          </table:table-cell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.17966" calcext:value-type="float">
            <text:p>3.17966</text:p>
          </table:table-cell>
          <table:table-cell office:value-type="float" office:value="2.91845" calcext:value-type="float">
            <text:p>2.91845</text:p>
          </table:table-cell>
          <table:table-cell office:value-type="float" office:value="3.9903" calcext:value-type="float">
            <text:p>3.9903</text:p>
          </table:table-cell>
          <table:table-cell office:value-type="float" office:value="1.56003" calcext:value-type="float">
            <text:p>1.56003</text:p>
          </table:table-cell>
          <table:table-cell office:value-type="float" office:value="0.89768" calcext:value-type="float">
            <text:p>0.89768</text:p>
          </table:table-cell>
          <table:table-cell office:value-type="float" office:value="0.09141" calcext:value-type="float">
            <text:p>0.09141</text:p>
          </table:table-cell>
          <table:table-cell office:value-type="float" office:value="1.19678" calcext:value-type="float">
            <text:p>1.19678</text:p>
          </table:table-cell>
          <table:table-cell office:value-type="float" office:value="1.08419" calcext:value-type="float">
            <text:p>1.08419</text:p>
          </table:table-cell>
          <table:table-cell table:number-columns-repeated="10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1265" calcext:value-type="float">
            <text:p>7.1265</text:p>
          </table:table-cell>
          <table:table-cell office:value-type="float" office:value="5.70746" calcext:value-type="float">
            <text:p>5.70746</text:p>
          </table:table-cell>
          <table:table-cell office:value-type="float" office:value="3.60741" calcext:value-type="float">
            <text:p>3.60741</text:p>
          </table:table-cell>
          <table:table-cell office:value-type="float" office:value="6.0331" calcext:value-type="float">
            <text:p>6.0331</text:p>
          </table:table-cell>
          <table:table-cell office:value-type="float" office:value="1.87506" calcext:value-type="float">
            <text:p>1.87506</text:p>
          </table:table-cell>
          <table:table-cell office:value-type="float" office:value="4.56472" calcext:value-type="float">
            <text:p>4.56472</text:p>
          </table:table-cell>
          <table:table-cell office:value-type="float" office:value="4.40691" calcext:value-type="float">
            <text:p>4.40691</text:p>
          </table:table-cell>
          <table:table-cell office:value-type="float" office:value="3.42248" calcext:value-type="float">
            <text:p>3.42248</text:p>
          </table:table-cell>
          <table:table-cell table:number-columns-repeated="10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76113" calcext:value-type="float">
            <text:p>3.76113</text:p>
          </table:table-cell>
          <table:table-cell office:value-type="float" office:value="1.5124" calcext:value-type="float">
            <text:p>1.5124</text:p>
          </table:table-cell>
          <table:table-cell office:value-type="float" office:value="2.71704" calcext:value-type="float">
            <text:p>2.71704</text:p>
          </table:table-cell>
          <table:table-cell office:value-type="float" office:value="1.4339" calcext:value-type="float">
            <text:p>1.4339</text:p>
          </table:table-cell>
          <table:table-cell office:value-type="float" office:value="1.17772" calcext:value-type="float">
            <text:p>1.17772</text:p>
          </table:table-cell>
          <table:table-cell office:value-type="float" office:value="1.67959" calcext:value-type="float">
            <text:p>1.67959</text:p>
          </table:table-cell>
          <table:table-cell office:value-type="float" office:value="1.74062" calcext:value-type="float">
            <text:p>1.74062</text:p>
          </table:table-cell>
          <table:table-cell office:value-type="float" office:value="2.45437" calcext:value-type="float">
            <text:p>2.45437</text:p>
          </table:table-cell>
          <table:table-cell table:number-columns-repeated="101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0253" calcext:value-type="float">
            <text:p>4.0253</text:p>
          </table:table-cell>
          <table:table-cell office:value-type="float" office:value="3.95985" calcext:value-type="float">
            <text:p>3.95985</text:p>
          </table:table-cell>
          <table:table-cell office:value-type="float" office:value="2.25549" calcext:value-type="float">
            <text:p>2.25549</text:p>
          </table:table-cell>
          <table:table-cell office:value-type="float" office:value="3.80003" calcext:value-type="float">
            <text:p>3.80003</text:p>
          </table:table-cell>
          <table:table-cell office:value-type="float" office:value="0.20539" calcext:value-type="float">
            <text:p>0.20539</text:p>
          </table:table-cell>
          <table:table-cell office:value-type="float" office:value="2.7285" calcext:value-type="float">
            <text:p>2.7285</text:p>
          </table:table-cell>
          <table:table-cell office:value-type="float" office:value="0.55992" calcext:value-type="float">
            <text:p>0.55992</text:p>
          </table:table-cell>
          <table:table-cell office:value-type="float" office:value="1.52474" calcext:value-type="float">
            <text:p>1.52474</text:p>
          </table:table-cell>
          <table:table-cell table:number-columns-repeated="101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4174" calcext:value-type="float">
            <text:p>3.4174</text:p>
          </table:table-cell>
          <table:table-cell office:value-type="float" office:value="1.57621" calcext:value-type="float">
            <text:p>1.57621</text:p>
          </table:table-cell>
          <table:table-cell office:value-type="float" office:value="0.63398" calcext:value-type="float">
            <text:p>0.63398</text:p>
          </table:table-cell>
          <table:table-cell office:value-type="float" office:value="2.32609" calcext:value-type="float">
            <text:p>2.32609</text:p>
          </table:table-cell>
          <table:table-cell office:value-type="float" office:value="0.67844" calcext:value-type="float">
            <text:p>0.67844</text:p>
          </table:table-cell>
          <table:table-cell office:value-type="float" office:value="0.98237" calcext:value-type="float">
            <text:p>0.98237</text:p>
          </table:table-cell>
          <table:table-cell office:value-type="float" office:value="0.37832" calcext:value-type="float">
            <text:p>0.37832</text:p>
          </table:table-cell>
          <table:table-cell office:value-type="float" office:value="2.00546" calcext:value-type="float">
            <text:p>2.00546</text:p>
          </table:table-cell>
          <table:table-cell table:number-columns-repeated="10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21022" calcext:value-type="float">
            <text:p>4.21022</text:p>
          </table:table-cell>
          <table:table-cell office:value-type="float" office:value="2.88115" calcext:value-type="float">
            <text:p>2.88115</text:p>
          </table:table-cell>
          <table:table-cell office:value-type="float" office:value="2.20942" calcext:value-type="float">
            <text:p>2.20942</text:p>
          </table:table-cell>
          <table:table-cell office:value-type="float" office:value="1.6482" calcext:value-type="float">
            <text:p>1.6482</text:p>
          </table:table-cell>
          <table:table-cell office:value-type="float" office:value="4.39961" calcext:value-type="float">
            <text:p>4.39961</text:p>
          </table:table-cell>
          <table:table-cell office:value-type="float" office:value="4.43673" calcext:value-type="float">
            <text:p>4.43673</text:p>
          </table:table-cell>
          <table:table-cell office:value-type="float" office:value="3.02198" calcext:value-type="float">
            <text:p>3.02198</text:p>
          </table:table-cell>
          <table:table-cell office:value-type="float" office:value="3.53216" calcext:value-type="float">
            <text:p>3.53216</text:p>
          </table:table-cell>
          <table:table-cell table:number-columns-repeated="101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08718" calcext:value-type="float">
            <text:p>5.08718</text:p>
          </table:table-cell>
          <table:table-cell office:value-type="float" office:value="3.98594" calcext:value-type="float">
            <text:p>3.98594</text:p>
          </table:table-cell>
          <table:table-cell office:value-type="float" office:value="2.00945" calcext:value-type="float">
            <text:p>2.00945</text:p>
          </table:table-cell>
          <table:table-cell office:value-type="float" office:value="1.18602" calcext:value-type="float">
            <text:p>1.18602</text:p>
          </table:table-cell>
          <table:table-cell office:value-type="float" office:value="1.87249" calcext:value-type="float">
            <text:p>1.87249</text:p>
          </table:table-cell>
          <table:table-cell office:value-type="float" office:value="1.51671" calcext:value-type="float">
            <text:p>1.51671</text:p>
          </table:table-cell>
          <table:table-cell office:value-type="float" office:value="3.78293" calcext:value-type="float">
            <text:p>3.78293</text:p>
          </table:table-cell>
          <table:table-cell office:value-type="float" office:value="2.19594" calcext:value-type="float">
            <text:p>2.19594</text:p>
          </table:table-cell>
          <table:table-cell table:number-columns-repeated="10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45894" calcext:value-type="float">
            <text:p>3.45894</text:p>
          </table:table-cell>
          <table:table-cell office:value-type="float" office:value="3.75613" calcext:value-type="float">
            <text:p>3.75613</text:p>
          </table:table-cell>
          <table:table-cell office:value-type="float" office:value="2.95202" calcext:value-type="float">
            <text:p>2.95202</text:p>
          </table:table-cell>
          <table:table-cell office:value-type="float" office:value="4.81084" calcext:value-type="float">
            <text:p>4.81084</text:p>
          </table:table-cell>
          <table:table-cell office:value-type="float" office:value="0.82713" calcext:value-type="float">
            <text:p>0.82713</text:p>
          </table:table-cell>
          <table:table-cell office:value-type="float" office:value="2.81629" calcext:value-type="float">
            <text:p>2.81629</text:p>
          </table:table-cell>
          <table:table-cell office:value-type="float" office:value="1.43774" calcext:value-type="float">
            <text:p>1.43774</text:p>
          </table:table-cell>
          <table:table-cell office:value-type="float" office:value="0.25849" calcext:value-type="float">
            <text:p>0.25849</text:p>
          </table:table-cell>
          <table:table-cell table:number-columns-repeated="101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05933" calcext:value-type="float">
            <text:p>2.05933</text:p>
          </table:table-cell>
          <table:table-cell office:value-type="float" office:value="2.28175" calcext:value-type="float">
            <text:p>2.28175</text:p>
          </table:table-cell>
          <table:table-cell office:value-type="float" office:value="1.52738" calcext:value-type="float">
            <text:p>1.52738</text:p>
          </table:table-cell>
          <table:table-cell office:value-type="float" office:value="2.45981" calcext:value-type="float">
            <text:p>2.45981</text:p>
          </table:table-cell>
          <table:table-cell office:value-type="float" office:value="1.01001" calcext:value-type="float">
            <text:p>1.01001</text:p>
          </table:table-cell>
          <table:table-cell office:value-type="float" office:value="2.20023" calcext:value-type="float">
            <text:p>2.20023</text:p>
          </table:table-cell>
          <table:table-cell office:value-type="float" office:value="1.79519" calcext:value-type="float">
            <text:p>1.79519</text:p>
          </table:table-cell>
          <table:table-cell office:value-type="float" office:value="0.91072" calcext:value-type="float">
            <text:p>0.91072</text:p>
          </table:table-cell>
          <table:table-cell table:number-columns-repeated="101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.81846" calcext:value-type="float">
            <text:p>3.81846</text:p>
          </table:table-cell>
          <table:table-cell office:value-type="float" office:value="2.38968" calcext:value-type="float">
            <text:p>2.38968</text:p>
          </table:table-cell>
          <table:table-cell office:value-type="float" office:value="2.13991" calcext:value-type="float">
            <text:p>2.13991</text:p>
          </table:table-cell>
          <table:table-cell office:value-type="float" office:value="1.51661" calcext:value-type="float">
            <text:p>1.51661</text:p>
          </table:table-cell>
          <table:table-cell office:value-type="float" office:value="0.54928" calcext:value-type="float">
            <text:p>0.54928</text:p>
          </table:table-cell>
          <table:table-cell office:value-type="float" office:value="2.47873" calcext:value-type="float">
            <text:p>2.47873</text:p>
          </table:table-cell>
          <table:table-cell office:value-type="float" office:value="1.42248" calcext:value-type="float">
            <text:p>1.42248</text:p>
          </table:table-cell>
          <table:table-cell office:value-type="float" office:value="2.22974" calcext:value-type="float">
            <text:p>2.22974</text:p>
          </table:table-cell>
          <table:table-cell table:number-columns-repeated="101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90171" calcext:value-type="float">
            <text:p>4.90171</text:p>
          </table:table-cell>
          <table:table-cell office:value-type="float" office:value="5.27694" calcext:value-type="float">
            <text:p>5.27694</text:p>
          </table:table-cell>
          <table:table-cell office:value-type="float" office:value="5.49737" calcext:value-type="float">
            <text:p>5.49737</text:p>
          </table:table-cell>
          <table:table-cell office:value-type="float" office:value="3.57714" calcext:value-type="float">
            <text:p>3.57714</text:p>
          </table:table-cell>
          <table:table-cell office:value-type="float" office:value="4.38693" calcext:value-type="float">
            <text:p>4.38693</text:p>
          </table:table-cell>
          <table:table-cell office:value-type="float" office:value="3.0932" calcext:value-type="float">
            <text:p>3.0932</text:p>
          </table:table-cell>
          <table:table-cell office:value-type="float" office:value="2.71581" calcext:value-type="float">
            <text:p>2.71581</text:p>
          </table:table-cell>
          <table:table-cell office:value-type="float" office:value="2.48451" calcext:value-type="float">
            <text:p>2.48451</text:p>
          </table:table-cell>
          <table:table-cell table:number-columns-repeated="101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15993" calcext:value-type="float">
            <text:p>1.15993</text:p>
          </table:table-cell>
          <table:table-cell office:value-type="float" office:value="1.75817" calcext:value-type="float">
            <text:p>1.75817</text:p>
          </table:table-cell>
          <table:table-cell office:value-type="float" office:value="1.3721" calcext:value-type="float">
            <text:p>1.3721</text:p>
          </table:table-cell>
          <table:table-cell office:value-type="float" office:value="2.26118" calcext:value-type="float">
            <text:p>2.26118</text:p>
          </table:table-cell>
          <table:table-cell office:value-type="float" office:value="0.93368" calcext:value-type="float">
            <text:p>0.93368</text:p>
          </table:table-cell>
          <table:table-cell office:value-type="float" office:value="1.47116" calcext:value-type="float">
            <text:p>1.47116</text:p>
          </table:table-cell>
          <table:table-cell office:value-type="float" office:value="2.32805" calcext:value-type="float">
            <text:p>2.32805</text:p>
          </table:table-cell>
          <table:table-cell office:value-type="float" office:value="1.22327" calcext:value-type="float">
            <text:p>1.22327</text:p>
          </table:table-cell>
          <table:table-cell table:number-columns-repeated="10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29566" calcext:value-type="float">
            <text:p>2.29566</text:p>
          </table:table-cell>
          <table:table-cell office:value-type="float" office:value="1.31866" calcext:value-type="float">
            <text:p>1.31866</text:p>
          </table:table-cell>
          <table:table-cell office:value-type="float" office:value="1.43589" calcext:value-type="float">
            <text:p>1.43589</text:p>
          </table:table-cell>
          <table:table-cell office:value-type="float" office:value="2.35021" calcext:value-type="float">
            <text:p>2.35021</text:p>
          </table:table-cell>
          <table:table-cell office:value-type="float" office:value="1.70521" calcext:value-type="float">
            <text:p>1.70521</text:p>
          </table:table-cell>
          <table:table-cell office:value-type="float" office:value="1.45256" calcext:value-type="float">
            <text:p>1.45256</text:p>
          </table:table-cell>
          <table:table-cell office:value-type="float" office:value="1.24437" calcext:value-type="float">
            <text:p>1.24437</text:p>
          </table:table-cell>
          <table:table-cell office:value-type="float" office:value="1.30047" calcext:value-type="float">
            <text:p>1.30047</text:p>
          </table:table-cell>
          <table:table-cell table:number-columns-repeated="10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.29894" calcext:value-type="float">
            <text:p>5.29894</text:p>
          </table:table-cell>
          <table:table-cell office:value-type="float" office:value="7.17853" calcext:value-type="float">
            <text:p>7.17853</text:p>
          </table:table-cell>
          <table:table-cell office:value-type="float" office:value="7.00344" calcext:value-type="float">
            <text:p>7.00344</text:p>
          </table:table-cell>
          <table:table-cell office:value-type="float" office:value="6.56454" calcext:value-type="float">
            <text:p>6.56454</text:p>
          </table:table-cell>
          <table:table-cell office:value-type="float" office:value="3.30776" calcext:value-type="float">
            <text:p>3.30776</text:p>
          </table:table-cell>
          <table:table-cell office:value-type="float" office:value="3.61357" calcext:value-type="float">
            <text:p>3.61357</text:p>
          </table:table-cell>
          <table:table-cell office:value-type="float" office:value="3.16217" calcext:value-type="float">
            <text:p>3.16217</text:p>
          </table:table-cell>
          <table:table-cell office:value-type="float" office:value="1.23676" calcext:value-type="float">
            <text:p>1.23676</text:p>
          </table:table-cell>
          <table:table-cell table:number-columns-repeated="101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70456" calcext:value-type="float">
            <text:p>1.70456</text:p>
          </table:table-cell>
          <table:table-cell office:value-type="float" office:value="1.91128" calcext:value-type="float">
            <text:p>1.91128</text:p>
          </table:table-cell>
          <table:table-cell office:value-type="float" office:value="1.01465" calcext:value-type="float">
            <text:p>1.01465</text:p>
          </table:table-cell>
          <table:table-cell office:value-type="float" office:value="3.63661" calcext:value-type="float">
            <text:p>3.63661</text:p>
          </table:table-cell>
          <table:table-cell office:value-type="float" office:value="1.32711" calcext:value-type="float">
            <text:p>1.32711</text:p>
          </table:table-cell>
          <table:table-cell office:value-type="float" office:value="0.83968" calcext:value-type="float">
            <text:p>0.83968</text:p>
          </table:table-cell>
          <table:table-cell office:value-type="float" office:value="2.07368" calcext:value-type="float">
            <text:p>2.07368</text:p>
          </table:table-cell>
          <table:table-cell office:value-type="float" office:value="1.48333" calcext:value-type="float">
            <text:p>1.48333</text:p>
          </table:table-cell>
          <table:table-cell table:number-columns-repeated="10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68944" calcext:value-type="float">
            <text:p>6.68944</text:p>
          </table:table-cell>
          <table:table-cell office:value-type="float" office:value="6.59556" calcext:value-type="float">
            <text:p>6.59556</text:p>
          </table:table-cell>
          <table:table-cell office:value-type="float" office:value="4.96914" calcext:value-type="float">
            <text:p>4.96914</text:p>
          </table:table-cell>
          <table:table-cell office:value-type="float" office:value="6.4006" calcext:value-type="float">
            <text:p>6.4006</text:p>
          </table:table-cell>
          <table:table-cell office:value-type="float" office:value="2.6213" calcext:value-type="float">
            <text:p>2.6213</text:p>
          </table:table-cell>
          <table:table-cell office:value-type="float" office:value="4.31047" calcext:value-type="float">
            <text:p>4.31047</text:p>
          </table:table-cell>
          <table:table-cell office:value-type="float" office:value="1.29317" calcext:value-type="float">
            <text:p>1.29317</text:p>
          </table:table-cell>
          <table:table-cell office:value-type="float" office:value="2.58403" calcext:value-type="float">
            <text:p>2.58403</text:p>
          </table:table-cell>
          <table:table-cell table:number-columns-repeated="10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1079" calcext:value-type="float">
            <text:p>0.61079</text:p>
          </table:table-cell>
          <table:table-cell office:value-type="float" office:value="2.41749" calcext:value-type="float">
            <text:p>2.41749</text:p>
          </table:table-cell>
          <table:table-cell office:value-type="float" office:value="1.00825" calcext:value-type="float">
            <text:p>1.00825</text:p>
          </table:table-cell>
          <table:table-cell office:value-type="float" office:value="1.0547" calcext:value-type="float">
            <text:p>1.0547</text:p>
          </table:table-cell>
          <table:table-cell office:value-type="float" office:value="1.29285" calcext:value-type="float">
            <text:p>1.29285</text:p>
          </table:table-cell>
          <table:table-cell office:value-type="float" office:value="2.71555" calcext:value-type="float">
            <text:p>2.71555</text:p>
          </table:table-cell>
          <table:table-cell office:value-type="float" office:value="3.05013" calcext:value-type="float">
            <text:p>3.05013</text:p>
          </table:table-cell>
          <table:table-cell office:value-type="float" office:value="2.97143" calcext:value-type="float">
            <text:p>2.97143</text:p>
          </table:table-cell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27405" calcext:value-type="float">
            <text:p>2.27405</text:p>
          </table:table-cell>
          <table:table-cell office:value-type="float" office:value="5.62977" calcext:value-type="float">
            <text:p>5.62977</text:p>
          </table:table-cell>
          <table:table-cell office:value-type="float" office:value="5.30332" calcext:value-type="float">
            <text:p>5.30332</text:p>
          </table:table-cell>
          <table:table-cell office:value-type="float" office:value="2.74899" calcext:value-type="float">
            <text:p>2.74899</text:p>
          </table:table-cell>
          <table:table-cell office:value-type="float" office:value="1.74696" calcext:value-type="float">
            <text:p>1.74696</text:p>
          </table:table-cell>
          <table:table-cell office:value-type="float" office:value="1.28854" calcext:value-type="float">
            <text:p>1.28854</text:p>
          </table:table-cell>
          <table:table-cell office:value-type="float" office:value="2.27585" calcext:value-type="float">
            <text:p>2.27585</text:p>
          </table:table-cell>
          <table:table-cell office:value-type="float" office:value="0.48047" calcext:value-type="float">
            <text:p>0.48047</text:p>
          </table:table-cell>
          <table:table-cell table:number-columns-repeated="101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17111" calcext:value-type="float">
            <text:p>2.17111</text:p>
          </table:table-cell>
          <table:table-cell office:value-type="float" office:value="1.34788" calcext:value-type="float">
            <text:p>1.34788</text:p>
          </table:table-cell>
          <table:table-cell office:value-type="float" office:value="2.2534" calcext:value-type="float">
            <text:p>2.2534</text:p>
          </table:table-cell>
          <table:table-cell office:value-type="float" office:value="0.46981" calcext:value-type="float">
            <text:p>0.46981</text:p>
          </table:table-cell>
          <table:table-cell office:value-type="float" office:value="1.3616" calcext:value-type="float">
            <text:p>1.3616</text:p>
          </table:table-cell>
          <table:table-cell office:value-type="float" office:value="0.12872" calcext:value-type="float">
            <text:p>0.12872</text:p>
          </table:table-cell>
          <table:table-cell office:value-type="float" office:value="0.70937" calcext:value-type="float">
            <text:p>0.70937</text:p>
          </table:table-cell>
          <table:table-cell office:value-type="float" office:value="0.53871" calcext:value-type="float">
            <text:p>0.53871</text:p>
          </table:table-cell>
          <table:table-cell table:number-columns-repeated="10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01803" calcext:value-type="float">
            <text:p>4.01803</text:p>
          </table:table-cell>
          <table:table-cell office:value-type="float" office:value="1.36624" calcext:value-type="float">
            <text:p>1.36624</text:p>
          </table:table-cell>
          <table:table-cell office:value-type="float" office:value="5.82394" calcext:value-type="float">
            <text:p>5.82394</text:p>
          </table:table-cell>
          <table:table-cell office:value-type="float" office:value="3.65584" calcext:value-type="float">
            <text:p>3.65584</text:p>
          </table:table-cell>
          <table:table-cell office:value-type="float" office:value="1.14061" calcext:value-type="float">
            <text:p>1.14061</text:p>
          </table:table-cell>
          <table:table-cell office:value-type="float" office:value="2.65156" calcext:value-type="float">
            <text:p>2.65156</text:p>
          </table:table-cell>
          <table:table-cell office:value-type="float" office:value="2.93344" calcext:value-type="float">
            <text:p>2.93344</text:p>
          </table:table-cell>
          <table:table-cell office:value-type="float" office:value="3.00363" calcext:value-type="float">
            <text:p>3.00363</text:p>
          </table:table-cell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.45445" calcext:value-type="float">
            <text:p>2.45445</text:p>
          </table:table-cell>
          <table:table-cell office:value-type="float" office:value="0.62908" calcext:value-type="float">
            <text:p>0.62908</text:p>
          </table:table-cell>
          <table:table-cell office:value-type="float" office:value="2.63881" calcext:value-type="float">
            <text:p>2.63881</text:p>
          </table:table-cell>
          <table:table-cell office:value-type="float" office:value="1.14356" calcext:value-type="float">
            <text:p>1.14356</text:p>
          </table:table-cell>
          <table:table-cell office:value-type="float" office:value="1.58105" calcext:value-type="float">
            <text:p>1.58105</text:p>
          </table:table-cell>
          <table:table-cell office:value-type="float" office:value="0.8374" calcext:value-type="float">
            <text:p>0.8374</text:p>
          </table:table-cell>
          <table:table-cell office:value-type="float" office:value="3.02782" calcext:value-type="float">
            <text:p>3.02782</text:p>
          </table:table-cell>
          <table:table-cell office:value-type="float" office:value="0.84649" calcext:value-type="float">
            <text:p>0.84649</text:p>
          </table:table-cell>
          <table:table-cell table:number-columns-repeated="101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83941" calcext:value-type="float">
            <text:p>1.83941</text:p>
          </table:table-cell>
          <table:table-cell office:value-type="float" office:value="5.86325" calcext:value-type="float">
            <text:p>5.86325</text:p>
          </table:table-cell>
          <table:table-cell office:value-type="float" office:value="1.81829" calcext:value-type="float">
            <text:p>1.81829</text:p>
          </table:table-cell>
          <table:table-cell office:value-type="float" office:value="3.17084" calcext:value-type="float">
            <text:p>3.17084</text:p>
          </table:table-cell>
          <table:table-cell office:value-type="float" office:value="1.8846" calcext:value-type="float">
            <text:p>1.8846</text:p>
          </table:table-cell>
          <table:table-cell office:value-type="float" office:value="3.03497" calcext:value-type="float">
            <text:p>3.03497</text:p>
          </table:table-cell>
          <table:table-cell office:value-type="float" office:value="2.22034" calcext:value-type="float">
            <text:p>2.22034</text:p>
          </table:table-cell>
          <table:table-cell office:value-type="float" office:value="2.53707" calcext:value-type="float">
            <text:p>2.53707</text:p>
          </table:table-cell>
          <table:table-cell table:number-columns-repeated="10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03142" calcext:value-type="float">
            <text:p>3.03142</text:p>
          </table:table-cell>
          <table:table-cell office:value-type="float" office:value="3.80669" calcext:value-type="float">
            <text:p>3.80669</text:p>
          </table:table-cell>
          <table:table-cell office:value-type="float" office:value="4.5905" calcext:value-type="float">
            <text:p>4.5905</text:p>
          </table:table-cell>
          <table:table-cell office:value-type="float" office:value="4.64356" calcext:value-type="float">
            <text:p>4.64356</text:p>
          </table:table-cell>
          <table:table-cell office:value-type="float" office:value="5.40207" calcext:value-type="float">
            <text:p>5.40207</text:p>
          </table:table-cell>
          <table:table-cell office:value-type="float" office:value="4.30852" calcext:value-type="float">
            <text:p>4.30852</text:p>
          </table:table-cell>
          <table:table-cell office:value-type="float" office:value="4.14371" calcext:value-type="float">
            <text:p>4.14371</text:p>
          </table:table-cell>
          <table:table-cell office:value-type="float" office:value="4.8639" calcext:value-type="float">
            <text:p>4.8639</text:p>
          </table:table-cell>
          <table:table-cell table:number-columns-repeated="10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137" calcext:value-type="float">
            <text:p>0.9137</text:p>
          </table:table-cell>
          <table:table-cell office:value-type="float" office:value="2.89931" calcext:value-type="float">
            <text:p>2.89931</text:p>
          </table:table-cell>
          <table:table-cell office:value-type="float" office:value="1.6477" calcext:value-type="float">
            <text:p>1.6477</text:p>
          </table:table-cell>
          <table:table-cell office:value-type="float" office:value="2.64635" calcext:value-type="float">
            <text:p>2.64635</text:p>
          </table:table-cell>
          <table:table-cell office:value-type="float" office:value="3.9273" calcext:value-type="float">
            <text:p>3.9273</text:p>
          </table:table-cell>
          <table:table-cell office:value-type="float" office:value="3.60012" calcext:value-type="float">
            <text:p>3.60012</text:p>
          </table:table-cell>
          <table:table-cell office:value-type="float" office:value="3.27484" calcext:value-type="float">
            <text:p>3.27484</text:p>
          </table:table-cell>
          <table:table-cell office:value-type="float" office:value="3.52791" calcext:value-type="float">
            <text:p>3.52791</text:p>
          </table:table-cell>
          <table:table-cell table:number-columns-repeated="101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6771" calcext:value-type="float">
            <text:p>0.96771</text:p>
          </table:table-cell>
          <table:table-cell office:value-type="float" office:value="0.42892" calcext:value-type="float">
            <text:p>0.42892</text:p>
          </table:table-cell>
          <table:table-cell office:value-type="float" office:value="4.41039" calcext:value-type="float">
            <text:p>4.41039</text:p>
          </table:table-cell>
          <table:table-cell office:value-type="float" office:value="1.73389" calcext:value-type="float">
            <text:p>1.73389</text:p>
          </table:table-cell>
          <table:table-cell office:value-type="float" office:value="1.22644" calcext:value-type="float">
            <text:p>1.22644</text:p>
          </table:table-cell>
          <table:table-cell office:value-type="float" office:value="1.37446" calcext:value-type="float">
            <text:p>1.37446</text:p>
          </table:table-cell>
          <table:table-cell office:value-type="float" office:value="0.6751" calcext:value-type="float">
            <text:p>0.6751</text:p>
          </table:table-cell>
          <table:table-cell office:value-type="float" office:value="1.10366" calcext:value-type="float">
            <text:p>1.10366</text:p>
          </table:table-cell>
          <table:table-cell table:number-columns-repeated="101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8946" calcext:value-type="float">
            <text:p>1.48946</text:p>
          </table:table-cell>
          <table:table-cell office:value-type="float" office:value="2.22173" calcext:value-type="float">
            <text:p>2.22173</text:p>
          </table:table-cell>
          <table:table-cell office:value-type="float" office:value="2.51683" calcext:value-type="float">
            <text:p>2.51683</text:p>
          </table:table-cell>
          <table:table-cell office:value-type="float" office:value="1.33749" calcext:value-type="float">
            <text:p>1.33749</text:p>
          </table:table-cell>
          <table:table-cell office:value-type="float" office:value="0.94194" calcext:value-type="float">
            <text:p>0.94194</text:p>
          </table:table-cell>
          <table:table-cell office:value-type="float" office:value="1.45324" calcext:value-type="float">
            <text:p>1.45324</text:p>
          </table:table-cell>
          <table:table-cell office:value-type="float" office:value="1.01176" calcext:value-type="float">
            <text:p>1.01176</text:p>
          </table:table-cell>
          <table:table-cell office:value-type="float" office:value="1.94856" calcext:value-type="float">
            <text:p>1.94856</text:p>
          </table:table-cell>
          <table:table-cell table:number-columns-repeated="10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02498" calcext:value-type="float">
            <text:p>4.02498</text:p>
          </table:table-cell>
          <table:table-cell office:value-type="float" office:value="1.24007" calcext:value-type="float">
            <text:p>1.24007</text:p>
          </table:table-cell>
          <table:table-cell office:value-type="float" office:value="1.78104" calcext:value-type="float">
            <text:p>1.78104</text:p>
          </table:table-cell>
          <table:table-cell office:value-type="float" office:value="2.93957" calcext:value-type="float">
            <text:p>2.93957</text:p>
          </table:table-cell>
          <table:table-cell office:value-type="float" office:value="6.4733" calcext:value-type="float">
            <text:p>6.4733</text:p>
          </table:table-cell>
          <table:table-cell office:value-type="float" office:value="4.15156" calcext:value-type="float">
            <text:p>4.15156</text:p>
          </table:table-cell>
          <table:table-cell office:value-type="float" office:value="8.14878" calcext:value-type="float">
            <text:p>8.14878</text:p>
          </table:table-cell>
          <table:table-cell office:value-type="float" office:value="8.0844" calcext:value-type="float">
            <text:p>8.0844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46913" calcext:value-type="float">
            <text:p>2.46913</text:p>
          </table:table-cell>
          <table:table-cell office:value-type="float" office:value="4.37377" calcext:value-type="float">
            <text:p>4.37377</text:p>
          </table:table-cell>
          <table:table-cell office:value-type="float" office:value="1.55833" calcext:value-type="float">
            <text:p>1.55833</text:p>
          </table:table-cell>
          <table:table-cell office:value-type="float" office:value="5.10004" calcext:value-type="float">
            <text:p>5.10004</text:p>
          </table:table-cell>
          <table:table-cell office:value-type="float" office:value="1.57872" calcext:value-type="float">
            <text:p>1.57872</text:p>
          </table:table-cell>
          <table:table-cell office:value-type="float" office:value="1.73297" calcext:value-type="float">
            <text:p>1.73297</text:p>
          </table:table-cell>
          <table:table-cell office:value-type="float" office:value="2.32294" calcext:value-type="float">
            <text:p>2.32294</text:p>
          </table:table-cell>
          <table:table-cell office:value-type="float" office:value="3.17223" calcext:value-type="float">
            <text:p>3.17223</text:p>
          </table:table-cell>
          <table:table-cell table:number-columns-repeated="10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11634" calcext:value-type="float">
            <text:p>1.11634</text:p>
          </table:table-cell>
          <table:table-cell office:value-type="float" office:value="0.23661" calcext:value-type="float">
            <text:p>0.23661</text:p>
          </table:table-cell>
          <table:table-cell office:value-type="float" office:value="1.658" calcext:value-type="float">
            <text:p>1.658</text:p>
          </table:table-cell>
          <table:table-cell office:value-type="float" office:value="0.43495" calcext:value-type="float">
            <text:p>0.43495</text:p>
          </table:table-cell>
          <table:table-cell office:value-type="float" office:value="1.40706" calcext:value-type="float">
            <text:p>1.40706</text:p>
          </table:table-cell>
          <table:table-cell office:value-type="float" office:value="1.03586" calcext:value-type="float">
            <text:p>1.03586</text:p>
          </table:table-cell>
          <table:table-cell office:value-type="float" office:value="1.86844" calcext:value-type="float">
            <text:p>1.86844</text:p>
          </table:table-cell>
          <table:table-cell office:value-type="float" office:value="1.79711" calcext:value-type="float">
            <text:p>1.79711</text:p>
          </table:table-cell>
          <table:table-cell table:number-columns-repeated="101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19395" calcext:value-type="float">
            <text:p>1.19395</text:p>
          </table:table-cell>
          <table:table-cell office:value-type="float" office:value="0.93895" calcext:value-type="float">
            <text:p>0.93895</text:p>
          </table:table-cell>
          <table:table-cell office:value-type="float" office:value="3.46449" calcext:value-type="float">
            <text:p>3.46449</text:p>
          </table:table-cell>
          <table:table-cell office:value-type="float" office:value="1.04989" calcext:value-type="float">
            <text:p>1.04989</text:p>
          </table:table-cell>
          <table:table-cell office:value-type="float" office:value="3.60285" calcext:value-type="float">
            <text:p>3.60285</text:p>
          </table:table-cell>
          <table:table-cell office:value-type="float" office:value="1.91998" calcext:value-type="float">
            <text:p>1.91998</text:p>
          </table:table-cell>
          <table:table-cell office:value-type="float" office:value="5.48865" calcext:value-type="float">
            <text:p>5.48865</text:p>
          </table:table-cell>
          <table:table-cell office:value-type="float" office:value="2.51623" calcext:value-type="float">
            <text:p>2.51623</text:p>
          </table:table-cell>
          <table:table-cell table:number-columns-repeated="10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8944" calcext:value-type="float">
            <text:p>1.48944</text:p>
          </table:table-cell>
          <table:table-cell office:value-type="float" office:value="3.06858" calcext:value-type="float">
            <text:p>3.06858</text:p>
          </table:table-cell>
          <table:table-cell office:value-type="float" office:value="1.87136" calcext:value-type="float">
            <text:p>1.87136</text:p>
          </table:table-cell>
          <table:table-cell office:value-type="float" office:value="3.90066" calcext:value-type="float">
            <text:p>3.90066</text:p>
          </table:table-cell>
          <table:table-cell office:value-type="float" office:value="0.26019" calcext:value-type="float">
            <text:p>0.26019</text:p>
          </table:table-cell>
          <table:table-cell office:value-type="float" office:value="1.19615" calcext:value-type="float">
            <text:p>1.19615</text:p>
          </table:table-cell>
          <table:table-cell office:value-type="float" office:value="3.512" calcext:value-type="float">
            <text:p>3.512</text:p>
          </table:table-cell>
          <table:table-cell office:value-type="float" office:value="1.9935" calcext:value-type="float">
            <text:p>1.9935</text:p>
          </table:table-cell>
          <table:table-cell table:number-columns-repeated="101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.49185" calcext:value-type="float">
            <text:p>8.49185</text:p>
          </table:table-cell>
          <table:table-cell office:value-type="float" office:value="5.16145" calcext:value-type="float">
            <text:p>5.16145</text:p>
          </table:table-cell>
          <table:table-cell office:value-type="float" office:value="6.22383" calcext:value-type="float">
            <text:p>6.22383</text:p>
          </table:table-cell>
          <table:table-cell office:value-type="float" office:value="4.85861" calcext:value-type="float">
            <text:p>4.85861</text:p>
          </table:table-cell>
          <table:table-cell office:value-type="float" office:value="6.71567" calcext:value-type="float">
            <text:p>6.71567</text:p>
          </table:table-cell>
          <table:table-cell office:value-type="float" office:value="4.74359" calcext:value-type="float">
            <text:p>4.74359</text:p>
          </table:table-cell>
          <table:table-cell office:value-type="float" office:value="5.60317" calcext:value-type="float">
            <text:p>5.60317</text:p>
          </table:table-cell>
          <table:table-cell office:value-type="float" office:value="5.83919" calcext:value-type="float">
            <text:p>5.83919</text:p>
          </table:table-cell>
          <table:table-cell table:number-columns-repeated="10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63572" calcext:value-type="float">
            <text:p>3.63572</text:p>
          </table:table-cell>
          <table:table-cell office:value-type="float" office:value="5.18314" calcext:value-type="float">
            <text:p>5.18314</text:p>
          </table:table-cell>
          <table:table-cell office:value-type="float" office:value="4.20008" calcext:value-type="float">
            <text:p>4.20008</text:p>
          </table:table-cell>
          <table:table-cell office:value-type="float" office:value="1.92338" calcext:value-type="float">
            <text:p>1.92338</text:p>
          </table:table-cell>
          <table:table-cell office:value-type="float" office:value="2.9921" calcext:value-type="float">
            <text:p>2.9921</text:p>
          </table:table-cell>
          <table:table-cell office:value-type="float" office:value="0.74587" calcext:value-type="float">
            <text:p>0.74587</text:p>
          </table:table-cell>
          <table:table-cell office:value-type="float" office:value="1.8895" calcext:value-type="float">
            <text:p>1.8895</text:p>
          </table:table-cell>
          <table:table-cell office:value-type="float" office:value="1.60078" calcext:value-type="float">
            <text:p>1.60078</text:p>
          </table:table-cell>
          <table:table-cell table:number-columns-repeated="101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94426" calcext:value-type="float">
            <text:p>2.94426</text:p>
          </table:table-cell>
          <table:table-cell office:value-type="float" office:value="1.99302" calcext:value-type="float">
            <text:p>1.99302</text:p>
          </table:table-cell>
          <table:table-cell office:value-type="float" office:value="1.98026" calcext:value-type="float">
            <text:p>1.98026</text:p>
          </table:table-cell>
          <table:table-cell office:value-type="float" office:value="1.81838" calcext:value-type="float">
            <text:p>1.81838</text:p>
          </table:table-cell>
          <table:table-cell office:value-type="float" office:value="0.52327" calcext:value-type="float">
            <text:p>0.52327</text:p>
          </table:table-cell>
          <table:table-cell office:value-type="float" office:value="0.46782" calcext:value-type="float">
            <text:p>0.46782</text:p>
          </table:table-cell>
          <table:table-cell office:value-type="float" office:value="0.32958" calcext:value-type="float">
            <text:p>0.32958</text:p>
          </table:table-cell>
          <table:table-cell office:value-type="float" office:value="0.94644" calcext:value-type="float">
            <text:p>0.94644</text:p>
          </table:table-cell>
          <table:table-cell table:number-columns-repeated="101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08753" calcext:value-type="float">
            <text:p>1.08753</text:p>
          </table:table-cell>
          <table:table-cell office:value-type="float" office:value="3.96207" calcext:value-type="float">
            <text:p>3.96207</text:p>
          </table:table-cell>
          <table:table-cell office:value-type="float" office:value="1.42999" calcext:value-type="float">
            <text:p>1.42999</text:p>
          </table:table-cell>
          <table:table-cell office:value-type="float" office:value="3.20151" calcext:value-type="float">
            <text:p>3.20151</text:p>
          </table:table-cell>
          <table:table-cell office:value-type="float" office:value="1.70572" calcext:value-type="float">
            <text:p>1.70572</text:p>
          </table:table-cell>
          <table:table-cell office:value-type="float" office:value="1.18376" calcext:value-type="float">
            <text:p>1.18376</text:p>
          </table:table-cell>
          <table:table-cell office:value-type="float" office:value="3.78706" calcext:value-type="float">
            <text:p>3.78706</text:p>
          </table:table-cell>
          <table:table-cell office:value-type="float" office:value="0.65937" calcext:value-type="float">
            <text:p>0.65937</text:p>
          </table:table-cell>
          <table:table-cell table:number-columns-repeated="101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7444" calcext:value-type="float">
            <text:p>1.7444</text:p>
          </table:table-cell>
          <table:table-cell office:value-type="float" office:value="1.86927" calcext:value-type="float">
            <text:p>1.86927</text:p>
          </table:table-cell>
          <table:table-cell office:value-type="float" office:value="3.71061" calcext:value-type="float">
            <text:p>3.71061</text:p>
          </table:table-cell>
          <table:table-cell office:value-type="float" office:value="0.42884" calcext:value-type="float">
            <text:p>0.42884</text:p>
          </table:table-cell>
          <table:table-cell office:value-type="float" office:value="3.26469" calcext:value-type="float">
            <text:p>3.26469</text:p>
          </table:table-cell>
          <table:table-cell office:value-type="float" office:value="2.73179" calcext:value-type="float">
            <text:p>2.73179</text:p>
          </table:table-cell>
          <table:table-cell office:value-type="float" office:value="4.00244" calcext:value-type="float">
            <text:p>4.00244</text:p>
          </table:table-cell>
          <table:table-cell office:value-type="float" office:value="2.44539" calcext:value-type="float">
            <text:p>2.44539</text:p>
          </table:table-cell>
          <table:table-cell table:number-columns-repeated="10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824" calcext:value-type="float">
            <text:p>1.4824</text:p>
          </table:table-cell>
          <table:table-cell office:value-type="float" office:value="2.34191" calcext:value-type="float">
            <text:p>2.34191</text:p>
          </table:table-cell>
          <table:table-cell office:value-type="float" office:value="0.97026" calcext:value-type="float">
            <text:p>0.97026</text:p>
          </table:table-cell>
          <table:table-cell office:value-type="float" office:value="1.89428" calcext:value-type="float">
            <text:p>1.89428</text:p>
          </table:table-cell>
          <table:table-cell office:value-type="float" office:value="2.09459" calcext:value-type="float">
            <text:p>2.09459</text:p>
          </table:table-cell>
          <table:table-cell office:value-type="float" office:value="0.93846" calcext:value-type="float">
            <text:p>0.93846</text:p>
          </table:table-cell>
          <table:table-cell office:value-type="float" office:value="1.89772" calcext:value-type="float">
            <text:p>1.89772</text:p>
          </table:table-cell>
          <table:table-cell office:value-type="float" office:value="2.1927" calcext:value-type="float">
            <text:p>2.1927</text:p>
          </table:table-cell>
          <table:table-cell table:number-columns-repeated="10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26303" calcext:value-type="float">
            <text:p>1.26303</text:p>
          </table:table-cell>
          <table:table-cell office:value-type="float" office:value="1.49875" calcext:value-type="float">
            <text:p>1.49875</text:p>
          </table:table-cell>
          <table:table-cell office:value-type="float" office:value="1.58556" calcext:value-type="float">
            <text:p>1.58556</text:p>
          </table:table-cell>
          <table:table-cell office:value-type="float" office:value="1.08641" calcext:value-type="float">
            <text:p>1.08641</text:p>
          </table:table-cell>
          <table:table-cell office:value-type="float" office:value="1.27166" calcext:value-type="float">
            <text:p>1.27166</text:p>
          </table:table-cell>
          <table:table-cell office:value-type="float" office:value="2.25953" calcext:value-type="float">
            <text:p>2.25953</text:p>
          </table:table-cell>
          <table:table-cell office:value-type="float" office:value="2.78894" calcext:value-type="float">
            <text:p>2.78894</text:p>
          </table:table-cell>
          <table:table-cell office:value-type="float" office:value="1.49615" calcext:value-type="float">
            <text:p>1.49615</text:p>
          </table:table-cell>
          <table:table-cell table:number-columns-repeated="101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25192" calcext:value-type="float">
            <text:p>4.25192</text:p>
          </table:table-cell>
          <table:table-cell office:value-type="float" office:value="2.38764" calcext:value-type="float">
            <text:p>2.38764</text:p>
          </table:table-cell>
          <table:table-cell office:value-type="float" office:value="3.87321" calcext:value-type="float">
            <text:p>3.87321</text:p>
          </table:table-cell>
          <table:table-cell office:value-type="float" office:value="2.15625" calcext:value-type="float">
            <text:p>2.15625</text:p>
          </table:table-cell>
          <table:table-cell office:value-type="float" office:value="2.30089" calcext:value-type="float">
            <text:p>2.30089</text:p>
          </table:table-cell>
          <table:table-cell office:value-type="float" office:value="1.15104" calcext:value-type="float">
            <text:p>1.15104</text:p>
          </table:table-cell>
          <table:table-cell office:value-type="float" office:value="0.96268" calcext:value-type="float">
            <text:p>0.96268</text:p>
          </table:table-cell>
          <table:table-cell office:value-type="float" office:value="1.8851" calcext:value-type="float">
            <text:p>1.8851</text:p>
          </table:table-cell>
          <table:table-cell table:number-columns-repeated="10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16546" calcext:value-type="float">
            <text:p>4.16546</text:p>
          </table:table-cell>
          <table:table-cell office:value-type="float" office:value="5.41645" calcext:value-type="float">
            <text:p>5.41645</text:p>
          </table:table-cell>
          <table:table-cell office:value-type="float" office:value="3.8998" calcext:value-type="float">
            <text:p>3.8998</text:p>
          </table:table-cell>
          <table:table-cell office:value-type="float" office:value="3.35482" calcext:value-type="float">
            <text:p>3.35482</text:p>
          </table:table-cell>
          <table:table-cell office:value-type="float" office:value="2.64053" calcext:value-type="float">
            <text:p>2.64053</text:p>
          </table:table-cell>
          <table:table-cell office:value-type="float" office:value="0.53064" calcext:value-type="float">
            <text:p>0.53064</text:p>
          </table:table-cell>
          <table:table-cell office:value-type="float" office:value="5.74111" calcext:value-type="float">
            <text:p>5.74111</text:p>
          </table:table-cell>
          <table:table-cell office:value-type="float" office:value="2.09112" calcext:value-type="float">
            <text:p>2.09112</text:p>
          </table:table-cell>
          <table:table-cell table:number-columns-repeated="10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62807" calcext:value-type="float">
            <text:p>1.62807</text:p>
          </table:table-cell>
          <table:table-cell office:value-type="float" office:value="1.8975" calcext:value-type="float">
            <text:p>1.8975</text:p>
          </table:table-cell>
          <table:table-cell office:value-type="float" office:value="3.76078" calcext:value-type="float">
            <text:p>3.76078</text:p>
          </table:table-cell>
          <table:table-cell office:value-type="float" office:value="1.59244" calcext:value-type="float">
            <text:p>1.59244</text:p>
          </table:table-cell>
          <table:table-cell office:value-type="float" office:value="2.48602" calcext:value-type="float">
            <text:p>2.48602</text:p>
          </table:table-cell>
          <table:table-cell office:value-type="float" office:value="2.04314" calcext:value-type="float">
            <text:p>2.04314</text:p>
          </table:table-cell>
          <table:table-cell office:value-type="float" office:value="1.61613" calcext:value-type="float">
            <text:p>1.61613</text:p>
          </table:table-cell>
          <table:table-cell office:value-type="float" office:value="1.75131" calcext:value-type="float">
            <text:p>1.75131</text:p>
          </table:table-cell>
          <table:table-cell table:number-columns-repeated="10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75628" calcext:value-type="float">
            <text:p>2.75628</text:p>
          </table:table-cell>
          <table:table-cell office:value-type="float" office:value="3.86888" calcext:value-type="float">
            <text:p>3.86888</text:p>
          </table:table-cell>
          <table:table-cell office:value-type="float" office:value="1.32662" calcext:value-type="float">
            <text:p>1.32662</text:p>
          </table:table-cell>
          <table:table-cell office:value-type="float" office:value="2.09172" calcext:value-type="float">
            <text:p>2.09172</text:p>
          </table:table-cell>
          <table:table-cell office:value-type="float" office:value="0.82388" calcext:value-type="float">
            <text:p>0.82388</text:p>
          </table:table-cell>
          <table:table-cell office:value-type="float" office:value="1.92684" calcext:value-type="float">
            <text:p>1.92684</text:p>
          </table:table-cell>
          <table:table-cell office:value-type="float" office:value="2.19236" calcext:value-type="float">
            <text:p>2.19236</text:p>
          </table:table-cell>
          <table:table-cell office:value-type="float" office:value="1.50468" calcext:value-type="float">
            <text:p>1.50468</text:p>
          </table:table-cell>
          <table:table-cell table:number-columns-repeated="10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59765" calcext:value-type="float">
            <text:p>1.59765</text:p>
          </table:table-cell>
          <table:table-cell office:value-type="float" office:value="2.30883" calcext:value-type="float">
            <text:p>2.30883</text:p>
          </table:table-cell>
          <table:table-cell office:value-type="float" office:value="1.26847" calcext:value-type="float">
            <text:p>1.26847</text:p>
          </table:table-cell>
          <table:table-cell office:value-type="float" office:value="1.35994" calcext:value-type="float">
            <text:p>1.35994</text:p>
          </table:table-cell>
          <table:table-cell office:value-type="float" office:value="0.63932" calcext:value-type="float">
            <text:p>0.63932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11362" calcext:value-type="float">
            <text:p>0.11362</text:p>
          </table:table-cell>
          <table:table-cell office:value-type="float" office:value="2.0635" calcext:value-type="float">
            <text:p>2.0635</text:p>
          </table:table-cell>
          <table:table-cell table:number-columns-repeated="10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52449" calcext:value-type="float">
            <text:p>2.52449</text:p>
          </table:table-cell>
          <table:table-cell office:value-type="float" office:value="2.42881" calcext:value-type="float">
            <text:p>2.42881</text:p>
          </table:table-cell>
          <table:table-cell office:value-type="float" office:value="1.71045" calcext:value-type="float">
            <text:p>1.71045</text:p>
          </table:table-cell>
          <table:table-cell office:value-type="float" office:value="0.89749" calcext:value-type="float">
            <text:p>0.89749</text:p>
          </table:table-cell>
          <table:table-cell office:value-type="float" office:value="0.54659" calcext:value-type="float">
            <text:p>0.54659</text:p>
          </table:table-cell>
          <table:table-cell office:value-type="float" office:value="1.13925" calcext:value-type="float">
            <text:p>1.13925</text:p>
          </table:table-cell>
          <table:table-cell office:value-type="float" office:value="0.6936" calcext:value-type="float">
            <text:p>0.6936</text:p>
          </table:table-cell>
          <table:table-cell office:value-type="float" office:value="1.51934" calcext:value-type="float">
            <text:p>1.51934</text:p>
          </table:table-cell>
          <table:table-cell table:number-columns-repeated="101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72526" calcext:value-type="float">
            <text:p>2.72526</text:p>
          </table:table-cell>
          <table:table-cell office:value-type="float" office:value="2.52369" calcext:value-type="float">
            <text:p>2.52369</text:p>
          </table:table-cell>
          <table:table-cell office:value-type="float" office:value="2.43734" calcext:value-type="float">
            <text:p>2.43734</text:p>
          </table:table-cell>
          <table:table-cell office:value-type="float" office:value="2.7287" calcext:value-type="float">
            <text:p>2.7287</text:p>
          </table:table-cell>
          <table:table-cell office:value-type="float" office:value="1.5883" calcext:value-type="float">
            <text:p>1.5883</text:p>
          </table:table-cell>
          <table:table-cell office:value-type="float" office:value="0.87609" calcext:value-type="float">
            <text:p>0.87609</text:p>
          </table:table-cell>
          <table:table-cell office:value-type="float" office:value="2.88145" calcext:value-type="float">
            <text:p>2.88145</text:p>
          </table:table-cell>
          <table:table-cell office:value-type="float" office:value="0.58838" calcext:value-type="float">
            <text:p>0.58838</text:p>
          </table:table-cell>
          <table:table-cell table:number-columns-repeated="101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6404" calcext:value-type="float">
            <text:p>0.66404</text:p>
          </table:table-cell>
          <table:table-cell office:value-type="float" office:value="0.81269" calcext:value-type="float">
            <text:p>0.81269</text:p>
          </table:table-cell>
          <table:table-cell office:value-type="float" office:value="0.63835" calcext:value-type="float">
            <text:p>0.63835</text:p>
          </table:table-cell>
          <table:table-cell office:value-type="float" office:value="1.77437" calcext:value-type="float">
            <text:p>1.77437</text:p>
          </table:table-cell>
          <table:table-cell office:value-type="float" office:value="0.84258" calcext:value-type="float">
            <text:p>0.84258</text:p>
          </table:table-cell>
          <table:table-cell office:value-type="float" office:value="0.93444" calcext:value-type="float">
            <text:p>0.93444</text:p>
          </table:table-cell>
          <table:table-cell office:value-type="float" office:value="0.59056" calcext:value-type="float">
            <text:p>0.59056</text:p>
          </table:table-cell>
          <table:table-cell office:value-type="float" office:value="3.45242" calcext:value-type="float">
            <text:p>3.45242</text:p>
          </table:table-cell>
          <table:table-cell table:number-columns-repeated="101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.08251" calcext:value-type="float">
            <text:p>2.08251</text:p>
          </table:table-cell>
          <table:table-cell office:value-type="float" office:value="2.72015" calcext:value-type="float">
            <text:p>2.72015</text:p>
          </table:table-cell>
          <table:table-cell office:value-type="float" office:value="3.42255" calcext:value-type="float">
            <text:p>3.42255</text:p>
          </table:table-cell>
          <table:table-cell office:value-type="float" office:value="4.82815" calcext:value-type="float">
            <text:p>4.82815</text:p>
          </table:table-cell>
          <table:table-cell office:value-type="float" office:value="2.49468" calcext:value-type="float">
            <text:p>2.49468</text:p>
          </table:table-cell>
          <table:table-cell office:value-type="float" office:value="2.23679" calcext:value-type="float">
            <text:p>2.23679</text:p>
          </table:table-cell>
          <table:table-cell office:value-type="float" office:value="0.59895" calcext:value-type="float">
            <text:p>0.59895</text:p>
          </table:table-cell>
          <table:table-cell office:value-type="float" office:value="1.11945" calcext:value-type="float">
            <text:p>1.11945</text:p>
          </table:table-cell>
          <table:table-cell table:number-columns-repeated="10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19902" calcext:value-type="float">
            <text:p>2.19902</text:p>
          </table:table-cell>
          <table:table-cell office:value-type="float" office:value="2.522" calcext:value-type="float">
            <text:p>2.522</text:p>
          </table:table-cell>
          <table:table-cell office:value-type="float" office:value="1.6169" calcext:value-type="float">
            <text:p>1.6169</text:p>
          </table:table-cell>
          <table:table-cell office:value-type="float" office:value="5.96391" calcext:value-type="float">
            <text:p>5.96391</text:p>
          </table:table-cell>
          <table:table-cell office:value-type="float" office:value="0.7537" calcext:value-type="float">
            <text:p>0.7537</text:p>
          </table:table-cell>
          <table:table-cell office:value-type="float" office:value="2.77184" calcext:value-type="float">
            <text:p>2.77184</text:p>
          </table:table-cell>
          <table:table-cell office:value-type="float" office:value="1.0363" calcext:value-type="float">
            <text:p>1.0363</text:p>
          </table:table-cell>
          <table:table-cell office:value-type="float" office:value="2.27081" calcext:value-type="float">
            <text:p>2.27081</text:p>
          </table:table-cell>
          <table:table-cell table:number-columns-repeated="101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5982" calcext:value-type="float">
            <text:p>1.45982</text:p>
          </table:table-cell>
          <table:table-cell office:value-type="float" office:value="5.83686" calcext:value-type="float">
            <text:p>5.83686</text:p>
          </table:table-cell>
          <table:table-cell office:value-type="float" office:value="2.57587" calcext:value-type="float">
            <text:p>2.57587</text:p>
          </table:table-cell>
          <table:table-cell office:value-type="float" office:value="3.86771" calcext:value-type="float">
            <text:p>3.86771</text:p>
          </table:table-cell>
          <table:table-cell office:value-type="float" office:value="3.00361" calcext:value-type="float">
            <text:p>3.00361</text:p>
          </table:table-cell>
          <table:table-cell office:value-type="float" office:value="3.85135" calcext:value-type="float">
            <text:p>3.85135</text:p>
          </table:table-cell>
          <table:table-cell office:value-type="float" office:value="1.98553" calcext:value-type="float">
            <text:p>1.98553</text:p>
          </table:table-cell>
          <table:table-cell office:value-type="float" office:value="3.84973" calcext:value-type="float">
            <text:p>3.84973</text:p>
          </table:table-cell>
          <table:table-cell table:number-columns-repeated="101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03054" calcext:value-type="float">
            <text:p>2.03054</text:p>
          </table:table-cell>
          <table:table-cell office:value-type="float" office:value="1.08716" calcext:value-type="float">
            <text:p>1.08716</text:p>
          </table:table-cell>
          <table:table-cell office:value-type="float" office:value="2.89525" calcext:value-type="float">
            <text:p>2.89525</text:p>
          </table:table-cell>
          <table:table-cell office:value-type="float" office:value="1.85406" calcext:value-type="float">
            <text:p>1.85406</text:p>
          </table:table-cell>
          <table:table-cell office:value-type="float" office:value="1.12" calcext:value-type="float">
            <text:p>1.12</text:p>
          </table:table-cell>
          <table:table-cell office:value-type="float" office:value="2.19606" calcext:value-type="float">
            <text:p>2.19606</text:p>
          </table:table-cell>
          <table:table-cell office:value-type="float" office:value="0.98924" calcext:value-type="float">
            <text:p>0.98924</text:p>
          </table:table-cell>
          <table:table-cell office:value-type="float" office:value="1.16187" calcext:value-type="float">
            <text:p>1.16187</text:p>
          </table:table-cell>
          <table:table-cell table:number-columns-repeated="101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04868" calcext:value-type="float">
            <text:p>1.04868</text:p>
          </table:table-cell>
          <table:table-cell office:value-type="float" office:value="1.36304" calcext:value-type="float">
            <text:p>1.36304</text:p>
          </table:table-cell>
          <table:table-cell office:value-type="float" office:value="1.98911" calcext:value-type="float">
            <text:p>1.98911</text:p>
          </table:table-cell>
          <table:table-cell office:value-type="float" office:value="0.72204" calcext:value-type="float">
            <text:p>0.72204</text:p>
          </table:table-cell>
          <table:table-cell office:value-type="float" office:value="1.17138" calcext:value-type="float">
            <text:p>1.17138</text:p>
          </table:table-cell>
          <table:table-cell office:value-type="float" office:value="3.10495" calcext:value-type="float">
            <text:p>3.10495</text:p>
          </table:table-cell>
          <table:table-cell office:value-type="float" office:value="3.06961" calcext:value-type="float">
            <text:p>3.06961</text:p>
          </table:table-cell>
          <table:table-cell office:value-type="float" office:value="2.05145" calcext:value-type="float">
            <text:p>2.05145</text:p>
          </table:table-cell>
          <table:table-cell table:number-columns-repeated="101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38288" calcext:value-type="float">
            <text:p>4.38288</text:p>
          </table:table-cell>
          <table:table-cell office:value-type="float" office:value="5.36346" calcext:value-type="float">
            <text:p>5.36346</text:p>
          </table:table-cell>
          <table:table-cell office:value-type="float" office:value="2.30436" calcext:value-type="float">
            <text:p>2.30436</text:p>
          </table:table-cell>
          <table:table-cell office:value-type="float" office:value="3.2204" calcext:value-type="float">
            <text:p>3.2204</text:p>
          </table:table-cell>
          <table:table-cell office:value-type="float" office:value="2.18421" calcext:value-type="float">
            <text:p>2.18421</text:p>
          </table:table-cell>
          <table:table-cell office:value-type="float" office:value="2.38526" calcext:value-type="float">
            <text:p>2.38526</text:p>
          </table:table-cell>
          <table:table-cell office:value-type="float" office:value="2.06566" calcext:value-type="float">
            <text:p>2.06566</text:p>
          </table:table-cell>
          <table:table-cell office:value-type="float" office:value="2.00722" calcext:value-type="float">
            <text:p>2.00722</text:p>
          </table:table-cell>
          <table:table-cell table:number-columns-repeated="10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43437" calcext:value-type="float">
            <text:p>3.43437</text:p>
          </table:table-cell>
          <table:table-cell office:value-type="float" office:value="3.17185" calcext:value-type="float">
            <text:p>3.17185</text:p>
          </table:table-cell>
          <table:table-cell office:value-type="float" office:value="3.1996" calcext:value-type="float">
            <text:p>3.1996</text:p>
          </table:table-cell>
          <table:table-cell office:value-type="float" office:value="3.23345" calcext:value-type="float">
            <text:p>3.23345</text:p>
          </table:table-cell>
          <table:table-cell office:value-type="float" office:value="2.06404" calcext:value-type="float">
            <text:p>2.06404</text:p>
          </table:table-cell>
          <table:table-cell office:value-type="float" office:value="1.29696" calcext:value-type="float">
            <text:p>1.29696</text:p>
          </table:table-cell>
          <table:table-cell office:value-type="float" office:value="0.92678" calcext:value-type="float">
            <text:p>0.92678</text:p>
          </table:table-cell>
          <table:table-cell office:value-type="float" office:value="1.31176" calcext:value-type="float">
            <text:p>1.31176</text:p>
          </table:table-cell>
          <table:table-cell table:number-columns-repeated="101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51327" calcext:value-type="float">
            <text:p>3.51327</text:p>
          </table:table-cell>
          <table:table-cell office:value-type="float" office:value="1.13415" calcext:value-type="float">
            <text:p>1.13415</text:p>
          </table:table-cell>
          <table:table-cell office:value-type="float" office:value="3.62001" calcext:value-type="float">
            <text:p>3.62001</text:p>
          </table:table-cell>
          <table:table-cell office:value-type="float" office:value="0.63254" calcext:value-type="float">
            <text:p>0.63254</text:p>
          </table:table-cell>
          <table:table-cell office:value-type="float" office:value="3.36755" calcext:value-type="float">
            <text:p>3.36755</text:p>
          </table:table-cell>
          <table:table-cell office:value-type="float" office:value="3.0058" calcext:value-type="float">
            <text:p>3.0058</text:p>
          </table:table-cell>
          <table:table-cell office:value-type="float" office:value="4.21322" calcext:value-type="float">
            <text:p>4.21322</text:p>
          </table:table-cell>
          <table:table-cell office:value-type="float" office:value="2.83672" calcext:value-type="float">
            <text:p>2.83672</text:p>
          </table:table-cell>
          <table:table-cell table:number-columns-repeated="101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9086" calcext:value-type="float">
            <text:p>0.89086</text:p>
          </table:table-cell>
          <table:table-cell office:value-type="float" office:value="1.05718" calcext:value-type="float">
            <text:p>1.05718</text:p>
          </table:table-cell>
          <table:table-cell office:value-type="float" office:value="1.43307" calcext:value-type="float">
            <text:p>1.43307</text:p>
          </table:table-cell>
          <table:table-cell office:value-type="float" office:value="1.26891" calcext:value-type="float">
            <text:p>1.26891</text:p>
          </table:table-cell>
          <table:table-cell office:value-type="float" office:value="1.0141" calcext:value-type="float">
            <text:p>1.0141</text:p>
          </table:table-cell>
          <table:table-cell office:value-type="float" office:value="2.26172" calcext:value-type="float">
            <text:p>2.26172</text:p>
          </table:table-cell>
          <table:table-cell office:value-type="float" office:value="2.42845" calcext:value-type="float">
            <text:p>2.42845</text:p>
          </table:table-cell>
          <table:table-cell office:value-type="float" office:value="0.4643" calcext:value-type="float">
            <text:p>0.4643</text:p>
          </table:table-cell>
          <table:table-cell table:number-columns-repeated="101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.04551" calcext:value-type="float">
            <text:p>2.04551</text:p>
          </table:table-cell>
          <table:table-cell office:value-type="float" office:value="1.64056" calcext:value-type="float">
            <text:p>1.64056</text:p>
          </table:table-cell>
          <table:table-cell office:value-type="float" office:value="3.01874" calcext:value-type="float">
            <text:p>3.01874</text:p>
          </table:table-cell>
          <table:table-cell office:value-type="float" office:value="2.865" calcext:value-type="float">
            <text:p>2.865</text:p>
          </table:table-cell>
          <table:table-cell office:value-type="float" office:value="2.53296" calcext:value-type="float">
            <text:p>2.53296</text:p>
          </table:table-cell>
          <table:table-cell office:value-type="float" office:value="1.5862" calcext:value-type="float">
            <text:p>1.5862</text:p>
          </table:table-cell>
          <table:table-cell office:value-type="float" office:value="1.67871" calcext:value-type="float">
            <text:p>1.67871</text:p>
          </table:table-cell>
          <table:table-cell office:value-type="float" office:value="0.96967" calcext:value-type="float">
            <text:p>0.96967</text:p>
          </table:table-cell>
          <table:table-cell table:number-columns-repeated="101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4748" calcext:value-type="float">
            <text:p>3.4748</text:p>
          </table:table-cell>
          <table:table-cell office:value-type="float" office:value="2.0353" calcext:value-type="float">
            <text:p>2.0353</text:p>
          </table:table-cell>
          <table:table-cell office:value-type="float" office:value="3.31647" calcext:value-type="float">
            <text:p>3.31647</text:p>
          </table:table-cell>
          <table:table-cell office:value-type="float" office:value="2.38564" calcext:value-type="float">
            <text:p>2.38564</text:p>
          </table:table-cell>
          <table:table-cell office:value-type="float" office:value="1.63266" calcext:value-type="float">
            <text:p>1.63266</text:p>
          </table:table-cell>
          <table:table-cell office:value-type="float" office:value="1.43512" calcext:value-type="float">
            <text:p>1.43512</text:p>
          </table:table-cell>
          <table:table-cell office:value-type="float" office:value="2.49892" calcext:value-type="float">
            <text:p>2.49892</text:p>
          </table:table-cell>
          <table:table-cell office:value-type="float" office:value="0.85007" calcext:value-type="float">
            <text:p>0.85007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63695" calcext:value-type="float">
            <text:p>3.63695</text:p>
          </table:table-cell>
          <table:table-cell office:value-type="float" office:value="0.35253" calcext:value-type="float">
            <text:p>0.35253</text:p>
          </table:table-cell>
          <table:table-cell office:value-type="float" office:value="6.32329" calcext:value-type="float">
            <text:p>6.32329</text:p>
          </table:table-cell>
          <table:table-cell office:value-type="float" office:value="2.47582" calcext:value-type="float">
            <text:p>2.47582</text:p>
          </table:table-cell>
          <table:table-cell office:value-type="float" office:value="3.41004" calcext:value-type="float">
            <text:p>3.41004</text:p>
          </table:table-cell>
          <table:table-cell office:value-type="float" office:value="3.53099" calcext:value-type="float">
            <text:p>3.53099</text:p>
          </table:table-cell>
          <table:table-cell office:value-type="float" office:value="5.00145" calcext:value-type="float">
            <text:p>5.00145</text:p>
          </table:table-cell>
          <table:table-cell office:value-type="float" office:value="3.58826" calcext:value-type="float">
            <text:p>3.58826</text:p>
          </table:table-cell>
          <table:table-cell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78288" calcext:value-type="float">
            <text:p>5.78288</text:p>
          </table:table-cell>
          <table:table-cell office:value-type="float" office:value="4.49007" calcext:value-type="float">
            <text:p>4.49007</text:p>
          </table:table-cell>
          <table:table-cell office:value-type="float" office:value="5.58446" calcext:value-type="float">
            <text:p>5.58446</text:p>
          </table:table-cell>
          <table:table-cell office:value-type="float" office:value="5.11986" calcext:value-type="float">
            <text:p>5.11986</text:p>
          </table:table-cell>
          <table:table-cell office:value-type="float" office:value="1.59555" calcext:value-type="float">
            <text:p>1.59555</text:p>
          </table:table-cell>
          <table:table-cell office:value-type="float" office:value="2.67234" calcext:value-type="float">
            <text:p>2.67234</text:p>
          </table:table-cell>
          <table:table-cell office:value-type="float" office:value="0.43335" calcext:value-type="float">
            <text:p>0.43335</text:p>
          </table:table-cell>
          <table:table-cell office:value-type="float" office:value="1.33908" calcext:value-type="float">
            <text:p>1.33908</text:p>
          </table:table-cell>
          <table:table-cell table:number-columns-repeated="101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65652" calcext:value-type="float">
            <text:p>9.65652</text:p>
          </table:table-cell>
          <table:table-cell office:value-type="float" office:value="10.22151" calcext:value-type="float">
            <text:p>10.22151</text:p>
          </table:table-cell>
          <table:table-cell office:value-type="float" office:value="8.35894" calcext:value-type="float">
            <text:p>8.35894</text:p>
          </table:table-cell>
          <table:table-cell office:value-type="float" office:value="7.62687" calcext:value-type="float">
            <text:p>7.62687</text:p>
          </table:table-cell>
          <table:table-cell office:value-type="float" office:value="5.91348" calcext:value-type="float">
            <text:p>5.91348</text:p>
          </table:table-cell>
          <table:table-cell office:value-type="float" office:value="6.47638" calcext:value-type="float">
            <text:p>6.47638</text:p>
          </table:table-cell>
          <table:table-cell office:value-type="float" office:value="4.49771" calcext:value-type="float">
            <text:p>4.49771</text:p>
          </table:table-cell>
          <table:table-cell office:value-type="float" office:value="7.5607" calcext:value-type="float">
            <text:p>7.5607</text:p>
          </table:table-cell>
          <table:table-cell table:number-columns-repeated="101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18284" calcext:value-type="float">
            <text:p>1.18284</text:p>
          </table:table-cell>
          <table:table-cell office:value-type="float" office:value="1.71223" calcext:value-type="float">
            <text:p>1.71223</text:p>
          </table:table-cell>
          <table:table-cell office:value-type="float" office:value="3.82288" calcext:value-type="float">
            <text:p>3.82288</text:p>
          </table:table-cell>
          <table:table-cell office:value-type="float" office:value="3.39691" calcext:value-type="float">
            <text:p>3.39691</text:p>
          </table:table-cell>
          <table:table-cell office:value-type="float" office:value="1.691" calcext:value-type="float">
            <text:p>1.691</text:p>
          </table:table-cell>
          <table:table-cell office:value-type="float" office:value="0.69688" calcext:value-type="float">
            <text:p>0.69688</text:p>
          </table:table-cell>
          <table:table-cell office:value-type="float" office:value="0.92389" calcext:value-type="float">
            <text:p>0.92389</text:p>
          </table:table-cell>
          <table:table-cell office:value-type="float" office:value="3.78971" calcext:value-type="float">
            <text:p>3.78971</text:p>
          </table:table-cell>
          <table:table-cell table:number-columns-repeated="101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.77233" calcext:value-type="float">
            <text:p>2.77233</text:p>
          </table:table-cell>
          <table:table-cell office:value-type="float" office:value="2.57895" calcext:value-type="float">
            <text:p>2.57895</text:p>
          </table:table-cell>
          <table:table-cell office:value-type="float" office:value="3.5118" calcext:value-type="float">
            <text:p>3.5118</text:p>
          </table:table-cell>
          <table:table-cell office:value-type="float" office:value="4.42718" calcext:value-type="float">
            <text:p>4.42718</text:p>
          </table:table-cell>
          <table:table-cell office:value-type="float" office:value="0.47421" calcext:value-type="float">
            <text:p>0.47421</text:p>
          </table:table-cell>
          <table:table-cell office:value-type="float" office:value="2.04952" calcext:value-type="float">
            <text:p>2.04952</text:p>
          </table:table-cell>
          <table:table-cell office:value-type="float" office:value="1.03506" calcext:value-type="float">
            <text:p>1.03506</text:p>
          </table:table-cell>
          <table:table-cell office:value-type="float" office:value="1.89334" calcext:value-type="float">
            <text:p>1.89334</text:p>
          </table:table-cell>
          <table:table-cell table:number-columns-repeated="10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12389" calcext:value-type="float">
            <text:p>2.12389</text:p>
          </table:table-cell>
          <table:table-cell office:value-type="float" office:value="1.80925" calcext:value-type="float">
            <text:p>1.80925</text:p>
          </table:table-cell>
          <table:table-cell office:value-type="float" office:value="2.74632" calcext:value-type="float">
            <text:p>2.74632</text:p>
          </table:table-cell>
          <table:table-cell office:value-type="float" office:value="1.17835" calcext:value-type="float">
            <text:p>1.17835</text:p>
          </table:table-cell>
          <table:table-cell office:value-type="float" office:value="1.02444" calcext:value-type="float">
            <text:p>1.02444</text:p>
          </table:table-cell>
          <table:table-cell office:value-type="float" office:value="0.56143" calcext:value-type="float">
            <text:p>0.56143</text:p>
          </table:table-cell>
          <table:table-cell office:value-type="float" office:value="2.09372" calcext:value-type="float">
            <text:p>2.09372</text:p>
          </table:table-cell>
          <table:table-cell office:value-type="float" office:value="2.65353" calcext:value-type="float">
            <text:p>2.65353</text:p>
          </table:table-cell>
          <table:table-cell table:number-columns-repeated="101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10625" calcext:value-type="float">
            <text:p>1.10625</text:p>
          </table:table-cell>
          <table:table-cell office:value-type="float" office:value="1.12365" calcext:value-type="float">
            <text:p>1.12365</text:p>
          </table:table-cell>
          <table:table-cell office:value-type="float" office:value="2.43778" calcext:value-type="float">
            <text:p>2.43778</text:p>
          </table:table-cell>
          <table:table-cell office:value-type="float" office:value="1.17092" calcext:value-type="float">
            <text:p>1.17092</text:p>
          </table:table-cell>
          <table:table-cell office:value-type="float" office:value="2.02568" calcext:value-type="float">
            <text:p>2.02568</text:p>
          </table:table-cell>
          <table:table-cell office:value-type="float" office:value="1.77221" calcext:value-type="float">
            <text:p>1.77221</text:p>
          </table:table-cell>
          <table:table-cell office:value-type="float" office:value="0.78659" calcext:value-type="float">
            <text:p>0.78659</text:p>
          </table:table-cell>
          <table:table-cell office:value-type="float" office:value="1.61842" calcext:value-type="float">
            <text:p>1.61842</text:p>
          </table:table-cell>
          <table:table-cell table:number-columns-repeated="101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5324" calcext:value-type="float">
            <text:p>0.65324</text:p>
          </table:table-cell>
          <table:table-cell office:value-type="float" office:value="1.4982" calcext:value-type="float">
            <text:p>1.4982</text:p>
          </table:table-cell>
          <table:table-cell office:value-type="float" office:value="0.7883" calcext:value-type="float">
            <text:p>0.7883</text:p>
          </table:table-cell>
          <table:table-cell office:value-type="float" office:value="0.58932" calcext:value-type="float">
            <text:p>0.58932</text:p>
          </table:table-cell>
          <table:table-cell office:value-type="float" office:value="2.20131" calcext:value-type="float">
            <text:p>2.20131</text:p>
          </table:table-cell>
          <table:table-cell office:value-type="float" office:value="1.71881" calcext:value-type="float">
            <text:p>1.71881</text:p>
          </table:table-cell>
          <table:table-cell office:value-type="float" office:value="2.39286" calcext:value-type="float">
            <text:p>2.39286</text:p>
          </table:table-cell>
          <table:table-cell office:value-type="float" office:value="1.24623" calcext:value-type="float">
            <text:p>1.24623</text:p>
          </table:table-cell>
          <table:table-cell table:number-columns-repeated="101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.08536" calcext:value-type="float">
            <text:p>4.08536</text:p>
          </table:table-cell>
          <table:table-cell office:value-type="float" office:value="1.3705" calcext:value-type="float">
            <text:p>1.3705</text:p>
          </table:table-cell>
          <table:table-cell office:value-type="float" office:value="3.37413" calcext:value-type="float">
            <text:p>3.37413</text:p>
          </table:table-cell>
          <table:table-cell office:value-type="float" office:value="1.36778" calcext:value-type="float">
            <text:p>1.36778</text:p>
          </table:table-cell>
          <table:table-cell office:value-type="float" office:value="0.82152" calcext:value-type="float">
            <text:p>0.82152</text:p>
          </table:table-cell>
          <table:table-cell office:value-type="float" office:value="1.24967" calcext:value-type="float">
            <text:p>1.24967</text:p>
          </table:table-cell>
          <table:table-cell office:value-type="float" office:value="3.40051" calcext:value-type="float">
            <text:p>3.40051</text:p>
          </table:table-cell>
          <table:table-cell office:value-type="float" office:value="1.12285" calcext:value-type="float">
            <text:p>1.12285</text:p>
          </table:table-cell>
          <table:table-cell table:number-columns-repeated="101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.87634" calcext:value-type="float">
            <text:p>2.87634</text:p>
          </table:table-cell>
          <table:table-cell office:value-type="float" office:value="2.19611" calcext:value-type="float">
            <text:p>2.19611</text:p>
          </table:table-cell>
          <table:table-cell office:value-type="float" office:value="3.17895" calcext:value-type="float">
            <text:p>3.17895</text:p>
          </table:table-cell>
          <table:table-cell office:value-type="float" office:value="2.93791" calcext:value-type="float">
            <text:p>2.93791</text:p>
          </table:table-cell>
          <table:table-cell office:value-type="float" office:value="0.99225" calcext:value-type="float">
            <text:p>0.99225</text:p>
          </table:table-cell>
          <table:table-cell office:value-type="float" office:value="1.11642" calcext:value-type="float">
            <text:p>1.11642</text:p>
          </table:table-cell>
          <table:table-cell office:value-type="float" office:value="2.55255" calcext:value-type="float">
            <text:p>2.55255</text:p>
          </table:table-cell>
          <table:table-cell office:value-type="float" office:value="2.00341" calcext:value-type="float">
            <text:p>2.00341</text:p>
          </table:table-cell>
          <table:table-cell table:number-columns-repeated="10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76148" calcext:value-type="float">
            <text:p>1.76148</text:p>
          </table:table-cell>
          <table:table-cell office:value-type="float" office:value="1.34983" calcext:value-type="float">
            <text:p>1.34983</text:p>
          </table:table-cell>
          <table:table-cell office:value-type="float" office:value="1.79527" calcext:value-type="float">
            <text:p>1.79527</text:p>
          </table:table-cell>
          <table:table-cell office:value-type="float" office:value="3.12633" calcext:value-type="float">
            <text:p>3.12633</text:p>
          </table:table-cell>
          <table:table-cell office:value-type="float" office:value="2.20034" calcext:value-type="float">
            <text:p>2.20034</text:p>
          </table:table-cell>
          <table:table-cell office:value-type="float" office:value="1.58173" calcext:value-type="float">
            <text:p>1.58173</text:p>
          </table:table-cell>
          <table:table-cell office:value-type="float" office:value="2.18112" calcext:value-type="float">
            <text:p>2.18112</text:p>
          </table:table-cell>
          <table:table-cell office:value-type="float" office:value="3.16755" calcext:value-type="float">
            <text:p>3.16755</text:p>
          </table:table-cell>
          <table:table-cell table:number-columns-repeated="101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32336" calcext:value-type="float">
            <text:p>1.32336</text:p>
          </table:table-cell>
          <table:table-cell office:value-type="float" office:value="2.0506" calcext:value-type="float">
            <text:p>2.0506</text:p>
          </table:table-cell>
          <table:table-cell office:value-type="float" office:value="1.02197" calcext:value-type="float">
            <text:p>1.02197</text:p>
          </table:table-cell>
          <table:table-cell office:value-type="float" office:value="1.15943" calcext:value-type="float">
            <text:p>1.15943</text:p>
          </table:table-cell>
          <table:table-cell office:value-type="float" office:value="1.76899" calcext:value-type="float">
            <text:p>1.76899</text:p>
          </table:table-cell>
          <table:table-cell office:value-type="float" office:value="1.20292" calcext:value-type="float">
            <text:p>1.20292</text:p>
          </table:table-cell>
          <table:table-cell office:value-type="float" office:value="0.91796" calcext:value-type="float">
            <text:p>0.91796</text:p>
          </table:table-cell>
          <table:table-cell office:value-type="float" office:value="1.51916" calcext:value-type="float">
            <text:p>1.51916</text:p>
          </table:table-cell>
          <table:table-cell table:number-columns-repeated="101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9323" calcext:value-type="float">
            <text:p>2.9323</text:p>
          </table:table-cell>
          <table:table-cell office:value-type="float" office:value="0.33253" calcext:value-type="float">
            <text:p>0.33253</text:p>
          </table:table-cell>
          <table:table-cell office:value-type="float" office:value="3.32167" calcext:value-type="float">
            <text:p>3.32167</text:p>
          </table:table-cell>
          <table:table-cell office:value-type="float" office:value="1.2682" calcext:value-type="float">
            <text:p>1.2682</text:p>
          </table:table-cell>
          <table:table-cell office:value-type="float" office:value="0.92128" calcext:value-type="float">
            <text:p>0.92128</text:p>
          </table:table-cell>
          <table:table-cell office:value-type="float" office:value="1.71255" calcext:value-type="float">
            <text:p>1.71255</text:p>
          </table:table-cell>
          <table:table-cell office:value-type="float" office:value="2.92758" calcext:value-type="float">
            <text:p>2.92758</text:p>
          </table:table-cell>
          <table:table-cell office:value-type="float" office:value="0.78313" calcext:value-type="float">
            <text:p>0.78313</text:p>
          </table:table-cell>
          <table:table-cell table:number-columns-repeated="101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64828" calcext:value-type="float">
            <text:p>1.64828</text:p>
          </table:table-cell>
          <table:table-cell office:value-type="float" office:value="1.92186" calcext:value-type="float">
            <text:p>1.92186</text:p>
          </table:table-cell>
          <table:table-cell office:value-type="float" office:value="2.74958" calcext:value-type="float">
            <text:p>2.74958</text:p>
          </table:table-cell>
          <table:table-cell office:value-type="float" office:value="2.8763" calcext:value-type="float">
            <text:p>2.8763</text:p>
          </table:table-cell>
          <table:table-cell office:value-type="float" office:value="2.24445" calcext:value-type="float">
            <text:p>2.24445</text:p>
          </table:table-cell>
          <table:table-cell office:value-type="float" office:value="3.66135" calcext:value-type="float">
            <text:p>3.66135</text:p>
          </table:table-cell>
          <table:table-cell office:value-type="float" office:value="2.4857" calcext:value-type="float">
            <text:p>2.4857</text:p>
          </table:table-cell>
          <table:table-cell office:value-type="float" office:value="1.02331" calcext:value-type="float">
            <text:p>1.02331</text:p>
          </table:table-cell>
          <table:table-cell table:number-columns-repeated="101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03755" calcext:value-type="float">
            <text:p>4.03755</text:p>
          </table:table-cell>
          <table:table-cell office:value-type="float" office:value="2.27414" calcext:value-type="float">
            <text:p>2.27414</text:p>
          </table:table-cell>
          <table:table-cell office:value-type="float" office:value="4.80049" calcext:value-type="float">
            <text:p>4.80049</text:p>
          </table:table-cell>
          <table:table-cell office:value-type="float" office:value="3.83361" calcext:value-type="float">
            <text:p>3.83361</text:p>
          </table:table-cell>
          <table:table-cell office:value-type="float" office:value="3.66946" calcext:value-type="float">
            <text:p>3.66946</text:p>
          </table:table-cell>
          <table:table-cell office:value-type="float" office:value="1.81683" calcext:value-type="float">
            <text:p>1.81683</text:p>
          </table:table-cell>
          <table:table-cell office:value-type="float" office:value="3.65337" calcext:value-type="float">
            <text:p>3.65337</text:p>
          </table:table-cell>
          <table:table-cell office:value-type="float" office:value="3.33839" calcext:value-type="float">
            <text:p>3.33839</text:p>
          </table:table-cell>
          <table:table-cell table:number-columns-repeated="10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29819" calcext:value-type="float">
            <text:p>6.29819</text:p>
          </table:table-cell>
          <table:table-cell office:value-type="float" office:value="0.97665" calcext:value-type="float">
            <text:p>0.97665</text:p>
          </table:table-cell>
          <table:table-cell office:value-type="float" office:value="4.05608" calcext:value-type="float">
            <text:p>4.05608</text:p>
          </table:table-cell>
          <table:table-cell office:value-type="float" office:value="2.11855" calcext:value-type="float">
            <text:p>2.11855</text:p>
          </table:table-cell>
          <table:table-cell office:value-type="float" office:value="3.34871" calcext:value-type="float">
            <text:p>3.34871</text:p>
          </table:table-cell>
          <table:table-cell office:value-type="float" office:value="2.58004" calcext:value-type="float">
            <text:p>2.58004</text:p>
          </table:table-cell>
          <table:table-cell office:value-type="float" office:value="3.76739" calcext:value-type="float">
            <text:p>3.76739</text:p>
          </table:table-cell>
          <table:table-cell office:value-type="float" office:value="3.56122" calcext:value-type="float">
            <text:p>3.56122</text:p>
          </table:table-cell>
          <table:table-cell table:number-columns-repeated="101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83699" calcext:value-type="float">
            <text:p>3.83699</text:p>
          </table:table-cell>
          <table:table-cell office:value-type="float" office:value="3.40057" calcext:value-type="float">
            <text:p>3.40057</text:p>
          </table:table-cell>
          <table:table-cell office:value-type="float" office:value="3.91077" calcext:value-type="float">
            <text:p>3.91077</text:p>
          </table:table-cell>
          <table:table-cell office:value-type="float" office:value="0.57856" calcext:value-type="float">
            <text:p>0.57856</text:p>
          </table:table-cell>
          <table:table-cell office:value-type="float" office:value="2.97668" calcext:value-type="float">
            <text:p>2.97668</text:p>
          </table:table-cell>
          <table:table-cell office:value-type="float" office:value="3.32348" calcext:value-type="float">
            <text:p>3.32348</text:p>
          </table:table-cell>
          <table:table-cell office:value-type="float" office:value="2.72351" calcext:value-type="float">
            <text:p>2.72351</text:p>
          </table:table-cell>
          <table:table-cell office:value-type="float" office:value="4.04279" calcext:value-type="float">
            <text:p>4.04279</text:p>
          </table:table-cell>
          <table:table-cell table:number-columns-repeated="101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.31762" calcext:value-type="float">
            <text:p>2.31762</text:p>
          </table:table-cell>
          <table:table-cell office:value-type="float" office:value="2.9556" calcext:value-type="float">
            <text:p>2.9556</text:p>
          </table:table-cell>
          <table:table-cell office:value-type="float" office:value="2.47955" calcext:value-type="float">
            <text:p>2.47955</text:p>
          </table:table-cell>
          <table:table-cell office:value-type="float" office:value="2.84352" calcext:value-type="float">
            <text:p>2.84352</text:p>
          </table:table-cell>
          <table:table-cell office:value-type="float" office:value="0.70581" calcext:value-type="float">
            <text:p>0.70581</text:p>
          </table:table-cell>
          <table:table-cell office:value-type="float" office:value="1.49789" calcext:value-type="float">
            <text:p>1.49789</text:p>
          </table:table-cell>
          <table:table-cell office:value-type="float" office:value="1.65642" calcext:value-type="float">
            <text:p>1.65642</text:p>
          </table:table-cell>
          <table:table-cell office:value-type="float" office:value="1.24043" calcext:value-type="float">
            <text:p>1.24043</text:p>
          </table:table-cell>
          <table:table-cell table:number-columns-repeated="101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04124" calcext:value-type="float">
            <text:p>1.04124</text:p>
          </table:table-cell>
          <table:table-cell office:value-type="float" office:value="3.02266" calcext:value-type="float">
            <text:p>3.02266</text:p>
          </table:table-cell>
          <table:table-cell office:value-type="float" office:value="4.41139" calcext:value-type="float">
            <text:p>4.41139</text:p>
          </table:table-cell>
          <table:table-cell office:value-type="float" office:value="5.00399" calcext:value-type="float">
            <text:p>5.00399</text:p>
          </table:table-cell>
          <table:table-cell office:value-type="float" office:value="3.43831" calcext:value-type="float">
            <text:p>3.43831</text:p>
          </table:table-cell>
          <table:table-cell office:value-type="float" office:value="4.33672" calcext:value-type="float">
            <text:p>4.33672</text:p>
          </table:table-cell>
          <table:table-cell office:value-type="float" office:value="1.84753" calcext:value-type="float">
            <text:p>1.84753</text:p>
          </table:table-cell>
          <table:table-cell office:value-type="float" office:value="3.44758" calcext:value-type="float">
            <text:p>3.44758</text:p>
          </table:table-cell>
          <table:table-cell table:number-columns-repeated="101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17396" calcext:value-type="float">
            <text:p>5.17396</text:p>
          </table:table-cell>
          <table:table-cell office:value-type="float" office:value="3.03082" calcext:value-type="float">
            <text:p>3.03082</text:p>
          </table:table-cell>
          <table:table-cell office:value-type="float" office:value="3.06734" calcext:value-type="float">
            <text:p>3.06734</text:p>
          </table:table-cell>
          <table:table-cell office:value-type="float" office:value="3.76869" calcext:value-type="float">
            <text:p>3.76869</text:p>
          </table:table-cell>
          <table:table-cell office:value-type="float" office:value="4.43787" calcext:value-type="float">
            <text:p>4.43787</text:p>
          </table:table-cell>
          <table:table-cell office:value-type="float" office:value="1.75201" calcext:value-type="float">
            <text:p>1.75201</text:p>
          </table:table-cell>
          <table:table-cell office:value-type="float" office:value="6.45969" calcext:value-type="float">
            <text:p>6.45969</text:p>
          </table:table-cell>
          <table:table-cell office:value-type="float" office:value="5.87976" calcext:value-type="float">
            <text:p>5.87976</text:p>
          </table:table-cell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89594" calcext:value-type="float">
            <text:p>4.89594</text:p>
          </table:table-cell>
          <table:table-cell office:value-type="float" office:value="7.64798" calcext:value-type="float">
            <text:p>7.64798</text:p>
          </table:table-cell>
          <table:table-cell office:value-type="float" office:value="2.68031" calcext:value-type="float">
            <text:p>2.68031</text:p>
          </table:table-cell>
          <table:table-cell office:value-type="float" office:value="6.06644" calcext:value-type="float">
            <text:p>6.06644</text:p>
          </table:table-cell>
          <table:table-cell office:value-type="float" office:value="0.95741" calcext:value-type="float">
            <text:p>0.95741</text:p>
          </table:table-cell>
          <table:table-cell office:value-type="float" office:value="2.88619" calcext:value-type="float">
            <text:p>2.88619</text:p>
          </table:table-cell>
          <table:table-cell office:value-type="float" office:value="3.23082" calcext:value-type="float">
            <text:p>3.23082</text:p>
          </table:table-cell>
          <table:table-cell office:value-type="float" office:value="5.085" calcext:value-type="float">
            <text:p>5.085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30558" calcext:value-type="float">
            <text:p>5.30558</text:p>
          </table:table-cell>
          <table:table-cell office:value-type="float" office:value="4.43084" calcext:value-type="float">
            <text:p>4.43084</text:p>
          </table:table-cell>
          <table:table-cell office:value-type="float" office:value="2.70756" calcext:value-type="float">
            <text:p>2.70756</text:p>
          </table:table-cell>
          <table:table-cell office:value-type="float" office:value="4.81335" calcext:value-type="float">
            <text:p>4.81335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30403" calcext:value-type="float">
            <text:p>0.30403</text:p>
          </table:table-cell>
          <table:table-cell office:value-type="float" office:value="2.28614" calcext:value-type="float">
            <text:p>2.28614</text:p>
          </table:table-cell>
          <table:table-cell office:value-type="float" office:value="2.17047" calcext:value-type="float">
            <text:p>2.17047</text:p>
          </table:table-cell>
          <table:table-cell table:number-columns-repeated="101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4467" calcext:value-type="float">
            <text:p>0.84467</text:p>
          </table:table-cell>
          <table:table-cell office:value-type="float" office:value="1.71477" calcext:value-type="float">
            <text:p>1.71477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0.91891" calcext:value-type="float">
            <text:p>0.91891</text:p>
          </table:table-cell>
          <table:table-cell office:value-type="float" office:value="1.70523" calcext:value-type="float">
            <text:p>1.70523</text:p>
          </table:table-cell>
          <table:table-cell office:value-type="float" office:value="1.25446" calcext:value-type="float">
            <text:p>1.25446</text:p>
          </table:table-cell>
          <table:table-cell office:value-type="float" office:value="2.30613" calcext:value-type="float">
            <text:p>2.30613</text:p>
          </table:table-cell>
          <table:table-cell office:value-type="float" office:value="1.17879" calcext:value-type="float">
            <text:p>1.17879</text:p>
          </table:table-cell>
          <table:table-cell table:number-columns-repeated="101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.71066" calcext:value-type="float">
            <text:p>2.71066</text:p>
          </table:table-cell>
          <table:table-cell office:value-type="float" office:value="2.59544" calcext:value-type="float">
            <text:p>2.59544</text:p>
          </table:table-cell>
          <table:table-cell office:value-type="float" office:value="3.45898" calcext:value-type="float">
            <text:p>3.45898</text:p>
          </table:table-cell>
          <table:table-cell office:value-type="float" office:value="2.64329" calcext:value-type="float">
            <text:p>2.64329</text:p>
          </table:table-cell>
          <table:table-cell office:value-type="float" office:value="1.7484" calcext:value-type="float">
            <text:p>1.7484</text:p>
          </table:table-cell>
          <table:table-cell office:value-type="float" office:value="1.35221" calcext:value-type="float">
            <text:p>1.35221</text:p>
          </table:table-cell>
          <table:table-cell office:value-type="float" office:value="4.29927" calcext:value-type="float">
            <text:p>4.29927</text:p>
          </table:table-cell>
          <table:table-cell office:value-type="float" office:value="1.23375" calcext:value-type="float">
            <text:p>1.23375</text:p>
          </table:table-cell>
          <table:table-cell table:number-columns-repeated="101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26991" calcext:value-type="float">
            <text:p>5.26991</text:p>
          </table:table-cell>
          <table:table-cell office:value-type="float" office:value="3.35104" calcext:value-type="float">
            <text:p>3.35104</text:p>
          </table:table-cell>
          <table:table-cell office:value-type="float" office:value="7.1344" calcext:value-type="float">
            <text:p>7.1344</text:p>
          </table:table-cell>
          <table:table-cell office:value-type="float" office:value="3.50321" calcext:value-type="float">
            <text:p>3.50321</text:p>
          </table:table-cell>
          <table:table-cell office:value-type="float" office:value="6.58338" calcext:value-type="float">
            <text:p>6.58338</text:p>
          </table:table-cell>
          <table:table-cell office:value-type="float" office:value="3.37183" calcext:value-type="float">
            <text:p>3.37183</text:p>
          </table:table-cell>
          <table:table-cell office:value-type="float" office:value="8.24569" calcext:value-type="float">
            <text:p>8.24569</text:p>
          </table:table-cell>
          <table:table-cell office:value-type="float" office:value="2.86573" calcext:value-type="float">
            <text:p>2.86573</text:p>
          </table:table-cell>
          <table:table-cell table:number-columns-repeated="10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13285" calcext:value-type="float">
            <text:p>6.13285</text:p>
          </table:table-cell>
          <table:table-cell office:value-type="float" office:value="3.2559" calcext:value-type="float">
            <text:p>3.2559</text:p>
          </table:table-cell>
          <table:table-cell office:value-type="float" office:value="4.84466" calcext:value-type="float">
            <text:p>4.84466</text:p>
          </table:table-cell>
          <table:table-cell office:value-type="float" office:value="3.55211" calcext:value-type="float">
            <text:p>3.55211</text:p>
          </table:table-cell>
          <table:table-cell office:value-type="float" office:value="1.00607" calcext:value-type="float">
            <text:p>1.00607</text:p>
          </table:table-cell>
          <table:table-cell office:value-type="float" office:value="2.0538" calcext:value-type="float">
            <text:p>2.0538</text:p>
          </table:table-cell>
          <table:table-cell office:value-type="float" office:value="1.6074" calcext:value-type="float">
            <text:p>1.6074</text:p>
          </table:table-cell>
          <table:table-cell office:value-type="float" office:value="1.87499" calcext:value-type="float">
            <text:p>1.87499</text:p>
          </table:table-cell>
          <table:table-cell table:number-columns-repeated="101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.08475" calcext:value-type="float">
            <text:p>10.08475</text:p>
          </table:table-cell>
          <table:table-cell office:value-type="float" office:value="3.86212" calcext:value-type="float">
            <text:p>3.86212</text:p>
          </table:table-cell>
          <table:table-cell office:value-type="float" office:value="8.6173" calcext:value-type="float">
            <text:p>8.6173</text:p>
          </table:table-cell>
          <table:table-cell office:value-type="float" office:value="4.62599" calcext:value-type="float">
            <text:p>4.62599</text:p>
          </table:table-cell>
          <table:table-cell office:value-type="float" office:value="8.44499" calcext:value-type="float">
            <text:p>8.44499</text:p>
          </table:table-cell>
          <table:table-cell office:value-type="float" office:value="5.21269" calcext:value-type="float">
            <text:p>5.21269</text:p>
          </table:table-cell>
          <table:table-cell office:value-type="float" office:value="5.96024" calcext:value-type="float">
            <text:p>5.96024</text:p>
          </table:table-cell>
          <table:table-cell office:value-type="float" office:value="4.63076" calcext:value-type="float">
            <text:p>4.63076</text:p>
          </table:table-cell>
          <table:table-cell table:number-columns-repeated="101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.17746" calcext:value-type="float">
            <text:p>8.17746</text:p>
          </table:table-cell>
          <table:table-cell office:value-type="float" office:value="9.8664" calcext:value-type="float">
            <text:p>9.8664</text:p>
          </table:table-cell>
          <table:table-cell office:value-type="float" office:value="9.38396" calcext:value-type="float">
            <text:p>9.38396</text:p>
          </table:table-cell>
          <table:table-cell office:value-type="float" office:value="10.38719" calcext:value-type="float">
            <text:p>10.38719</text:p>
          </table:table-cell>
          <table:table-cell office:value-type="float" office:value="3.34152" calcext:value-type="float">
            <text:p>3.34152</text:p>
          </table:table-cell>
          <table:table-cell office:value-type="float" office:value="4.3313" calcext:value-type="float">
            <text:p>4.3313</text:p>
          </table:table-cell>
          <table:table-cell office:value-type="float" office:value="0.38492" calcext:value-type="float">
            <text:p>0.38492</text:p>
          </table:table-cell>
          <table:table-cell office:value-type="float" office:value="2.85225" calcext:value-type="float">
            <text:p>2.85225</text:p>
          </table:table-cell>
          <table:table-cell table:number-columns-repeated="101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0329" calcext:value-type="float">
            <text:p>3.0329</text:p>
          </table:table-cell>
          <table:table-cell office:value-type="float" office:value="3.57583" calcext:value-type="float">
            <text:p>3.57583</text:p>
          </table:table-cell>
          <table:table-cell office:value-type="float" office:value="4.68726" calcext:value-type="float">
            <text:p>4.68726</text:p>
          </table:table-cell>
          <table:table-cell office:value-type="float" office:value="4.10531" calcext:value-type="float">
            <text:p>4.10531</text:p>
          </table:table-cell>
          <table:table-cell office:value-type="float" office:value="3.12069" calcext:value-type="float">
            <text:p>3.12069</text:p>
          </table:table-cell>
          <table:table-cell office:value-type="float" office:value="5.56701" calcext:value-type="float">
            <text:p>5.56701</text:p>
          </table:table-cell>
          <table:table-cell office:value-type="float" office:value="4.348" calcext:value-type="float">
            <text:p>4.348</text:p>
          </table:table-cell>
          <table:table-cell office:value-type="float" office:value="3.29804" calcext:value-type="float">
            <text:p>3.29804</text:p>
          </table:table-cell>
          <table:table-cell table:number-columns-repeated="101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58705" calcext:value-type="float">
            <text:p>1.58705</text:p>
          </table:table-cell>
          <table:table-cell office:value-type="float" office:value="4.92243" calcext:value-type="float">
            <text:p>4.92243</text:p>
          </table:table-cell>
          <table:table-cell office:value-type="float" office:value="2.52881" calcext:value-type="float">
            <text:p>2.52881</text:p>
          </table:table-cell>
          <table:table-cell office:value-type="float" office:value="2.62471" calcext:value-type="float">
            <text:p>2.62471</text:p>
          </table:table-cell>
          <table:table-cell office:value-type="float" office:value="4.13215" calcext:value-type="float">
            <text:p>4.13215</text:p>
          </table:table-cell>
          <table:table-cell office:value-type="float" office:value="3.9922" calcext:value-type="float">
            <text:p>3.9922</text:p>
          </table:table-cell>
          <table:table-cell office:value-type="float" office:value="5.80039" calcext:value-type="float">
            <text:p>5.80039</text:p>
          </table:table-cell>
          <table:table-cell office:value-type="float" office:value="7.92793" calcext:value-type="float">
            <text:p>7.92793</text:p>
          </table:table-cell>
          <table:table-cell table:number-columns-repeated="10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73088" calcext:value-type="float">
            <text:p>4.73088</text:p>
          </table:table-cell>
          <table:table-cell office:value-type="float" office:value="2.314" calcext:value-type="float">
            <text:p>2.314</text:p>
          </table:table-cell>
          <table:table-cell office:value-type="float" office:value="3.95023" calcext:value-type="float">
            <text:p>3.95023</text:p>
          </table:table-cell>
          <table:table-cell office:value-type="float" office:value="2.14349" calcext:value-type="float">
            <text:p>2.14349</text:p>
          </table:table-cell>
          <table:table-cell office:value-type="float" office:value="4.01555" calcext:value-type="float">
            <text:p>4.01555</text:p>
          </table:table-cell>
          <table:table-cell office:value-type="float" office:value="2.36257" calcext:value-type="float">
            <text:p>2.36257</text:p>
          </table:table-cell>
          <table:table-cell office:value-type="float" office:value="4.7502" calcext:value-type="float">
            <text:p>4.7502</text:p>
          </table:table-cell>
          <table:table-cell office:value-type="float" office:value="1.84224" calcext:value-type="float">
            <text:p>1.84224</text:p>
          </table:table-cell>
          <table:table-cell table:number-columns-repeated="101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26519" calcext:value-type="float">
            <text:p>2.26519</text:p>
          </table:table-cell>
          <table:table-cell office:value-type="float" office:value="1.55296" calcext:value-type="float">
            <text:p>1.55296</text:p>
          </table:table-cell>
          <table:table-cell office:value-type="float" office:value="1.28004" calcext:value-type="float">
            <text:p>1.28004</text:p>
          </table:table-cell>
          <table:table-cell office:value-type="float" office:value="0.19411" calcext:value-type="float">
            <text:p>0.19411</text:p>
          </table:table-cell>
          <table:table-cell office:value-type="float" office:value="2.5083" calcext:value-type="float">
            <text:p>2.5083</text:p>
          </table:table-cell>
          <table:table-cell office:value-type="float" office:value="3.3663" calcext:value-type="float">
            <text:p>3.3663</text:p>
          </table:table-cell>
          <table:table-cell office:value-type="float" office:value="2.947" calcext:value-type="float">
            <text:p>2.947</text:p>
          </table:table-cell>
          <table:table-cell office:value-type="float" office:value="3.83804" calcext:value-type="float">
            <text:p>3.83804</text:p>
          </table:table-cell>
          <table:table-cell table:number-columns-repeated="101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32672" calcext:value-type="float">
            <text:p>2.32672</text:p>
          </table:table-cell>
          <table:table-cell office:value-type="float" office:value="5.34618" calcext:value-type="float">
            <text:p>5.34618</text:p>
          </table:table-cell>
          <table:table-cell office:value-type="float" office:value="3.80827" calcext:value-type="float">
            <text:p>3.80827</text:p>
          </table:table-cell>
          <table:table-cell office:value-type="float" office:value="5.14559" calcext:value-type="float">
            <text:p>5.14559</text:p>
          </table:table-cell>
          <table:table-cell office:value-type="float" office:value="6.19292" calcext:value-type="float">
            <text:p>6.19292</text:p>
          </table:table-cell>
          <table:table-cell office:value-type="float" office:value="5.15144" calcext:value-type="float">
            <text:p>5.15144</text:p>
          </table:table-cell>
          <table:table-cell office:value-type="float" office:value="4.11556" calcext:value-type="float">
            <text:p>4.11556</text:p>
          </table:table-cell>
          <table:table-cell office:value-type="float" office:value="3.86631" calcext:value-type="float">
            <text:p>3.86631</text:p>
          </table:table-cell>
          <table:table-cell table:number-columns-repeated="101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10155" calcext:value-type="float">
            <text:p>6.10155</text:p>
          </table:table-cell>
          <table:table-cell office:value-type="float" office:value="9.26926" calcext:value-type="float">
            <text:p>9.26926</text:p>
          </table:table-cell>
          <table:table-cell office:value-type="float" office:value="4.76291" calcext:value-type="float">
            <text:p>4.76291</text:p>
          </table:table-cell>
          <table:table-cell office:value-type="float" office:value="7.76684" calcext:value-type="float">
            <text:p>7.76684</text:p>
          </table:table-cell>
          <table:table-cell office:value-type="float" office:value="2.07396" calcext:value-type="float">
            <text:p>2.07396</text:p>
          </table:table-cell>
          <table:table-cell office:value-type="float" office:value="5.37291" calcext:value-type="float">
            <text:p>5.37291</text:p>
          </table:table-cell>
          <table:table-cell office:value-type="float" office:value="2.36001" calcext:value-type="float">
            <text:p>2.36001</text:p>
          </table:table-cell>
          <table:table-cell office:value-type="float" office:value="5.70568" calcext:value-type="float">
            <text:p>5.70568</text:p>
          </table:table-cell>
          <table:table-cell table:number-columns-repeated="101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83779" calcext:value-type="float">
            <text:p>6.83779</text:p>
          </table:table-cell>
          <table:table-cell office:value-type="float" office:value="2.87067" calcext:value-type="float">
            <text:p>2.87067</text:p>
          </table:table-cell>
          <table:table-cell office:value-type="float" office:value="8.56037" calcext:value-type="float">
            <text:p>8.56037</text:p>
          </table:table-cell>
          <table:table-cell office:value-type="float" office:value="6.88959" calcext:value-type="float">
            <text:p>6.88959</text:p>
          </table:table-cell>
          <table:table-cell office:value-type="float" office:value="6.80369" calcext:value-type="float">
            <text:p>6.80369</text:p>
          </table:table-cell>
          <table:table-cell office:value-type="float" office:value="5.67262" calcext:value-type="float">
            <text:p>5.67262</text:p>
          </table:table-cell>
          <table:table-cell office:value-type="float" office:value="5.68573" calcext:value-type="float">
            <text:p>5.68573</text:p>
          </table:table-cell>
          <table:table-cell office:value-type="float" office:value="4.65318" calcext:value-type="float">
            <text:p>4.65318</text:p>
          </table:table-cell>
          <table:table-cell table:number-columns-repeated="10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16627" calcext:value-type="float">
            <text:p>5.16627</text:p>
          </table:table-cell>
          <table:table-cell office:value-type="float" office:value="1.92003" calcext:value-type="float">
            <text:p>1.92003</text:p>
          </table:table-cell>
          <table:table-cell office:value-type="float" office:value="2.31793" calcext:value-type="float">
            <text:p>2.31793</text:p>
          </table:table-cell>
          <table:table-cell office:value-type="float" office:value="1.57154" calcext:value-type="float">
            <text:p>1.57154</text:p>
          </table:table-cell>
          <table:table-cell office:value-type="float" office:value="0.59732" calcext:value-type="float">
            <text:p>0.59732</text:p>
          </table:table-cell>
          <table:table-cell office:value-type="float" office:value="0.92699" calcext:value-type="float">
            <text:p>0.92699</text:p>
          </table:table-cell>
          <table:table-cell office:value-type="float" office:value="3.22785" calcext:value-type="float">
            <text:p>3.22785</text:p>
          </table:table-cell>
          <table:table-cell office:value-type="float" office:value="0.41256" calcext:value-type="float">
            <text:p>0.41256</text:p>
          </table:table-cell>
          <table:table-cell table:number-columns-repeated="101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97334" calcext:value-type="float">
            <text:p>6.97334</text:p>
          </table:table-cell>
          <table:table-cell office:value-type="float" office:value="8.53804" calcext:value-type="float">
            <text:p>8.53804</text:p>
          </table:table-cell>
          <table:table-cell office:value-type="float" office:value="7.28869" calcext:value-type="float">
            <text:p>7.28869</text:p>
          </table:table-cell>
          <table:table-cell office:value-type="float" office:value="6.23376" calcext:value-type="float">
            <text:p>6.23376</text:p>
          </table:table-cell>
          <table:table-cell office:value-type="float" office:value="4.31173" calcext:value-type="float">
            <text:p>4.31173</text:p>
          </table:table-cell>
          <table:table-cell office:value-type="float" office:value="5.01379" calcext:value-type="float">
            <text:p>5.01379</text:p>
          </table:table-cell>
          <table:table-cell office:value-type="float" office:value="3.08167" calcext:value-type="float">
            <text:p>3.08167</text:p>
          </table:table-cell>
          <table:table-cell office:value-type="float" office:value="3.4297" calcext:value-type="float">
            <text:p>3.4297</text:p>
          </table:table-cell>
          <table:table-cell table:number-columns-repeated="101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.07427" calcext:value-type="float">
            <text:p>11.07427</text:p>
          </table:table-cell>
          <table:table-cell office:value-type="float" office:value="7.82125" calcext:value-type="float">
            <text:p>7.82125</text:p>
          </table:table-cell>
          <table:table-cell office:value-type="float" office:value="11.57805" calcext:value-type="float">
            <text:p>11.57805</text:p>
          </table:table-cell>
          <table:table-cell office:value-type="float" office:value="6.89742" calcext:value-type="float">
            <text:p>6.89742</text:p>
          </table:table-cell>
          <table:table-cell office:value-type="float" office:value="7.70115" calcext:value-type="float">
            <text:p>7.70115</text:p>
          </table:table-cell>
          <table:table-cell office:value-type="float" office:value="2.43797" calcext:value-type="float">
            <text:p>2.43797</text:p>
          </table:table-cell>
          <table:table-cell office:value-type="float" office:value="7.08185" calcext:value-type="float">
            <text:p>7.08185</text:p>
          </table:table-cell>
          <table:table-cell office:value-type="float" office:value="4.82059" calcext:value-type="float">
            <text:p>4.82059</text:p>
          </table:table-cell>
          <table:table-cell table:number-columns-repeated="101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38379" calcext:value-type="float">
            <text:p>2.38379</text:p>
          </table:table-cell>
          <table:table-cell office:value-type="float" office:value="5.28617" calcext:value-type="float">
            <text:p>5.28617</text:p>
          </table:table-cell>
          <table:table-cell office:value-type="float" office:value="2.53024" calcext:value-type="float">
            <text:p>2.53024</text:p>
          </table:table-cell>
          <table:table-cell office:value-type="float" office:value="4.52433" calcext:value-type="float">
            <text:p>4.52433</text:p>
          </table:table-cell>
          <table:table-cell office:value-type="float" office:value="2.19075" calcext:value-type="float">
            <text:p>2.19075</text:p>
          </table:table-cell>
          <table:table-cell office:value-type="float" office:value="2.54464" calcext:value-type="float">
            <text:p>2.54464</text:p>
          </table:table-cell>
          <table:table-cell office:value-type="float" office:value="1.18618" calcext:value-type="float">
            <text:p>1.18618</text:p>
          </table:table-cell>
          <table:table-cell office:value-type="float" office:value="4.3909" calcext:value-type="float">
            <text:p>4.3909</text:p>
          </table:table-cell>
          <table:table-cell table:number-columns-repeated="101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77877" calcext:value-type="float">
            <text:p>3.77877</text:p>
          </table:table-cell>
          <table:table-cell office:value-type="float" office:value="9.03994" calcext:value-type="float">
            <text:p>9.03994</text:p>
          </table:table-cell>
          <table:table-cell office:value-type="float" office:value="3.78093" calcext:value-type="float">
            <text:p>3.78093</text:p>
          </table:table-cell>
          <table:table-cell office:value-type="float" office:value="9.39576" calcext:value-type="float">
            <text:p>9.39576</text:p>
          </table:table-cell>
          <table:table-cell office:value-type="float" office:value="5.84969" calcext:value-type="float">
            <text:p>5.84969</text:p>
          </table:table-cell>
          <table:table-cell office:value-type="float" office:value="5.77408" calcext:value-type="float">
            <text:p>5.77408</text:p>
          </table:table-cell>
          <table:table-cell office:value-type="float" office:value="6.07386" calcext:value-type="float">
            <text:p>6.07386</text:p>
          </table:table-cell>
          <table:table-cell office:value-type="float" office:value="4.74876" calcext:value-type="float">
            <text:p>4.74876</text:p>
          </table:table-cell>
          <table:table-cell table:number-columns-repeated="10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22609" calcext:value-type="float">
            <text:p>2.22609</text:p>
          </table:table-cell>
          <table:table-cell office:value-type="float" office:value="1.72984" calcext:value-type="float">
            <text:p>1.72984</text:p>
          </table:table-cell>
          <table:table-cell office:value-type="float" office:value="3.39998" calcext:value-type="float">
            <text:p>3.39998</text:p>
          </table:table-cell>
          <table:table-cell office:value-type="float" office:value="0.93879" calcext:value-type="float">
            <text:p>0.93879</text:p>
          </table:table-cell>
          <table:table-cell office:value-type="float" office:value="0.88432" calcext:value-type="float">
            <text:p>0.88432</text:p>
          </table:table-cell>
          <table:table-cell office:value-type="float" office:value="0.44695" calcext:value-type="float">
            <text:p>0.44695</text:p>
          </table:table-cell>
          <table:table-cell office:value-type="float" office:value="0.9783" calcext:value-type="float">
            <text:p>0.9783</text:p>
          </table:table-cell>
          <table:table-cell office:value-type="float" office:value="0.93382" calcext:value-type="float">
            <text:p>0.93382</text:p>
          </table:table-cell>
          <table:table-cell table:number-columns-repeated="101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00161" calcext:value-type="float">
            <text:p>3.00161</text:p>
          </table:table-cell>
          <table:table-cell office:value-type="float" office:value="4.75514" calcext:value-type="float">
            <text:p>4.75514</text:p>
          </table:table-cell>
          <table:table-cell office:value-type="float" office:value="3.29687" calcext:value-type="float">
            <text:p>3.29687</text:p>
          </table:table-cell>
          <table:table-cell office:value-type="float" office:value="4.99846" calcext:value-type="float">
            <text:p>4.99846</text:p>
          </table:table-cell>
          <table:table-cell office:value-type="float" office:value="2.26463" calcext:value-type="float">
            <text:p>2.26463</text:p>
          </table:table-cell>
          <table:table-cell office:value-type="float" office:value="3.25401" calcext:value-type="float">
            <text:p>3.25401</text:p>
          </table:table-cell>
          <table:table-cell office:value-type="float" office:value="1.99926" calcext:value-type="float">
            <text:p>1.99926</text:p>
          </table:table-cell>
          <table:table-cell office:value-type="float" office:value="2.94224" calcext:value-type="float">
            <text:p>2.94224</text:p>
          </table:table-cell>
          <table:table-cell table:number-columns-repeated="101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19814" calcext:value-type="float">
            <text:p>4.19814</text:p>
          </table:table-cell>
          <table:table-cell office:value-type="float" office:value="3.91317" calcext:value-type="float">
            <text:p>3.91317</text:p>
          </table:table-cell>
          <table:table-cell office:value-type="float" office:value="1.90255" calcext:value-type="float">
            <text:p>1.90255</text:p>
          </table:table-cell>
          <table:table-cell office:value-type="float" office:value="1.72226" calcext:value-type="float">
            <text:p>1.72226</text:p>
          </table:table-cell>
          <table:table-cell office:value-type="float" office:value="2.01614" calcext:value-type="float">
            <text:p>2.01614</text:p>
          </table:table-cell>
          <table:table-cell office:value-type="float" office:value="1.91595" calcext:value-type="float">
            <text:p>1.91595</text:p>
          </table:table-cell>
          <table:table-cell office:value-type="float" office:value="1.49578" calcext:value-type="float">
            <text:p>1.49578</text:p>
          </table:table-cell>
          <table:table-cell office:value-type="float" office:value="2.47853" calcext:value-type="float">
            <text:p>2.47853</text:p>
          </table:table-cell>
          <table:table-cell table:number-columns-repeated="101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.18607" calcext:value-type="float">
            <text:p>7.18607</text:p>
          </table:table-cell>
          <table:table-cell office:value-type="float" office:value="4.44102" calcext:value-type="float">
            <text:p>4.44102</text:p>
          </table:table-cell>
          <table:table-cell office:value-type="float" office:value="7.24567" calcext:value-type="float">
            <text:p>7.24567</text:p>
          </table:table-cell>
          <table:table-cell office:value-type="float" office:value="5.4386" calcext:value-type="float">
            <text:p>5.4386</text:p>
          </table:table-cell>
          <table:table-cell office:value-type="float" office:value="6.10181" calcext:value-type="float">
            <text:p>6.10181</text:p>
          </table:table-cell>
          <table:table-cell office:value-type="float" office:value="5.25826" calcext:value-type="float">
            <text:p>5.25826</text:p>
          </table:table-cell>
          <table:table-cell office:value-type="float" office:value="3.54157" calcext:value-type="float">
            <text:p>3.54157</text:p>
          </table:table-cell>
          <table:table-cell office:value-type="float" office:value="4.29623" calcext:value-type="float">
            <text:p>4.29623</text:p>
          </table:table-cell>
          <table:table-cell table:number-columns-repeated="101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2223" calcext:value-type="float">
            <text:p>4.2223</text:p>
          </table:table-cell>
          <table:table-cell office:value-type="float" office:value="2.74357" calcext:value-type="float">
            <text:p>2.74357</text:p>
          </table:table-cell>
          <table:table-cell office:value-type="float" office:value="1.75125" calcext:value-type="float">
            <text:p>1.75125</text:p>
          </table:table-cell>
          <table:table-cell office:value-type="float" office:value="0.94214" calcext:value-type="float">
            <text:p>0.94214</text:p>
          </table:table-cell>
          <table:table-cell office:value-type="float" office:value="3.65986" calcext:value-type="float">
            <text:p>3.65986</text:p>
          </table:table-cell>
          <table:table-cell office:value-type="float" office:value="4.46521" calcext:value-type="float">
            <text:p>4.46521</text:p>
          </table:table-cell>
          <table:table-cell office:value-type="float" office:value="3.49058" calcext:value-type="float">
            <text:p>3.49058</text:p>
          </table:table-cell>
          <table:table-cell office:value-type="float" office:value="2.43739" calcext:value-type="float">
            <text:p>2.43739</text:p>
          </table:table-cell>
          <table:table-cell table:number-columns-repeated="10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34335" calcext:value-type="float">
            <text:p>1.34335</text:p>
          </table:table-cell>
          <table:table-cell office:value-type="float" office:value="2.8392" calcext:value-type="float">
            <text:p>2.8392</text:p>
          </table:table-cell>
          <table:table-cell office:value-type="float" office:value="1.35328" calcext:value-type="float">
            <text:p>1.35328</text:p>
          </table:table-cell>
          <table:table-cell office:value-type="float" office:value="3.83281" calcext:value-type="float">
            <text:p>3.83281</text:p>
          </table:table-cell>
          <table:table-cell office:value-type="float" office:value="2.85812" calcext:value-type="float">
            <text:p>2.85812</text:p>
          </table:table-cell>
          <table:table-cell office:value-type="float" office:value="3.05533" calcext:value-type="float">
            <text:p>3.05533</text:p>
          </table:table-cell>
          <table:table-cell office:value-type="float" office:value="5.74348" calcext:value-type="float">
            <text:p>5.74348</text:p>
          </table:table-cell>
          <table:table-cell office:value-type="float" office:value="4.35602" calcext:value-type="float">
            <text:p>4.35602</text:p>
          </table:table-cell>
          <table:table-cell table:number-columns-repeated="101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1446" calcext:value-type="float">
            <text:p>6.1446</text:p>
          </table:table-cell>
          <table:table-cell office:value-type="float" office:value="7.62202" calcext:value-type="float">
            <text:p>7.62202</text:p>
          </table:table-cell>
          <table:table-cell office:value-type="float" office:value="6.28519" calcext:value-type="float">
            <text:p>6.28519</text:p>
          </table:table-cell>
          <table:table-cell office:value-type="float" office:value="9.10341" calcext:value-type="float">
            <text:p>9.10341</text:p>
          </table:table-cell>
          <table:table-cell office:value-type="float" office:value="4.08385" calcext:value-type="float">
            <text:p>4.08385</text:p>
          </table:table-cell>
          <table:table-cell office:value-type="float" office:value="6.15009" calcext:value-type="float">
            <text:p>6.15009</text:p>
          </table:table-cell>
          <table:table-cell office:value-type="float" office:value="4.41209" calcext:value-type="float">
            <text:p>4.41209</text:p>
          </table:table-cell>
          <table:table-cell office:value-type="float" office:value="3.6134" calcext:value-type="float">
            <text:p>3.6134</text:p>
          </table:table-cell>
          <table:table-cell table:number-columns-repeated="101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24875" calcext:value-type="float">
            <text:p>2.24875</text:p>
          </table:table-cell>
          <table:table-cell office:value-type="float" office:value="0.70732" calcext:value-type="float">
            <text:p>0.70732</text:p>
          </table:table-cell>
          <table:table-cell office:value-type="float" office:value="0.27032" calcext:value-type="float">
            <text:p>0.27032</text:p>
          </table:table-cell>
          <table:table-cell office:value-type="float" office:value="1.3701" calcext:value-type="float">
            <text:p>1.3701</text:p>
          </table:table-cell>
          <table:table-cell office:value-type="float" office:value="0.55566" calcext:value-type="float">
            <text:p>0.55566</text:p>
          </table:table-cell>
          <table:table-cell office:value-type="float" office:value="1.36307" calcext:value-type="float">
            <text:p>1.36307</text:p>
          </table:table-cell>
          <table:table-cell office:value-type="float" office:value="2.09346" calcext:value-type="float">
            <text:p>2.09346</text:p>
          </table:table-cell>
          <table:table-cell office:value-type="float" office:value="3.66059" calcext:value-type="float">
            <text:p>3.66059</text:p>
          </table:table-cell>
          <table:table-cell table:number-columns-repeated="101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.0437" calcext:value-type="float">
            <text:p>7.0437</text:p>
          </table:table-cell>
          <table:table-cell office:value-type="float" office:value="1.68568" calcext:value-type="float">
            <text:p>1.68568</text:p>
          </table:table-cell>
          <table:table-cell office:value-type="float" office:value="6.18171" calcext:value-type="float">
            <text:p>6.18171</text:p>
          </table:table-cell>
          <table:table-cell office:value-type="float" office:value="4.4773" calcext:value-type="float">
            <text:p>4.4773</text:p>
          </table:table-cell>
          <table:table-cell office:value-type="float" office:value="8.37118" calcext:value-type="float">
            <text:p>8.37118</text:p>
          </table:table-cell>
          <table:table-cell office:value-type="float" office:value="5.94314" calcext:value-type="float">
            <text:p>5.94314</text:p>
          </table:table-cell>
          <table:table-cell office:value-type="float" office:value="8.52898" calcext:value-type="float">
            <text:p>8.52898</text:p>
          </table:table-cell>
          <table:table-cell office:value-type="float" office:value="5.59971" calcext:value-type="float">
            <text:p>5.59971</text:p>
          </table:table-cell>
          <table:table-cell table:number-columns-repeated="101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7796" calcext:value-type="float">
            <text:p>3.7796</text:p>
          </table:table-cell>
          <table:table-cell office:value-type="float" office:value="2.91097" calcext:value-type="float">
            <text:p>2.91097</text:p>
          </table:table-cell>
          <table:table-cell office:value-type="float" office:value="2.24501" calcext:value-type="float">
            <text:p>2.24501</text:p>
          </table:table-cell>
          <table:table-cell office:value-type="float" office:value="2.73053" calcext:value-type="float">
            <text:p>2.73053</text:p>
          </table:table-cell>
          <table:table-cell office:value-type="float" office:value="2.38348" calcext:value-type="float">
            <text:p>2.38348</text:p>
          </table:table-cell>
          <table:table-cell office:value-type="float" office:value="2.17622" calcext:value-type="float">
            <text:p>2.17622</text:p>
          </table:table-cell>
          <table:table-cell office:value-type="float" office:value="2.5796" calcext:value-type="float">
            <text:p>2.5796</text:p>
          </table:table-cell>
          <table:table-cell office:value-type="float" office:value="2.00791" calcext:value-type="float">
            <text:p>2.00791</text:p>
          </table:table-cell>
          <table:table-cell table:number-columns-repeated="10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.28434" calcext:value-type="float">
            <text:p>8.28434</text:p>
          </table:table-cell>
          <table:table-cell office:value-type="float" office:value="4.00969" calcext:value-type="float">
            <text:p>4.00969</text:p>
          </table:table-cell>
          <table:table-cell office:value-type="float" office:value="7.75076" calcext:value-type="float">
            <text:p>7.75076</text:p>
          </table:table-cell>
          <table:table-cell office:value-type="float" office:value="6.83559" calcext:value-type="float">
            <text:p>6.83559</text:p>
          </table:table-cell>
          <table:table-cell office:value-type="float" office:value="5.02399" calcext:value-type="float">
            <text:p>5.02399</text:p>
          </table:table-cell>
          <table:table-cell office:value-type="float" office:value="2.41928" calcext:value-type="float">
            <text:p>2.41928</text:p>
          </table:table-cell>
          <table:table-cell office:value-type="float" office:value="3.67925" calcext:value-type="float">
            <text:p>3.67925</text:p>
          </table:table-cell>
          <table:table-cell office:value-type="float" office:value="2.70345" calcext:value-type="float">
            <text:p>2.70345</text:p>
          </table:table-cell>
          <table:table-cell table:number-columns-repeated="101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.32201" calcext:value-type="float">
            <text:p>7.32201</text:p>
          </table:table-cell>
          <table:table-cell office:value-type="float" office:value="6.03983" calcext:value-type="float">
            <text:p>6.03983</text:p>
          </table:table-cell>
          <table:table-cell office:value-type="float" office:value="7.82752" calcext:value-type="float">
            <text:p>7.82752</text:p>
          </table:table-cell>
          <table:table-cell office:value-type="float" office:value="3.51495" calcext:value-type="float">
            <text:p>3.51495</text:p>
          </table:table-cell>
          <table:table-cell office:value-type="float" office:value="4.24806" calcext:value-type="float">
            <text:p>4.24806</text:p>
          </table:table-cell>
          <table:table-cell office:value-type="float" office:value="2.23317" calcext:value-type="float">
            <text:p>2.23317</text:p>
          </table:table-cell>
          <table:table-cell office:value-type="float" office:value="3.08409" calcext:value-type="float">
            <text:p>3.08409</text:p>
          </table:table-cell>
          <table:table-cell office:value-type="float" office:value="3.46289" calcext:value-type="float">
            <text:p>3.46289</text:p>
          </table:table-cell>
          <table:table-cell table:number-columns-repeated="101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3291" calcext:value-type="float">
            <text:p>1.43291</text:p>
          </table:table-cell>
          <table:table-cell office:value-type="float" office:value="2.52071" calcext:value-type="float">
            <text:p>2.52071</text:p>
          </table:table-cell>
          <table:table-cell office:value-type="float" office:value="2.33972" calcext:value-type="float">
            <text:p>2.33972</text:p>
          </table:table-cell>
          <table:table-cell office:value-type="float" office:value="3.41783" calcext:value-type="float">
            <text:p>3.41783</text:p>
          </table:table-cell>
          <table:table-cell office:value-type="float" office:value="0.60128" calcext:value-type="float">
            <text:p>0.60128</text:p>
          </table:table-cell>
          <table:table-cell office:value-type="float" office:value="0.61485" calcext:value-type="float">
            <text:p>0.61485</text:p>
          </table:table-cell>
          <table:table-cell office:value-type="float" office:value="2.22684" calcext:value-type="float">
            <text:p>2.22684</text:p>
          </table:table-cell>
          <table:table-cell office:value-type="float" office:value="0.72506" calcext:value-type="float">
            <text:p>0.72506</text:p>
          </table:table-cell>
          <table:table-cell table:number-columns-repeated="101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.94086" calcext:value-type="float">
            <text:p>3.94086</text:p>
          </table:table-cell>
          <table:table-cell office:value-type="float" office:value="0.22555" calcext:value-type="float">
            <text:p>0.22555</text:p>
          </table:table-cell>
          <table:table-cell office:value-type="float" office:value="1.988" calcext:value-type="float">
            <text:p>1.988</text:p>
          </table:table-cell>
          <table:table-cell office:value-type="float" office:value="2.3827" calcext:value-type="float">
            <text:p>2.3827</text:p>
          </table:table-cell>
          <table:table-cell office:value-type="float" office:value="0.62095" calcext:value-type="float">
            <text:p>0.62095</text:p>
          </table:table-cell>
          <table:table-cell office:value-type="float" office:value="1.45972" calcext:value-type="float">
            <text:p>1.45972</text:p>
          </table:table-cell>
          <table:table-cell office:value-type="float" office:value="0.72868" calcext:value-type="float">
            <text:p>0.72868</text:p>
          </table:table-cell>
          <table:table-cell office:value-type="float" office:value="1.91565" calcext:value-type="float">
            <text:p>1.91565</text:p>
          </table:table-cell>
          <table:table-cell table:number-columns-repeated="101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43306" calcext:value-type="float">
            <text:p>2.43306</text:p>
          </table:table-cell>
          <table:table-cell office:value-type="float" office:value="3.70543" calcext:value-type="float">
            <text:p>3.70543</text:p>
          </table:table-cell>
          <table:table-cell office:value-type="float" office:value="3.66385" calcext:value-type="float">
            <text:p>3.66385</text:p>
          </table:table-cell>
          <table:table-cell office:value-type="float" office:value="3.00727" calcext:value-type="float">
            <text:p>3.00727</text:p>
          </table:table-cell>
          <table:table-cell office:value-type="float" office:value="3.14685" calcext:value-type="float">
            <text:p>3.14685</text:p>
          </table:table-cell>
          <table:table-cell office:value-type="float" office:value="1.25588" calcext:value-type="float">
            <text:p>1.25588</text:p>
          </table:table-cell>
          <table:table-cell office:value-type="float" office:value="2.38375" calcext:value-type="float">
            <text:p>2.38375</text:p>
          </table:table-cell>
          <table:table-cell office:value-type="float" office:value="1.45161" calcext:value-type="float">
            <text:p>1.45161</text:p>
          </table:table-cell>
          <table:table-cell table:number-columns-repeated="10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4294" calcext:value-type="float">
            <text:p>0.74294</text:p>
          </table:table-cell>
          <table:table-cell office:value-type="float" office:value="0.592" calcext:value-type="float">
            <text:p>0.592</text:p>
          </table:table-cell>
          <table:table-cell office:value-type="float" office:value="2.10318" calcext:value-type="float">
            <text:p>2.10318</text:p>
          </table:table-cell>
          <table:table-cell office:value-type="float" office:value="0.48632" calcext:value-type="float">
            <text:p>0.48632</text:p>
          </table:table-cell>
          <table:table-cell office:value-type="float" office:value="0.72108" calcext:value-type="float">
            <text:p>0.72108</text:p>
          </table:table-cell>
          <table:table-cell office:value-type="float" office:value="0.91456" calcext:value-type="float">
            <text:p>0.91456</text:p>
          </table:table-cell>
          <table:table-cell office:value-type="float" office:value="0.84136" calcext:value-type="float">
            <text:p>0.84136</text:p>
          </table:table-cell>
          <table:table-cell office:value-type="float" office:value="1.87598" calcext:value-type="float">
            <text:p>1.87598</text:p>
          </table:table-cell>
          <table:table-cell table:number-columns-repeated="101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07387" calcext:value-type="float">
            <text:p>3.07387</text:p>
          </table:table-cell>
          <table:table-cell office:value-type="float" office:value="3.18159" calcext:value-type="float">
            <text:p>3.18159</text:p>
          </table:table-cell>
          <table:table-cell office:value-type="float" office:value="1.78685" calcext:value-type="float">
            <text:p>1.78685</text:p>
          </table:table-cell>
          <table:table-cell office:value-type="float" office:value="2.56372" calcext:value-type="float">
            <text:p>2.56372</text:p>
          </table:table-cell>
          <table:table-cell office:value-type="float" office:value="2.73635" calcext:value-type="float">
            <text:p>2.73635</text:p>
          </table:table-cell>
          <table:table-cell office:value-type="float" office:value="1.50267" calcext:value-type="float">
            <text:p>1.50267</text:p>
          </table:table-cell>
          <table:table-cell office:value-type="float" office:value="2.43745" calcext:value-type="float">
            <text:p>2.43745</text:p>
          </table:table-cell>
          <table:table-cell office:value-type="float" office:value="5.98461" calcext:value-type="float">
            <text:p>5.98461</text:p>
          </table:table-cell>
          <table:table-cell table:number-columns-repeated="101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6537" calcext:value-type="float">
            <text:p>2.6537</text:p>
          </table:table-cell>
          <table:table-cell office:value-type="float" office:value="4.46344" calcext:value-type="float">
            <text:p>4.46344</text:p>
          </table:table-cell>
          <table:table-cell office:value-type="float" office:value="2.36019" calcext:value-type="float">
            <text:p>2.36019</text:p>
          </table:table-cell>
          <table:table-cell office:value-type="float" office:value="5.29404" calcext:value-type="float">
            <text:p>5.29404</text:p>
          </table:table-cell>
          <table:table-cell office:value-type="float" office:value="0.69738" calcext:value-type="float">
            <text:p>0.69738</text:p>
          </table:table-cell>
          <table:table-cell office:value-type="float" office:value="3.88568" calcext:value-type="float">
            <text:p>3.88568</text:p>
          </table:table-cell>
          <table:table-cell office:value-type="float" office:value="2.79164" calcext:value-type="float">
            <text:p>2.79164</text:p>
          </table:table-cell>
          <table:table-cell office:value-type="float" office:value="6.37015" calcext:value-type="float">
            <text:p>6.37015</text:p>
          </table:table-cell>
          <table:table-cell table:number-columns-repeated="101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5757" calcext:value-type="float">
            <text:p>0.65757</text:p>
          </table:table-cell>
          <table:table-cell office:value-type="float" office:value="1.17436" calcext:value-type="float">
            <text:p>1.17436</text:p>
          </table:table-cell>
          <table:table-cell office:value-type="float" office:value="0.25201" calcext:value-type="float">
            <text:p>0.25201</text:p>
          </table:table-cell>
          <table:table-cell office:value-type="float" office:value="1.27098" calcext:value-type="float">
            <text:p>1.27098</text:p>
          </table:table-cell>
          <table:table-cell office:value-type="float" office:value="1.93864" calcext:value-type="float">
            <text:p>1.93864</text:p>
          </table:table-cell>
          <table:table-cell office:value-type="float" office:value="0.34045" calcext:value-type="float">
            <text:p>0.34045</text:p>
          </table:table-cell>
          <table:table-cell office:value-type="float" office:value="2.95611" calcext:value-type="float">
            <text:p>2.95611</text:p>
          </table:table-cell>
          <table:table-cell office:value-type="float" office:value="0.32005" calcext:value-type="float">
            <text:p>0.32005</text:p>
          </table:table-cell>
          <table:table-cell table:number-columns-repeated="101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12742" calcext:value-type="float">
            <text:p>2.12742</text:p>
          </table:table-cell>
          <table:table-cell office:value-type="float" office:value="3.35281" calcext:value-type="float">
            <text:p>3.35281</text:p>
          </table:table-cell>
          <table:table-cell office:value-type="float" office:value="2.16666" calcext:value-type="float">
            <text:p>2.16666</text:p>
          </table:table-cell>
          <table:table-cell office:value-type="float" office:value="5.38758" calcext:value-type="float">
            <text:p>5.38758</text:p>
          </table:table-cell>
          <table:table-cell office:value-type="float" office:value="1.21327" calcext:value-type="float">
            <text:p>1.21327</text:p>
          </table:table-cell>
          <table:table-cell office:value-type="float" office:value="1.63937" calcext:value-type="float">
            <text:p>1.63937</text:p>
          </table:table-cell>
          <table:table-cell office:value-type="float" office:value="1.58625" calcext:value-type="float">
            <text:p>1.58625</text:p>
          </table:table-cell>
          <table:table-cell office:value-type="float" office:value="1.85494" calcext:value-type="float">
            <text:p>1.85494</text:p>
          </table:table-cell>
          <table:table-cell table:number-columns-repeated="10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59517" calcext:value-type="float">
            <text:p>1.59517</text:p>
          </table:table-cell>
          <table:table-cell office:value-type="float" office:value="1.16547" calcext:value-type="float">
            <text:p>1.16547</text:p>
          </table:table-cell>
          <table:table-cell office:value-type="float" office:value="2.36799" calcext:value-type="float">
            <text:p>2.36799</text:p>
          </table:table-cell>
          <table:table-cell office:value-type="float" office:value="0.89069" calcext:value-type="float">
            <text:p>0.89069</text:p>
          </table:table-cell>
          <table:table-cell office:value-type="float" office:value="0.79543" calcext:value-type="float">
            <text:p>0.79543</text:p>
          </table:table-cell>
          <table:table-cell office:value-type="float" office:value="2.26817" calcext:value-type="float">
            <text:p>2.26817</text:p>
          </table:table-cell>
          <table:table-cell office:value-type="float" office:value="3.79415" calcext:value-type="float">
            <text:p>3.79415</text:p>
          </table:table-cell>
          <table:table-cell office:value-type="float" office:value="1.22219" calcext:value-type="float">
            <text:p>1.22219</text:p>
          </table:table-cell>
          <table:table-cell table:number-columns-repeated="101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47919" calcext:value-type="float">
            <text:p>3.47919</text:p>
          </table:table-cell>
          <table:table-cell office:value-type="float" office:value="2.64691" calcext:value-type="float">
            <text:p>2.64691</text:p>
          </table:table-cell>
          <table:table-cell office:value-type="float" office:value="2.86137" calcext:value-type="float">
            <text:p>2.86137</text:p>
          </table:table-cell>
          <table:table-cell office:value-type="float" office:value="0.83471" calcext:value-type="float">
            <text:p>0.83471</text:p>
          </table:table-cell>
          <table:table-cell office:value-type="float" office:value="1.6675" calcext:value-type="float">
            <text:p>1.6675</text:p>
          </table:table-cell>
          <table:table-cell office:value-type="float" office:value="1.68116" calcext:value-type="float">
            <text:p>1.68116</text:p>
          </table:table-cell>
          <table:table-cell office:value-type="float" office:value="2.67902" calcext:value-type="float">
            <text:p>2.67902</text:p>
          </table:table-cell>
          <table:table-cell office:value-type="float" office:value="3.35875" calcext:value-type="float">
            <text:p>3.35875</text:p>
          </table:table-cell>
          <table:table-cell table:number-columns-repeated="101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21087" calcext:value-type="float">
            <text:p>6.21087</text:p>
          </table:table-cell>
          <table:table-cell office:value-type="float" office:value="4.5109" calcext:value-type="float">
            <text:p>4.5109</text:p>
          </table:table-cell>
          <table:table-cell office:value-type="float" office:value="6.29354" calcext:value-type="float">
            <text:p>6.29354</text:p>
          </table:table-cell>
          <table:table-cell office:value-type="float" office:value="4.27385" calcext:value-type="float">
            <text:p>4.27385</text:p>
          </table:table-cell>
          <table:table-cell office:value-type="float" office:value="2.31751" calcext:value-type="float">
            <text:p>2.31751</text:p>
          </table:table-cell>
          <table:table-cell office:value-type="float" office:value="0.86157" calcext:value-type="float">
            <text:p>0.86157</text:p>
          </table:table-cell>
          <table:table-cell office:value-type="float" office:value="3.64862" calcext:value-type="float">
            <text:p>3.64862</text:p>
          </table:table-cell>
          <table:table-cell office:value-type="float" office:value="2.33479" calcext:value-type="float">
            <text:p>2.33479</text:p>
          </table:table-cell>
          <table:table-cell table:number-columns-repeated="101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46996" calcext:value-type="float">
            <text:p>3.46996</text:p>
          </table:table-cell>
          <table:table-cell office:value-type="float" office:value="1.58871" calcext:value-type="float">
            <text:p>1.58871</text:p>
          </table:table-cell>
          <table:table-cell office:value-type="float" office:value="2.10952" calcext:value-type="float">
            <text:p>2.10952</text:p>
          </table:table-cell>
          <table:table-cell office:value-type="float" office:value="3.02523" calcext:value-type="float">
            <text:p>3.02523</text:p>
          </table:table-cell>
          <table:table-cell office:value-type="float" office:value="0.97212" calcext:value-type="float">
            <text:p>0.97212</text:p>
          </table:table-cell>
          <table:table-cell office:value-type="float" office:value="0.93965" calcext:value-type="float">
            <text:p>0.93965</text:p>
          </table:table-cell>
          <table:table-cell office:value-type="float" office:value="2.74693" calcext:value-type="float">
            <text:p>2.74693</text:p>
          </table:table-cell>
          <table:table-cell office:value-type="float" office:value="3.24573" calcext:value-type="float">
            <text:p>3.24573</text:p>
          </table:table-cell>
          <table:table-cell table:number-columns-repeated="101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47301" calcext:value-type="float">
            <text:p>6.47301</text:p>
          </table:table-cell>
          <table:table-cell office:value-type="float" office:value="5.89187" calcext:value-type="float">
            <text:p>5.89187</text:p>
          </table:table-cell>
          <table:table-cell office:value-type="float" office:value="5.6809" calcext:value-type="float">
            <text:p>5.6809</text:p>
          </table:table-cell>
          <table:table-cell office:value-type="float" office:value="6.72968" calcext:value-type="float">
            <text:p>6.72968</text:p>
          </table:table-cell>
          <table:table-cell office:value-type="float" office:value="2.27662" calcext:value-type="float">
            <text:p>2.27662</text:p>
          </table:table-cell>
          <table:table-cell office:value-type="float" office:value="2.7434" calcext:value-type="float">
            <text:p>2.7434</text:p>
          </table:table-cell>
          <table:table-cell office:value-type="float" office:value="0.99564" calcext:value-type="float">
            <text:p>0.99564</text:p>
          </table:table-cell>
          <table:table-cell office:value-type="float" office:value="3.75607" calcext:value-type="float">
            <text:p>3.75607</text:p>
          </table:table-cell>
          <table:table-cell table:number-columns-repeated="10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16575" calcext:value-type="float">
            <text:p>1.16575</text:p>
          </table:table-cell>
          <table:table-cell office:value-type="float" office:value="1.97685" calcext:value-type="float">
            <text:p>1.97685</text:p>
          </table:table-cell>
          <table:table-cell office:value-type="float" office:value="1.96392" calcext:value-type="float">
            <text:p>1.96392</text:p>
          </table:table-cell>
          <table:table-cell office:value-type="float" office:value="1.30082" calcext:value-type="float">
            <text:p>1.30082</text:p>
          </table:table-cell>
          <table:table-cell office:value-type="float" office:value="1.66495" calcext:value-type="float">
            <text:p>1.66495</text:p>
          </table:table-cell>
          <table:table-cell office:value-type="float" office:value="3.36253" calcext:value-type="float">
            <text:p>3.36253</text:p>
          </table:table-cell>
          <table:table-cell office:value-type="float" office:value="0.80435" calcext:value-type="float">
            <text:p>0.80435</text:p>
          </table:table-cell>
          <table:table-cell office:value-type="float" office:value="2.63756" calcext:value-type="float">
            <text:p>2.63756</text:p>
          </table:table-cell>
          <table:table-cell table:number-columns-repeated="101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3171" calcext:value-type="float">
            <text:p>3.3171</text:p>
          </table:table-cell>
          <table:table-cell office:value-type="float" office:value="1.6167" calcext:value-type="float">
            <text:p>1.6167</text:p>
          </table:table-cell>
          <table:table-cell office:value-type="float" office:value="3.58793" calcext:value-type="float">
            <text:p>3.58793</text:p>
          </table:table-cell>
          <table:table-cell office:value-type="float" office:value="2.18027" calcext:value-type="float">
            <text:p>2.18027</text:p>
          </table:table-cell>
          <table:table-cell office:value-type="float" office:value="2.15348" calcext:value-type="float">
            <text:p>2.15348</text:p>
          </table:table-cell>
          <table:table-cell office:value-type="float" office:value="1.04596" calcext:value-type="float">
            <text:p>1.04596</text:p>
          </table:table-cell>
          <table:table-cell office:value-type="float" office:value="2.84909" calcext:value-type="float">
            <text:p>2.84909</text:p>
          </table:table-cell>
          <table:table-cell office:value-type="float" office:value="2.99907" calcext:value-type="float">
            <text:p>2.99907</text:p>
          </table:table-cell>
          <table:table-cell table:number-columns-repeated="101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.83782" calcext:value-type="float">
            <text:p>4.83782</text:p>
          </table:table-cell>
          <table:table-cell office:value-type="float" office:value="1.75768" calcext:value-type="float">
            <text:p>1.75768</text:p>
          </table:table-cell>
          <table:table-cell office:value-type="float" office:value="2.58676" calcext:value-type="float">
            <text:p>2.58676</text:p>
          </table:table-cell>
          <table:table-cell office:value-type="float" office:value="1.08688" calcext:value-type="float">
            <text:p>1.08688</text:p>
          </table:table-cell>
          <table:table-cell office:value-type="float" office:value="1.28828" calcext:value-type="float">
            <text:p>1.28828</text:p>
          </table:table-cell>
          <table:table-cell office:value-type="float" office:value="0.11088" calcext:value-type="float">
            <text:p>0.11088</text:p>
          </table:table-cell>
          <table:table-cell office:value-type="float" office:value="2.85713" calcext:value-type="float">
            <text:p>2.85713</text:p>
          </table:table-cell>
          <table:table-cell office:value-type="float" office:value="3.3998" calcext:value-type="float">
            <text:p>3.3998</text:p>
          </table:table-cell>
          <table:table-cell table:number-columns-repeated="101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97077" calcext:value-type="float">
            <text:p>1.97077</text:p>
          </table:table-cell>
          <table:table-cell office:value-type="float" office:value="0.9114" calcext:value-type="float">
            <text:p>0.9114</text:p>
          </table:table-cell>
          <table:table-cell office:value-type="float" office:value="3.53191" calcext:value-type="float">
            <text:p>3.53191</text:p>
          </table:table-cell>
          <table:table-cell office:value-type="float" office:value="0.57079" calcext:value-type="float">
            <text:p>0.57079</text:p>
          </table:table-cell>
          <table:table-cell office:value-type="float" office:value="1.63647" calcext:value-type="float">
            <text:p>1.63647</text:p>
          </table:table-cell>
          <table:table-cell office:value-type="float" office:value="1.12731" calcext:value-type="float">
            <text:p>1.12731</text:p>
          </table:table-cell>
          <table:table-cell office:value-type="float" office:value="2.66251" calcext:value-type="float">
            <text:p>2.66251</text:p>
          </table:table-cell>
          <table:table-cell office:value-type="float" office:value="1.65551" calcext:value-type="float">
            <text:p>1.65551</text:p>
          </table:table-cell>
          <table:table-cell table:number-columns-repeated="101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52257" calcext:value-type="float">
            <text:p>1.52257</text:p>
          </table:table-cell>
          <table:table-cell office:value-type="float" office:value="1.65339" calcext:value-type="float">
            <text:p>1.65339</text:p>
          </table:table-cell>
          <table:table-cell office:value-type="float" office:value="1.60208" calcext:value-type="float">
            <text:p>1.60208</text:p>
          </table:table-cell>
          <table:table-cell office:value-type="float" office:value="1.31693" calcext:value-type="float">
            <text:p>1.31693</text:p>
          </table:table-cell>
          <table:table-cell office:value-type="float" office:value="1.63707" calcext:value-type="float">
            <text:p>1.63707</text:p>
          </table:table-cell>
          <table:table-cell office:value-type="float" office:value="0.27857" calcext:value-type="float">
            <text:p>0.27857</text:p>
          </table:table-cell>
          <table:table-cell office:value-type="float" office:value="0.50533" calcext:value-type="float">
            <text:p>0.50533</text:p>
          </table:table-cell>
          <table:table-cell office:value-type="float" office:value="1.94848" calcext:value-type="float">
            <text:p>1.94848</text:p>
          </table:table-cell>
          <table:table-cell table:number-columns-repeated="10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06255" calcext:value-type="float">
            <text:p>1.06255</text:p>
          </table:table-cell>
          <table:table-cell office:value-type="float" office:value="3.12896" calcext:value-type="float">
            <text:p>3.12896</text:p>
          </table:table-cell>
          <table:table-cell office:value-type="float" office:value="0.74621" calcext:value-type="float">
            <text:p>0.74621</text:p>
          </table:table-cell>
          <table:table-cell office:value-type="float" office:value="1.82421" calcext:value-type="float">
            <text:p>1.82421</text:p>
          </table:table-cell>
          <table:table-cell office:value-type="float" office:value="1.41944" calcext:value-type="float">
            <text:p>1.41944</text:p>
          </table:table-cell>
          <table:table-cell office:value-type="float" office:value="0.72807" calcext:value-type="float">
            <text:p>0.72807</text:p>
          </table:table-cell>
          <table:table-cell office:value-type="float" office:value="1.48186" calcext:value-type="float">
            <text:p>1.48186</text:p>
          </table:table-cell>
          <table:table-cell office:value-type="float" office:value="1.90129" calcext:value-type="float">
            <text:p>1.90129</text:p>
          </table:table-cell>
          <table:table-cell table:number-columns-repeated="101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64462" calcext:value-type="float">
            <text:p>2.64462</text:p>
          </table:table-cell>
          <table:table-cell office:value-type="float" office:value="3.80978" calcext:value-type="float">
            <text:p>3.80978</text:p>
          </table:table-cell>
          <table:table-cell office:value-type="float" office:value="1.04704" calcext:value-type="float">
            <text:p>1.04704</text:p>
          </table:table-cell>
          <table:table-cell office:value-type="float" office:value="2.16367" calcext:value-type="float">
            <text:p>2.16367</text:p>
          </table:table-cell>
          <table:table-cell office:value-type="float" office:value="0.98095" calcext:value-type="float">
            <text:p>0.98095</text:p>
          </table:table-cell>
          <table:table-cell office:value-type="float" office:value="1.88724" calcext:value-type="float">
            <text:p>1.88724</text:p>
          </table:table-cell>
          <table:table-cell office:value-type="float" office:value="2.10608" calcext:value-type="float">
            <text:p>2.10608</text:p>
          </table:table-cell>
          <table:table-cell office:value-type="float" office:value="1.78025" calcext:value-type="float">
            <text:p>1.78025</text:p>
          </table:table-cell>
          <table:table-cell table:number-columns-repeated="101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91964" calcext:value-type="float">
            <text:p>3.91964</text:p>
          </table:table-cell>
          <table:table-cell office:value-type="float" office:value="4.15678" calcext:value-type="float">
            <text:p>4.15678</text:p>
          </table:table-cell>
          <table:table-cell office:value-type="float" office:value="3.23062" calcext:value-type="float">
            <text:p>3.23062</text:p>
          </table:table-cell>
          <table:table-cell office:value-type="float" office:value="4.32229" calcext:value-type="float">
            <text:p>4.32229</text:p>
          </table:table-cell>
          <table:table-cell office:value-type="float" office:value="1.61868" calcext:value-type="float">
            <text:p>1.61868</text:p>
          </table:table-cell>
          <table:table-cell office:value-type="float" office:value="0.81805" calcext:value-type="float">
            <text:p>0.81805</text:p>
          </table:table-cell>
          <table:table-cell office:value-type="float" office:value="3.54705" calcext:value-type="float">
            <text:p>3.54705</text:p>
          </table:table-cell>
          <table:table-cell office:value-type="float" office:value="2.04262" calcext:value-type="float">
            <text:p>2.04262</text:p>
          </table:table-cell>
          <table:table-cell table:number-columns-repeated="101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77979" calcext:value-type="float">
            <text:p>6.77979</text:p>
          </table:table-cell>
          <table:table-cell office:value-type="float" office:value="4.7073" calcext:value-type="float">
            <text:p>4.7073</text:p>
          </table:table-cell>
          <table:table-cell office:value-type="float" office:value="3.48169" calcext:value-type="float">
            <text:p>3.48169</text:p>
          </table:table-cell>
          <table:table-cell office:value-type="float" office:value="3.26808" calcext:value-type="float">
            <text:p>3.26808</text:p>
          </table:table-cell>
          <table:table-cell office:value-type="float" office:value="1.71642" calcext:value-type="float">
            <text:p>1.71642</text:p>
          </table:table-cell>
          <table:table-cell office:value-type="float" office:value="0.95765" calcext:value-type="float">
            <text:p>0.95765</text:p>
          </table:table-cell>
          <table:table-cell office:value-type="float" office:value="2.25937" calcext:value-type="float">
            <text:p>2.25937</text:p>
          </table:table-cell>
          <table:table-cell office:value-type="float" office:value="1.2732" calcext:value-type="float">
            <text:p>1.2732</text:p>
          </table:table-cell>
          <table:table-cell table:number-columns-repeated="101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62167" calcext:value-type="float">
            <text:p>2.62167</text:p>
          </table:table-cell>
          <table:table-cell office:value-type="float" office:value="1.5211" calcext:value-type="float">
            <text:p>1.5211</text:p>
          </table:table-cell>
          <table:table-cell office:value-type="float" office:value="0.60853" calcext:value-type="float">
            <text:p>0.60853</text:p>
          </table:table-cell>
          <table:table-cell office:value-type="float" office:value="2.39299" calcext:value-type="float">
            <text:p>2.39299</text:p>
          </table:table-cell>
          <table:table-cell office:value-type="float" office:value="0.73285" calcext:value-type="float">
            <text:p>0.73285</text:p>
          </table:table-cell>
          <table:table-cell office:value-type="float" office:value="1.07096" calcext:value-type="float">
            <text:p>1.07096</text:p>
          </table:table-cell>
          <table:table-cell office:value-type="float" office:value="0.9" calcext:value-type="float">
            <text:p>0.9</text:p>
          </table:table-cell>
          <table:table-cell office:value-type="float" office:value="1.96268" calcext:value-type="float">
            <text:p>1.96268</text:p>
          </table:table-cell>
          <table:table-cell table:number-columns-repeated="10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09556" calcext:value-type="float">
            <text:p>2.09556</text:p>
          </table:table-cell>
          <table:table-cell office:value-type="float" office:value="2.18076" calcext:value-type="float">
            <text:p>2.18076</text:p>
          </table:table-cell>
          <table:table-cell office:value-type="float" office:value="0.36717" calcext:value-type="float">
            <text:p>0.36717</text:p>
          </table:table-cell>
          <table:table-cell office:value-type="float" office:value="2.35596" calcext:value-type="float">
            <text:p>2.35596</text:p>
          </table:table-cell>
          <table:table-cell office:value-type="float" office:value="0.78653" calcext:value-type="float">
            <text:p>0.78653</text:p>
          </table:table-cell>
          <table:table-cell office:value-type="float" office:value="1.52003" calcext:value-type="float">
            <text:p>1.52003</text:p>
          </table:table-cell>
          <table:table-cell office:value-type="float" office:value="3.54885" calcext:value-type="float">
            <text:p>3.54885</text:p>
          </table:table-cell>
          <table:table-cell office:value-type="float" office:value="1.23412" calcext:value-type="float">
            <text:p>1.23412</text:p>
          </table:table-cell>
          <table:table-cell table:number-columns-repeated="10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56193" calcext:value-type="float">
            <text:p>6.56193</text:p>
          </table:table-cell>
          <table:table-cell office:value-type="float" office:value="9.94408" calcext:value-type="float">
            <text:p>9.94408</text:p>
          </table:table-cell>
          <table:table-cell office:value-type="float" office:value="4.47181" calcext:value-type="float">
            <text:p>4.47181</text:p>
          </table:table-cell>
          <table:table-cell office:value-type="float" office:value="9.07684" calcext:value-type="float">
            <text:p>9.07684</text:p>
          </table:table-cell>
          <table:table-cell office:value-type="float" office:value="5.03208" calcext:value-type="float">
            <text:p>5.03208</text:p>
          </table:table-cell>
          <table:table-cell office:value-type="float" office:value="6.32718" calcext:value-type="float">
            <text:p>6.32718</text:p>
          </table:table-cell>
          <table:table-cell office:value-type="float" office:value="5.16528" calcext:value-type="float">
            <text:p>5.16528</text:p>
          </table:table-cell>
          <table:table-cell office:value-type="float" office:value="6.51996" calcext:value-type="float">
            <text:p>6.51996</text:p>
          </table:table-cell>
          <table:table-cell table:number-columns-repeated="101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35818" calcext:value-type="float">
            <text:p>2.35818</text:p>
          </table:table-cell>
          <table:table-cell office:value-type="float" office:value="1.35004" calcext:value-type="float">
            <text:p>1.35004</text:p>
          </table:table-cell>
          <table:table-cell office:value-type="float" office:value="3.20754" calcext:value-type="float">
            <text:p>3.20754</text:p>
          </table:table-cell>
          <table:table-cell office:value-type="float" office:value="3.76125" calcext:value-type="float">
            <text:p>3.76125</text:p>
          </table:table-cell>
          <table:table-cell office:value-type="float" office:value="3.03424" calcext:value-type="float">
            <text:p>3.03424</text:p>
          </table:table-cell>
          <table:table-cell office:value-type="float" office:value="3.66586" calcext:value-type="float">
            <text:p>3.66586</text:p>
          </table:table-cell>
          <table:table-cell office:value-type="float" office:value="3.333" calcext:value-type="float">
            <text:p>3.333</text:p>
          </table:table-cell>
          <table:table-cell office:value-type="float" office:value="2.14671" calcext:value-type="float">
            <text:p>2.14671</text:p>
          </table:table-cell>
          <table:table-cell table:number-columns-repeated="101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8792" calcext:value-type="float">
            <text:p>0.18792</text:p>
          </table:table-cell>
          <table:table-cell office:value-type="float" office:value="2.2192" calcext:value-type="float">
            <text:p>2.2192</text:p>
          </table:table-cell>
          <table:table-cell office:value-type="float" office:value="0.99466" calcext:value-type="float">
            <text:p>0.99466</text:p>
          </table:table-cell>
          <table:table-cell office:value-type="float" office:value="1.92927" calcext:value-type="float">
            <text:p>1.92927</text:p>
          </table:table-cell>
          <table:table-cell office:value-type="float" office:value="2.48791" calcext:value-type="float">
            <text:p>2.48791</text:p>
          </table:table-cell>
          <table:table-cell office:value-type="float" office:value="1.6157" calcext:value-type="float">
            <text:p>1.6157</text:p>
          </table:table-cell>
          <table:table-cell office:value-type="float" office:value="2.28967" calcext:value-type="float">
            <text:p>2.28967</text:p>
          </table:table-cell>
          <table:table-cell office:value-type="float" office:value="2.92722" calcext:value-type="float">
            <text:p>2.92722</text:p>
          </table:table-cell>
          <table:table-cell table:number-columns-repeated="101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01143" calcext:value-type="float">
            <text:p>3.01143</text:p>
          </table:table-cell>
          <table:table-cell office:value-type="float" office:value="1.5396" calcext:value-type="float">
            <text:p>1.5396</text:p>
          </table:table-cell>
          <table:table-cell office:value-type="float" office:value="2.26514" calcext:value-type="float">
            <text:p>2.26514</text:p>
          </table:table-cell>
          <table:table-cell office:value-type="float" office:value="1.31209" calcext:value-type="float">
            <text:p>1.31209</text:p>
          </table:table-cell>
          <table:table-cell office:value-type="float" office:value="1.80221" calcext:value-type="float">
            <text:p>1.80221</text:p>
          </table:table-cell>
          <table:table-cell office:value-type="float" office:value="1.1783" calcext:value-type="float">
            <text:p>1.1783</text:p>
          </table:table-cell>
          <table:table-cell office:value-type="float" office:value="1.8222" calcext:value-type="float">
            <text:p>1.8222</text:p>
          </table:table-cell>
          <table:table-cell office:value-type="float" office:value="1.24511" calcext:value-type="float">
            <text:p>1.24511</text:p>
          </table:table-cell>
          <table:table-cell table:number-columns-repeated="10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45474" calcext:value-type="float">
            <text:p>3.45474</text:p>
          </table:table-cell>
          <table:table-cell office:value-type="float" office:value="3.56015" calcext:value-type="float">
            <text:p>3.56015</text:p>
          </table:table-cell>
          <table:table-cell office:value-type="float" office:value="4.42793" calcext:value-type="float">
            <text:p>4.42793</text:p>
          </table:table-cell>
          <table:table-cell office:value-type="float" office:value="2.17701" calcext:value-type="float">
            <text:p>2.17701</text:p>
          </table:table-cell>
          <table:table-cell office:value-type="float" office:value="1.75853" calcext:value-type="float">
            <text:p>1.75853</text:p>
          </table:table-cell>
          <table:table-cell office:value-type="float" office:value="0.97772" calcext:value-type="float">
            <text:p>0.97772</text:p>
          </table:table-cell>
          <table:table-cell office:value-type="float" office:value="0.97981" calcext:value-type="float">
            <text:p>0.97981</text:p>
          </table:table-cell>
          <table:table-cell office:value-type="float" office:value="1.68558" calcext:value-type="float">
            <text:p>1.68558</text:p>
          </table:table-cell>
          <table:table-cell table:number-columns-repeated="101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18086" calcext:value-type="float">
            <text:p>1.18086</text:p>
          </table:table-cell>
          <table:table-cell office:value-type="float" office:value="0.53504" calcext:value-type="float">
            <text:p>0.53504</text:p>
          </table:table-cell>
          <table:table-cell office:value-type="float" office:value="2.20838" calcext:value-type="float">
            <text:p>2.20838</text:p>
          </table:table-cell>
          <table:table-cell office:value-type="float" office:value="0.59609" calcext:value-type="float">
            <text:p>0.59609</text:p>
          </table:table-cell>
          <table:table-cell office:value-type="float" office:value="1.14584" calcext:value-type="float">
            <text:p>1.14584</text:p>
          </table:table-cell>
          <table:table-cell office:value-type="float" office:value="1.13671" calcext:value-type="float">
            <text:p>1.13671</text:p>
          </table:table-cell>
          <table:table-cell office:value-type="float" office:value="2.59205" calcext:value-type="float">
            <text:p>2.59205</text:p>
          </table:table-cell>
          <table:table-cell office:value-type="float" office:value="3.8148" calcext:value-type="float">
            <text:p>3.8148</text:p>
          </table:table-cell>
          <table:table-cell table:number-columns-repeated="101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29056" calcext:value-type="float">
            <text:p>1.29056</text:p>
          </table:table-cell>
          <table:table-cell office:value-type="float" office:value="1.76341" calcext:value-type="float">
            <text:p>1.76341</text:p>
          </table:table-cell>
          <table:table-cell office:value-type="float" office:value="2.42094" calcext:value-type="float">
            <text:p>2.42094</text:p>
          </table:table-cell>
          <table:table-cell office:value-type="float" office:value="0.59297" calcext:value-type="float">
            <text:p>0.59297</text:p>
          </table:table-cell>
          <table:table-cell office:value-type="float" office:value="1.36712" calcext:value-type="float">
            <text:p>1.36712</text:p>
          </table:table-cell>
          <table:table-cell office:value-type="float" office:value="1.01625" calcext:value-type="float">
            <text:p>1.01625</text:p>
          </table:table-cell>
          <table:table-cell office:value-type="float" office:value="1.23792" calcext:value-type="float">
            <text:p>1.23792</text:p>
          </table:table-cell>
          <table:table-cell office:value-type="float" office:value="1.87031" calcext:value-type="float">
            <text:p>1.87031</text:p>
          </table:table-cell>
          <table:table-cell table:number-columns-repeated="101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88247" calcext:value-type="float">
            <text:p>1.88247</text:p>
          </table:table-cell>
          <table:table-cell office:value-type="float" office:value="1.16956" calcext:value-type="float">
            <text:p>1.16956</text:p>
          </table:table-cell>
          <table:table-cell office:value-type="float" office:value="1.41043" calcext:value-type="float">
            <text:p>1.41043</text:p>
          </table:table-cell>
          <table:table-cell office:value-type="float" office:value="1.49562" calcext:value-type="float">
            <text:p>1.49562</text:p>
          </table:table-cell>
          <table:table-cell office:value-type="float" office:value="0.51902" calcext:value-type="float">
            <text:p>0.51902</text:p>
          </table:table-cell>
          <table:table-cell office:value-type="float" office:value="0.72044" calcext:value-type="float">
            <text:p>0.72044</text:p>
          </table:table-cell>
          <table:table-cell office:value-type="float" office:value="1.9923" calcext:value-type="float">
            <text:p>1.9923</text:p>
          </table:table-cell>
          <table:table-cell office:value-type="float" office:value="0.28883" calcext:value-type="float">
            <text:p>0.28883</text:p>
          </table:table-cell>
          <table:table-cell table:number-columns-repeated="101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17826" calcext:value-type="float">
            <text:p>1.17826</text:p>
          </table:table-cell>
          <table:table-cell office:value-type="float" office:value="1.85947" calcext:value-type="float">
            <text:p>1.85947</text:p>
          </table:table-cell>
          <table:table-cell office:value-type="float" office:value="1.89138" calcext:value-type="float">
            <text:p>1.89138</text:p>
          </table:table-cell>
          <table:table-cell office:value-type="float" office:value="2.19803" calcext:value-type="float">
            <text:p>2.19803</text:p>
          </table:table-cell>
          <table:table-cell office:value-type="float" office:value="1.76664" calcext:value-type="float">
            <text:p>1.76664</text:p>
          </table:table-cell>
          <table:table-cell office:value-type="float" office:value="1.41383" calcext:value-type="float">
            <text:p>1.41383</text:p>
          </table:table-cell>
          <table:table-cell office:value-type="float" office:value="3.61646" calcext:value-type="float">
            <text:p>3.61646</text:p>
          </table:table-cell>
          <table:table-cell office:value-type="float" office:value="3.91108" calcext:value-type="float">
            <text:p>3.91108</text:p>
          </table:table-cell>
          <table:table-cell table:number-columns-repeated="10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7105" calcext:value-type="float">
            <text:p>0.37105</text:p>
          </table:table-cell>
          <table:table-cell office:value-type="float" office:value="2.98589" calcext:value-type="float">
            <text:p>2.98589</text:p>
          </table:table-cell>
          <table:table-cell office:value-type="float" office:value="1.51438" calcext:value-type="float">
            <text:p>1.51438</text:p>
          </table:table-cell>
          <table:table-cell office:value-type="float" office:value="1.59311" calcext:value-type="float">
            <text:p>1.59311</text:p>
          </table:table-cell>
          <table:table-cell office:value-type="float" office:value="2.84159" calcext:value-type="float">
            <text:p>2.84159</text:p>
          </table:table-cell>
          <table:table-cell office:value-type="float" office:value="1.75089" calcext:value-type="float">
            <text:p>1.75089</text:p>
          </table:table-cell>
          <table:table-cell office:value-type="float" office:value="3.56209" calcext:value-type="float">
            <text:p>3.56209</text:p>
          </table:table-cell>
          <table:table-cell office:value-type="float" office:value="2.37541" calcext:value-type="float">
            <text:p>2.37541</text:p>
          </table:table-cell>
          <table:table-cell table:number-columns-repeated="101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1826" calcext:value-type="float">
            <text:p>1.41826</text:p>
          </table:table-cell>
          <table:table-cell office:value-type="float" office:value="1.59677" calcext:value-type="float">
            <text:p>1.59677</text:p>
          </table:table-cell>
          <table:table-cell office:value-type="float" office:value="1.12361" calcext:value-type="float">
            <text:p>1.12361</text:p>
          </table:table-cell>
          <table:table-cell office:value-type="float" office:value="1.50839" calcext:value-type="float">
            <text:p>1.50839</text:p>
          </table:table-cell>
          <table:table-cell office:value-type="float" office:value="1.57194" calcext:value-type="float">
            <text:p>1.57194</text:p>
          </table:table-cell>
          <table:table-cell office:value-type="float" office:value="1.05464" calcext:value-type="float">
            <text:p>1.05464</text:p>
          </table:table-cell>
          <table:table-cell office:value-type="float" office:value="0.98991" calcext:value-type="float">
            <text:p>0.98991</text:p>
          </table:table-cell>
          <table:table-cell office:value-type="float" office:value="1.02752" calcext:value-type="float">
            <text:p>1.02752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70678" calcext:value-type="float">
            <text:p>1.70678</text:p>
          </table:table-cell>
          <table:table-cell office:value-type="float" office:value="3.09916" calcext:value-type="float">
            <text:p>3.09916</text:p>
          </table:table-cell>
          <table:table-cell office:value-type="float" office:value="0.52945" calcext:value-type="float">
            <text:p>0.52945</text:p>
          </table:table-cell>
          <table:table-cell office:value-type="float" office:value="1.35061" calcext:value-type="float">
            <text:p>1.35061</text:p>
          </table:table-cell>
          <table:table-cell office:value-type="float" office:value="1.60593" calcext:value-type="float">
            <text:p>1.60593</text:p>
          </table:table-cell>
          <table:table-cell office:value-type="float" office:value="1.14025" calcext:value-type="float">
            <text:p>1.14025</text:p>
          </table:table-cell>
          <table:table-cell office:value-type="float" office:value="1.42488" calcext:value-type="float">
            <text:p>1.42488</text:p>
          </table:table-cell>
          <table:table-cell office:value-type="float" office:value="1.48334" calcext:value-type="float">
            <text:p>1.48334</text:p>
          </table:table-cell>
          <table:table-cell table:number-columns-repeated="101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24524" calcext:value-type="float">
            <text:p>2.24524</text:p>
          </table:table-cell>
          <table:table-cell office:value-type="float" office:value="2.53251" calcext:value-type="float">
            <text:p>2.53251</text:p>
          </table:table-cell>
          <table:table-cell office:value-type="float" office:value="2.94199" calcext:value-type="float">
            <text:p>2.94199</text:p>
          </table:table-cell>
          <table:table-cell office:value-type="float" office:value="1.40646" calcext:value-type="float">
            <text:p>1.40646</text:p>
          </table:table-cell>
          <table:table-cell office:value-type="float" office:value="2.46107" calcext:value-type="float">
            <text:p>2.46107</text:p>
          </table:table-cell>
          <table:table-cell office:value-type="float" office:value="1.64772" calcext:value-type="float">
            <text:p>1.64772</text:p>
          </table:table-cell>
          <table:table-cell office:value-type="float" office:value="0.88491" calcext:value-type="float">
            <text:p>0.88491</text:p>
          </table:table-cell>
          <table:table-cell office:value-type="float" office:value="1.50604" calcext:value-type="float">
            <text:p>1.50604</text:p>
          </table:table-cell>
          <table:table-cell table:number-columns-repeated="101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.71226" calcext:value-type="float">
            <text:p>2.71226</text:p>
          </table:table-cell>
          <table:table-cell office:value-type="float" office:value="2.643" calcext:value-type="float">
            <text:p>2.643</text:p>
          </table:table-cell>
          <table:table-cell office:value-type="float" office:value="0.29969" calcext:value-type="float">
            <text:p>0.29969</text:p>
          </table:table-cell>
          <table:table-cell office:value-type="float" office:value="2.08741" calcext:value-type="float">
            <text:p>2.08741</text:p>
          </table:table-cell>
          <table:table-cell office:value-type="float" office:value="0.74112" calcext:value-type="float">
            <text:p>0.74112</text:p>
          </table:table-cell>
          <table:table-cell office:value-type="float" office:value="0.80587" calcext:value-type="float">
            <text:p>0.80587</text:p>
          </table:table-cell>
          <table:table-cell office:value-type="float" office:value="1.56622" calcext:value-type="float">
            <text:p>1.56622</text:p>
          </table:table-cell>
          <table:table-cell office:value-type="float" office:value="3.49981" calcext:value-type="float">
            <text:p>3.49981</text:p>
          </table:table-cell>
          <table:table-cell table:number-columns-repeated="10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33998" calcext:value-type="float">
            <text:p>6.33998</text:p>
          </table:table-cell>
          <table:table-cell office:value-type="float" office:value="7.17311" calcext:value-type="float">
            <text:p>7.17311</text:p>
          </table:table-cell>
          <table:table-cell office:value-type="float" office:value="8.52641" calcext:value-type="float">
            <text:p>8.52641</text:p>
          </table:table-cell>
          <table:table-cell office:value-type="float" office:value="10.59229" calcext:value-type="float">
            <text:p>10.59229</text:p>
          </table:table-cell>
          <table:table-cell office:value-type="float" office:value="7.2549" calcext:value-type="float">
            <text:p>7.2549</text:p>
          </table:table-cell>
          <table:table-cell office:value-type="float" office:value="7.218" calcext:value-type="float">
            <text:p>7.218</text:p>
          </table:table-cell>
          <table:table-cell office:value-type="float" office:value="6.14446" calcext:value-type="float">
            <text:p>6.14446</text:p>
          </table:table-cell>
          <table:table-cell office:value-type="float" office:value="8.4507" calcext:value-type="float">
            <text:p>8.4507</text:p>
          </table:table-cell>
          <table:table-cell table:number-columns-repeated="101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5736" calcext:value-type="float">
            <text:p>0.35736</text:p>
          </table:table-cell>
          <table:table-cell office:value-type="float" office:value="0.90512" calcext:value-type="float">
            <text:p>0.90512</text:p>
          </table:table-cell>
          <table:table-cell office:value-type="float" office:value="1.67205" calcext:value-type="float">
            <text:p>1.67205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79198" calcext:value-type="float">
            <text:p>0.79198</text:p>
          </table:table-cell>
          <table:table-cell office:value-type="float" office:value="0.09228" calcext:value-type="float">
            <text:p>0.09228</text:p>
          </table:table-cell>
          <table:table-cell office:value-type="float" office:value="1.28488" calcext:value-type="float">
            <text:p>1.28488</text:p>
          </table:table-cell>
          <table:table-cell office:value-type="float" office:value="0.68362" calcext:value-type="float">
            <text:p>0.68362</text:p>
          </table:table-cell>
          <table:table-cell table:number-columns-repeated="101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37125" calcext:value-type="float">
            <text:p>2.37125</text:p>
          </table:table-cell>
          <table:table-cell office:value-type="float" office:value="1.32653" calcext:value-type="float">
            <text:p>1.32653</text:p>
          </table:table-cell>
          <table:table-cell office:value-type="float" office:value="0.97612" calcext:value-type="float">
            <text:p>0.97612</text:p>
          </table:table-cell>
          <table:table-cell office:value-type="float" office:value="2.35967" calcext:value-type="float">
            <text:p>2.35967</text:p>
          </table:table-cell>
          <table:table-cell office:value-type="float" office:value="0.27174" calcext:value-type="float">
            <text:p>0.27174</text:p>
          </table:table-cell>
          <table:table-cell office:value-type="float" office:value="0.91134" calcext:value-type="float">
            <text:p>0.91134</text:p>
          </table:table-cell>
          <table:table-cell office:value-type="float" office:value="2.36812" calcext:value-type="float">
            <text:p>2.36812</text:p>
          </table:table-cell>
          <table:table-cell office:value-type="float" office:value="1.56149" calcext:value-type="float">
            <text:p>1.56149</text:p>
          </table:table-cell>
          <table:table-cell table:number-columns-repeated="101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.64065" calcext:value-type="float">
            <text:p>2.64065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1.36013" calcext:value-type="float">
            <text:p>1.36013</text:p>
          </table:table-cell>
          <table:table-cell office:value-type="float" office:value="0.65575" calcext:value-type="float">
            <text:p>0.65575</text:p>
          </table:table-cell>
          <table:table-cell office:value-type="float" office:value="1.80756" calcext:value-type="float">
            <text:p>1.80756</text:p>
          </table:table-cell>
          <table:table-cell office:value-type="float" office:value="1.04413" calcext:value-type="float">
            <text:p>1.04413</text:p>
          </table:table-cell>
          <table:table-cell office:value-type="float" office:value="3.52574" calcext:value-type="float">
            <text:p>3.52574</text:p>
          </table:table-cell>
          <table:table-cell office:value-type="float" office:value="2.66216" calcext:value-type="float">
            <text:p>2.66216</text:p>
          </table:table-cell>
          <table:table-cell table:number-columns-repeated="101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96899" calcext:value-type="float">
            <text:p>3.96899</text:p>
          </table:table-cell>
          <table:table-cell office:value-type="float" office:value="1.59025" calcext:value-type="float">
            <text:p>1.59025</text:p>
          </table:table-cell>
          <table:table-cell office:value-type="float" office:value="2.89748" calcext:value-type="float">
            <text:p>2.89748</text:p>
          </table:table-cell>
          <table:table-cell office:value-type="float" office:value="1.78915" calcext:value-type="float">
            <text:p>1.78915</text:p>
          </table:table-cell>
          <table:table-cell office:value-type="float" office:value="0.99302" calcext:value-type="float">
            <text:p>0.99302</text:p>
          </table:table-cell>
          <table:table-cell office:value-type="float" office:value="0.92582" calcext:value-type="float">
            <text:p>0.92582</text:p>
          </table:table-cell>
          <table:table-cell office:value-type="float" office:value="1.12464" calcext:value-type="float">
            <text:p>1.12464</text:p>
          </table:table-cell>
          <table:table-cell office:value-type="float" office:value="0.79075" calcext:value-type="float">
            <text:p>0.79075</text:p>
          </table:table-cell>
          <table:table-cell table:number-columns-repeated="10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87532" calcext:value-type="float">
            <text:p>2.87532</text:p>
          </table:table-cell>
          <table:table-cell office:value-type="float" office:value="2.63307" calcext:value-type="float">
            <text:p>2.63307</text:p>
          </table:table-cell>
          <table:table-cell office:value-type="float" office:value="5.13949" calcext:value-type="float">
            <text:p>5.13949</text:p>
          </table:table-cell>
          <table:table-cell office:value-type="float" office:value="2.42198" calcext:value-type="float">
            <text:p>2.42198</text:p>
          </table:table-cell>
          <table:table-cell office:value-type="float" office:value="1.3462" calcext:value-type="float">
            <text:p>1.3462</text:p>
          </table:table-cell>
          <table:table-cell office:value-type="float" office:value="2.44549" calcext:value-type="float">
            <text:p>2.44549</text:p>
          </table:table-cell>
          <table:table-cell office:value-type="float" office:value="3.98716" calcext:value-type="float">
            <text:p>3.98716</text:p>
          </table:table-cell>
          <table:table-cell office:value-type="float" office:value="2.2521" calcext:value-type="float">
            <text:p>2.2521</text:p>
          </table:table-cell>
          <table:table-cell table:number-columns-repeated="101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24124" calcext:value-type="float">
            <text:p>3.24124</text:p>
          </table:table-cell>
          <table:table-cell office:value-type="float" office:value="2.49415" calcext:value-type="float">
            <text:p>2.49415</text:p>
          </table:table-cell>
          <table:table-cell office:value-type="float" office:value="1.77539" calcext:value-type="float">
            <text:p>1.77539</text:p>
          </table:table-cell>
          <table:table-cell office:value-type="float" office:value="0.47047" calcext:value-type="float">
            <text:p>0.47047</text:p>
          </table:table-cell>
          <table:table-cell office:value-type="float" office:value="2.17815" calcext:value-type="float">
            <text:p>2.17815</text:p>
          </table:table-cell>
          <table:table-cell office:value-type="float" office:value="1.0329" calcext:value-type="float">
            <text:p>1.0329</text:p>
          </table:table-cell>
          <table:table-cell office:value-type="float" office:value="2.28697" calcext:value-type="float">
            <text:p>2.28697</text:p>
          </table:table-cell>
          <table:table-cell office:value-type="float" office:value="2.41281" calcext:value-type="float">
            <text:p>2.41281</text:p>
          </table:table-cell>
          <table:table-cell table:number-columns-repeated="101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70764" calcext:value-type="float">
            <text:p>5.70764</text:p>
          </table:table-cell>
          <table:table-cell office:value-type="float" office:value="4.42336" calcext:value-type="float">
            <text:p>4.42336</text:p>
          </table:table-cell>
          <table:table-cell office:value-type="float" office:value="7.28583" calcext:value-type="float">
            <text:p>7.28583</text:p>
          </table:table-cell>
          <table:table-cell office:value-type="float" office:value="6.20338" calcext:value-type="float">
            <text:p>6.20338</text:p>
          </table:table-cell>
          <table:table-cell office:value-type="float" office:value="4.30674" calcext:value-type="float">
            <text:p>4.30674</text:p>
          </table:table-cell>
          <table:table-cell office:value-type="float" office:value="3.36029" calcext:value-type="float">
            <text:p>3.36029</text:p>
          </table:table-cell>
          <table:table-cell office:value-type="float" office:value="4.04136" calcext:value-type="float">
            <text:p>4.04136</text:p>
          </table:table-cell>
          <table:table-cell office:value-type="float" office:value="4.25215" calcext:value-type="float">
            <text:p>4.25215</text:p>
          </table:table-cell>
          <table:table-cell table:number-columns-repeated="101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9536" calcext:value-type="float">
            <text:p>1.49536</text:p>
          </table:table-cell>
          <table:table-cell office:value-type="float" office:value="4.55962" calcext:value-type="float">
            <text:p>4.55962</text:p>
          </table:table-cell>
          <table:table-cell office:value-type="float" office:value="3.74937" calcext:value-type="float">
            <text:p>3.74937</text:p>
          </table:table-cell>
          <table:table-cell office:value-type="float" office:value="2.99392" calcext:value-type="float">
            <text:p>2.99392</text:p>
          </table:table-cell>
          <table:table-cell office:value-type="float" office:value="1.65949" calcext:value-type="float">
            <text:p>1.65949</text:p>
          </table:table-cell>
          <table:table-cell office:value-type="float" office:value="1.34436" calcext:value-type="float">
            <text:p>1.34436</text:p>
          </table:table-cell>
          <table:table-cell office:value-type="float" office:value="3.98901" calcext:value-type="float">
            <text:p>3.98901</text:p>
          </table:table-cell>
          <table:table-cell office:value-type="float" office:value="2.8105" calcext:value-type="float">
            <text:p>2.8105</text:p>
          </table:table-cell>
          <table:table-cell table:number-columns-repeated="101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3604" calcext:value-type="float">
            <text:p>1.43604</text:p>
          </table:table-cell>
          <table:table-cell office:value-type="float" office:value="1.01476" calcext:value-type="float">
            <text:p>1.01476</text:p>
          </table:table-cell>
          <table:table-cell office:value-type="float" office:value="1.87588" calcext:value-type="float">
            <text:p>1.87588</text:p>
          </table:table-cell>
          <table:table-cell office:value-type="float" office:value="0.58013" calcext:value-type="float">
            <text:p>0.58013</text:p>
          </table:table-cell>
          <table:table-cell office:value-type="float" office:value="0.95571" calcext:value-type="float">
            <text:p>0.95571</text:p>
          </table:table-cell>
          <table:table-cell office:value-type="float" office:value="3.38377" calcext:value-type="float">
            <text:p>3.38377</text:p>
          </table:table-cell>
          <table:table-cell office:value-type="float" office:value="1.42222" calcext:value-type="float">
            <text:p>1.42222</text:p>
          </table:table-cell>
          <table:table-cell office:value-type="float" office:value="2.71857" calcext:value-type="float">
            <text:p>2.71857</text:p>
          </table:table-cell>
          <table:table-cell table:number-columns-repeated="10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8106" calcext:value-type="float">
            <text:p>2.8106</text:p>
          </table:table-cell>
          <table:table-cell office:value-type="float" office:value="2.06901" calcext:value-type="float">
            <text:p>2.06901</text:p>
          </table:table-cell>
          <table:table-cell office:value-type="float" office:value="1.14716" calcext:value-type="float">
            <text:p>1.14716</text:p>
          </table:table-cell>
          <table:table-cell office:value-type="float" office:value="2.50833" calcext:value-type="float">
            <text:p>2.50833</text:p>
          </table:table-cell>
          <table:table-cell office:value-type="float" office:value="2.5148" calcext:value-type="float">
            <text:p>2.5148</text:p>
          </table:table-cell>
          <table:table-cell office:value-type="float" office:value="3.81998" calcext:value-type="float">
            <text:p>3.81998</text:p>
          </table:table-cell>
          <table:table-cell office:value-type="float" office:value="1.8619" calcext:value-type="float">
            <text:p>1.8619</text:p>
          </table:table-cell>
          <table:table-cell office:value-type="float" office:value="2.46648" calcext:value-type="float">
            <text:p>2.46648</text:p>
          </table:table-cell>
          <table:table-cell table:number-columns-repeated="101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16979" calcext:value-type="float">
            <text:p>3.16979</text:p>
          </table:table-cell>
          <table:table-cell office:value-type="float" office:value="1.288" calcext:value-type="float">
            <text:p>1.288</text:p>
          </table:table-cell>
          <table:table-cell office:value-type="float" office:value="4.17557" calcext:value-type="float">
            <text:p>4.17557</text:p>
          </table:table-cell>
          <table:table-cell office:value-type="float" office:value="2.19184" calcext:value-type="float">
            <text:p>2.19184</text:p>
          </table:table-cell>
          <table:table-cell office:value-type="float" office:value="4.54392" calcext:value-type="float">
            <text:p>4.54392</text:p>
          </table:table-cell>
          <table:table-cell office:value-type="float" office:value="3.4619" calcext:value-type="float">
            <text:p>3.4619</text:p>
          </table:table-cell>
          <table:table-cell office:value-type="float" office:value="4.36683" calcext:value-type="float">
            <text:p>4.36683</text:p>
          </table:table-cell>
          <table:table-cell office:value-type="float" office:value="3.2779" calcext:value-type="float">
            <text:p>3.2779</text:p>
          </table:table-cell>
          <table:table-cell table:number-columns-repeated="101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14024" calcext:value-type="float">
            <text:p>1.14024</text:p>
          </table:table-cell>
          <table:table-cell office:value-type="float" office:value="1.60942" calcext:value-type="float">
            <text:p>1.60942</text:p>
          </table:table-cell>
          <table:table-cell office:value-type="float" office:value="1.33728" calcext:value-type="float">
            <text:p>1.33728</text:p>
          </table:table-cell>
          <table:table-cell office:value-type="float" office:value="1.2214" calcext:value-type="float">
            <text:p>1.2214</text:p>
          </table:table-cell>
          <table:table-cell office:value-type="float" office:value="1.41948" calcext:value-type="float">
            <text:p>1.41948</text:p>
          </table:table-cell>
          <table:table-cell office:value-type="float" office:value="3.25327" calcext:value-type="float">
            <text:p>3.25327</text:p>
          </table:table-cell>
          <table:table-cell office:value-type="float" office:value="1.20737" calcext:value-type="float">
            <text:p>1.20737</text:p>
          </table:table-cell>
          <table:table-cell office:value-type="float" office:value="5.76836" calcext:value-type="float">
            <text:p>5.76836</text:p>
          </table:table-cell>
          <table:table-cell table:number-columns-repeated="101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31688" calcext:value-type="float">
            <text:p>2.31688</text:p>
          </table:table-cell>
          <table:table-cell office:value-type="float" office:value="4.9373" calcext:value-type="float">
            <text:p>4.9373</text:p>
          </table:table-cell>
          <table:table-cell office:value-type="float" office:value="2.42316" calcext:value-type="float">
            <text:p>2.42316</text:p>
          </table:table-cell>
          <table:table-cell office:value-type="float" office:value="2.81715" calcext:value-type="float">
            <text:p>2.81715</text:p>
          </table:table-cell>
          <table:table-cell office:value-type="float" office:value="2.56379" calcext:value-type="float">
            <text:p>2.56379</text:p>
          </table:table-cell>
          <table:table-cell office:value-type="float" office:value="1.43982" calcext:value-type="float">
            <text:p>1.43982</text:p>
          </table:table-cell>
          <table:table-cell office:value-type="float" office:value="1.55336" calcext:value-type="float">
            <text:p>1.55336</text:p>
          </table:table-cell>
          <table:table-cell office:value-type="float" office:value="2.48596" calcext:value-type="float">
            <text:p>2.48596</text:p>
          </table:table-cell>
          <table:table-cell table:number-columns-repeated="101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51311" calcext:value-type="float">
            <text:p>0.51311</text:p>
          </table:table-cell>
          <table:table-cell office:value-type="float" office:value="0.39976" calcext:value-type="float">
            <text:p>0.39976</text:p>
          </table:table-cell>
          <table:table-cell office:value-type="float" office:value="1.43038" calcext:value-type="float">
            <text:p>1.43038</text:p>
          </table:table-cell>
          <table:table-cell office:value-type="float" office:value="2.73616" calcext:value-type="float">
            <text:p>2.73616</text:p>
          </table:table-cell>
          <table:table-cell office:value-type="float" office:value="2.5541" calcext:value-type="float">
            <text:p>2.5541</text:p>
          </table:table-cell>
          <table:table-cell office:value-type="float" office:value="2.32788" calcext:value-type="float">
            <text:p>2.32788</text:p>
          </table:table-cell>
          <table:table-cell office:value-type="float" office:value="0.94269" calcext:value-type="float">
            <text:p>0.94269</text:p>
          </table:table-cell>
          <table:table-cell office:value-type="float" office:value="1.65073" calcext:value-type="float">
            <text:p>1.65073</text:p>
          </table:table-cell>
          <table:table-cell table:number-columns-repeated="10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81945" calcext:value-type="float">
            <text:p>0.81945</text:p>
          </table:table-cell>
          <table:table-cell office:value-type="float" office:value="1.01585" calcext:value-type="float">
            <text:p>1.01585</text:p>
          </table:table-cell>
          <table:table-cell office:value-type="float" office:value="1.07629" calcext:value-type="float">
            <text:p>1.07629</text:p>
          </table:table-cell>
          <table:table-cell office:value-type="float" office:value="0.97294" calcext:value-type="float">
            <text:p>0.97294</text:p>
          </table:table-cell>
          <table:table-cell office:value-type="float" office:value="1.43182" calcext:value-type="float">
            <text:p>1.43182</text:p>
          </table:table-cell>
          <table:table-cell office:value-type="float" office:value="1.54834" calcext:value-type="float">
            <text:p>1.54834</text:p>
          </table:table-cell>
          <table:table-cell office:value-type="float" office:value="1.60696" calcext:value-type="float">
            <text:p>1.60696</text:p>
          </table:table-cell>
          <table:table-cell office:value-type="float" office:value="1.5826" calcext:value-type="float">
            <text:p>1.5826</text:p>
          </table:table-cell>
          <table:table-cell table:number-columns-repeated="101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17064" calcext:value-type="float">
            <text:p>2.17064</text:p>
          </table:table-cell>
          <table:table-cell office:value-type="float" office:value="3.59599" calcext:value-type="float">
            <text:p>3.59599</text:p>
          </table:table-cell>
          <table:table-cell office:value-type="float" office:value="2.37592" calcext:value-type="float">
            <text:p>2.37592</text:p>
          </table:table-cell>
          <table:table-cell office:value-type="float" office:value="3.07421" calcext:value-type="float">
            <text:p>3.07421</text:p>
          </table:table-cell>
          <table:table-cell office:value-type="float" office:value="1.15768" calcext:value-type="float">
            <text:p>1.15768</text:p>
          </table:table-cell>
          <table:table-cell office:value-type="float" office:value="2.32928" calcext:value-type="float">
            <text:p>2.32928</text:p>
          </table:table-cell>
          <table:table-cell office:value-type="float" office:value="1.12308" calcext:value-type="float">
            <text:p>1.12308</text:p>
          </table:table-cell>
          <table:table-cell office:value-type="float" office:value="2.34206" calcext:value-type="float">
            <text:p>2.34206</text:p>
          </table:table-cell>
          <table:table-cell table:number-columns-repeated="101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63894" calcext:value-type="float">
            <text:p>3.63894</text:p>
          </table:table-cell>
          <table:table-cell office:value-type="float" office:value="3.25683" calcext:value-type="float">
            <text:p>3.25683</text:p>
          </table:table-cell>
          <table:table-cell office:value-type="float" office:value="1.97954" calcext:value-type="float">
            <text:p>1.97954</text:p>
          </table:table-cell>
          <table:table-cell office:value-type="float" office:value="3.43555" calcext:value-type="float">
            <text:p>3.43555</text:p>
          </table:table-cell>
          <table:table-cell office:value-type="float" office:value="2.39226" calcext:value-type="float">
            <text:p>2.39226</text:p>
          </table:table-cell>
          <table:table-cell office:value-type="float" office:value="2.26576" calcext:value-type="float">
            <text:p>2.26576</text:p>
          </table:table-cell>
          <table:table-cell office:value-type="float" office:value="1.58465" calcext:value-type="float">
            <text:p>1.58465</text:p>
          </table:table-cell>
          <table:table-cell office:value-type="float" office:value="1.82746" calcext:value-type="float">
            <text:p>1.82746</text:p>
          </table:table-cell>
          <table:table-cell table:number-columns-repeated="101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13779" calcext:value-type="float">
            <text:p>2.13779</text:p>
          </table:table-cell>
          <table:table-cell office:value-type="float" office:value="4.48328" calcext:value-type="float">
            <text:p>4.48328</text:p>
          </table:table-cell>
          <table:table-cell office:value-type="float" office:value="2.39937" calcext:value-type="float">
            <text:p>2.39937</text:p>
          </table:table-cell>
          <table:table-cell office:value-type="float" office:value="2.92752" calcext:value-type="float">
            <text:p>2.92752</text:p>
          </table:table-cell>
          <table:table-cell office:value-type="float" office:value="3.42187" calcext:value-type="float">
            <text:p>3.42187</text:p>
          </table:table-cell>
          <table:table-cell office:value-type="float" office:value="1.86961" calcext:value-type="float">
            <text:p>1.86961</text:p>
          </table:table-cell>
          <table:table-cell office:value-type="float" office:value="3.51895" calcext:value-type="float">
            <text:p>3.51895</text:p>
          </table:table-cell>
          <table:table-cell office:value-type="float" office:value="3.89883" calcext:value-type="float">
            <text:p>3.89883</text:p>
          </table:table-cell>
          <table:table-cell table:number-columns-repeated="101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0834" calcext:value-type="float">
            <text:p>2.0834</text:p>
          </table:table-cell>
          <table:table-cell office:value-type="float" office:value="2.02966" calcext:value-type="float">
            <text:p>2.02966</text:p>
          </table:table-cell>
          <table:table-cell office:value-type="float" office:value="3.14427" calcext:value-type="float">
            <text:p>3.14427</text:p>
          </table:table-cell>
          <table:table-cell office:value-type="float" office:value="1.75595" calcext:value-type="float">
            <text:p>1.75595</text:p>
          </table:table-cell>
          <table:table-cell office:value-type="float" office:value="1.03997" calcext:value-type="float">
            <text:p>1.03997</text:p>
          </table:table-cell>
          <table:table-cell office:value-type="float" office:value="1.92203" calcext:value-type="float">
            <text:p>1.92203</text:p>
          </table:table-cell>
          <table:table-cell office:value-type="float" office:value="3.36768" calcext:value-type="float">
            <text:p>3.36768</text:p>
          </table:table-cell>
          <table:table-cell office:value-type="float" office:value="1.85551" calcext:value-type="float">
            <text:p>1.85551</text:p>
          </table:table-cell>
          <table:table-cell table:number-columns-repeated="10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60586" calcext:value-type="float">
            <text:p>2.60586</text:p>
          </table:table-cell>
          <table:table-cell office:value-type="float" office:value="3.74759" calcext:value-type="float">
            <text:p>3.74759</text:p>
          </table:table-cell>
          <table:table-cell office:value-type="float" office:value="1.50997" calcext:value-type="float">
            <text:p>1.50997</text:p>
          </table:table-cell>
          <table:table-cell office:value-type="float" office:value="3.33023" calcext:value-type="float">
            <text:p>3.33023</text:p>
          </table:table-cell>
          <table:table-cell office:value-type="float" office:value="2.07629" calcext:value-type="float">
            <text:p>2.07629</text:p>
          </table:table-cell>
          <table:table-cell office:value-type="float" office:value="1.27892" calcext:value-type="float">
            <text:p>1.27892</text:p>
          </table:table-cell>
          <table:table-cell office:value-type="float" office:value="2.69164" calcext:value-type="float">
            <text:p>2.69164</text:p>
          </table:table-cell>
          <table:table-cell office:value-type="float" office:value="1.44223" calcext:value-type="float">
            <text:p>1.44223</text:p>
          </table:table-cell>
          <table:table-cell table:number-columns-repeated="101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56561" calcext:value-type="float">
            <text:p>1.56561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74184" calcext:value-type="float">
            <text:p>0.74184</text:p>
          </table:table-cell>
          <table:table-cell office:value-type="float" office:value="0.27919" calcext:value-type="float">
            <text:p>0.27919</text:p>
          </table:table-cell>
          <table:table-cell office:value-type="float" office:value="1.83114" calcext:value-type="float">
            <text:p>1.83114</text:p>
          </table:table-cell>
          <table:table-cell office:value-type="float" office:value="0.74219" calcext:value-type="float">
            <text:p>0.74219</text:p>
          </table:table-cell>
          <table:table-cell office:value-type="float" office:value="2.26091" calcext:value-type="float">
            <text:p>2.26091</text:p>
          </table:table-cell>
          <table:table-cell office:value-type="float" office:value="1.45152" calcext:value-type="float">
            <text:p>1.45152</text:p>
          </table:table-cell>
          <table:table-cell table:number-columns-repeated="101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15518" calcext:value-type="float">
            <text:p>5.15518</text:p>
          </table:table-cell>
          <table:table-cell office:value-type="float" office:value="3.90551" calcext:value-type="float">
            <text:p>3.90551</text:p>
          </table:table-cell>
          <table:table-cell office:value-type="float" office:value="2.90175" calcext:value-type="float">
            <text:p>2.90175</text:p>
          </table:table-cell>
          <table:table-cell office:value-type="float" office:value="5.07464" calcext:value-type="float">
            <text:p>5.07464</text:p>
          </table:table-cell>
          <table:table-cell office:value-type="float" office:value="1.54729" calcext:value-type="float">
            <text:p>1.54729</text:p>
          </table:table-cell>
          <table:table-cell office:value-type="float" office:value="2.4015" calcext:value-type="float">
            <text:p>2.4015</text:p>
          </table:table-cell>
          <table:table-cell office:value-type="float" office:value="3.36749" calcext:value-type="float">
            <text:p>3.36749</text:p>
          </table:table-cell>
          <table:table-cell office:value-type="float" office:value="2.41848" calcext:value-type="float">
            <text:p>2.41848</text:p>
          </table:table-cell>
          <table:table-cell table:number-columns-repeated="101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27785" calcext:value-type="float">
            <text:p>1.27785</text:p>
          </table:table-cell>
          <table:table-cell office:value-type="float" office:value="2.16284" calcext:value-type="float">
            <text:p>2.16284</text:p>
          </table:table-cell>
          <table:table-cell office:value-type="float" office:value="2.58054" calcext:value-type="float">
            <text:p>2.58054</text:p>
          </table:table-cell>
          <table:table-cell office:value-type="float" office:value="2.31812" calcext:value-type="float">
            <text:p>2.31812</text:p>
          </table:table-cell>
          <table:table-cell office:value-type="float" office:value="1.63382" calcext:value-type="float">
            <text:p>1.63382</text:p>
          </table:table-cell>
          <table:table-cell office:value-type="float" office:value="0.65486" calcext:value-type="float">
            <text:p>0.65486</text:p>
          </table:table-cell>
          <table:table-cell office:value-type="float" office:value="1.80986" calcext:value-type="float">
            <text:p>1.80986</text:p>
          </table:table-cell>
          <table:table-cell office:value-type="float" office:value="0.71353" calcext:value-type="float">
            <text:p>0.71353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12:20:27.916546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3:58:12.824488845</meta:creation-date>
    <dc:date>2018-03-09T12:28:40.944410868</dc:date>
    <meta:editing-duration>P6DT17H43M29S</meta:editing-duration>
    <meta:editing-cycles>133</meta:editing-cycles>
    <meta:generator>LibreOffice/5.1.6.2$Linux_X86_64 LibreOffice_project/10m0$Build-2</meta:generator>
    <meta:document-statistic meta:table-count="1" meta:cell-count="2672" meta:object-count="0"/>
  </office:meta>
</office:document-meta>
</file>